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2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3" style:family="paragraph" style:parent-style-name="Normal">
      <style:paragraph-properties fo:margin-left="0cm" fo:margin-right="0cm" fo:text-indent="0.635cm" style:auto-text-indent="false" fo:break-before="page"/>
    </style:style>
    <style:style style:name="P4" style:family="paragraph" style:parent-style-name="Normal">
      <style:paragraph-properties fo:margin-left="0cm" fo:margin-right="0cm" fo:text-indent="0.635cm" style:auto-text-indent="false"/>
    </style:style>
    <style:style style:name="P5" style:family="paragraph" style:parent-style-name="Normal">
      <style:paragraph-properties fo:break-before="page"/>
    </style:style>
    <style:style style:name="P6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4.494cm"/>
        </style:tab-stops>
      </style:paragraph-properties>
    </style:style>
    <style:style style:name="P7" style:family="paragraph" style:parent-style-name="Normal">
      <style:paragraph-properties fo:margin-left="0cm" fo:margin-right="0cm" fo:text-indent="0.635cm" style:auto-text-indent="false">
        <style:tab-stops>
          <style:tab-stop style:position="2.632cm"/>
          <style:tab-stop style:position="3.872cm"/>
          <style:tab-stop style:position="6.989cm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1.478cm"/>
          <style:tab-stop style:position="5.057cm"/>
          <style:tab-stop style:position="6.373cm"/>
          <style:tab-stop style:position="7.066cm"/>
        </style:tab-stops>
      </style:paragraph-properties>
    </style:style>
    <style:style style:name="P9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7.689cm"/>
        </style:tab-stops>
      </style:paragraph-properties>
    </style:style>
    <style:style style:name="P10" style:family="paragraph" style:parent-style-name="Normal">
      <style:paragraph-properties fo:break-before="page">
        <style:tab-stops>
          <style:tab-stop style:position="7.542cm"/>
        </style:tab-stops>
      </style:paragraph-properties>
    </style:style>
    <style:style style:name="P11" style:family="paragraph" style:parent-style-name="Normal">
      <style:paragraph-properties>
        <style:tab-stops>
          <style:tab-stop style:position="5.341cm"/>
        </style:tab-stops>
      </style:paragraph-properties>
    </style:style>
    <style:style style:name="P12" style:family="paragraph" style:parent-style-name="Normal">
      <style:paragraph-properties fo:break-before="page">
        <style:tab-stops>
          <style:tab-stop style:position="7.888cm"/>
        </style:tab-stops>
      </style:paragraph-properties>
    </style:style>
    <style:style style:name="P13" style:family="paragraph" style:parent-style-name="Normal">
      <style:paragraph-properties fo:break-before="page">
        <style:tab-stops>
          <style:tab-stop style:position="4.018cm"/>
        </style:tab-stops>
      </style:paragraph-properties>
    </style:style>
    <style:style style:name="P14" style:family="paragraph" style:parent-style-name="Normal">
      <style:paragraph-properties fo:margin-left="0cm" fo:margin-right="0cm" fo:text-indent="0.635cm" style:auto-text-indent="false">
        <style:tab-stops>
          <style:tab-stop style:position="2.06cm"/>
        </style:tab-stops>
      </style:paragraph-properties>
    </style:style>
    <style:style style:name="P15" style:family="paragraph" style:parent-style-name="Heading_20_1" style:master-page-name="MP0">
      <style:paragraph-properties style:page-number="auto"/>
    </style:style>
    <style:style style:name="T1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7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bookmark-start text:name="bookmark0"/><text:span text:style-name="Default_20_Paragraph_20_Font"><text:span text:style-name="T1">G</text:span></text:span><text:span text:style-name="Default_20_Paragraph_20_Font"><text:span text:style-name="T2">ALENUS DEMUSCULORUM DIS-<text:line-break/>SECTIONE AD TIRONES.</text:span></text:span><text:bookmark-end text:name="bookmark0"/></text:h>
      <text:p text:style-name="Normal"><text:span text:style-name="Default_20_Paragraph_20_Font"><text:span text:style-name="T2">Musculorum dissectionem sine reprehensione conscripsit<text:line-break/>nemo, multo tamen aliis accuratius Marinus. Verum eum<text:line-break/>nec uno ta</text:span></text:span><text:span text:style-name="Default_20_Paragraph_20_Font"><text:span text:style-name="T4">n</text:span></text:span><text:span text:style-name="Default_20_Paragraph_20_Font"><text:span text:style-name="T2">tum libro nec ordinatim de omnibus ipfe ex-<text:line-break/>posuerit, Pelopis et Lyci et Aeliaui musculorum dissectio<text:line-break/>in pretio habita esu Pelops igitur in tertio Hippocrati-<text:line-break/>carum institutionum libro una cum omnibus aliis corpo-<text:line-break/>ris partibus musculos quoque dissecuit. Lycus maximum<text:line-break/>de iisdem librum composuit. Aellanus in eo libro, quem</text:span></text:span></text:p>
      <text:p text:style-name="P3"><text:span text:style-name="Default_20_Paragraph_20_Font"><text:span text:style-name="T2">veluti compendium voluminum anatomicorum, a patre<text:line-break/>conscriptorum, ferit, simul cum aliis cunctis particulis,<text:line-break/>musculorum quoque et ipfe scripsit dissectionem. Longior<text:line-break/>autem evasit Lyci liber, quod et prolixius omnia inter-<text:line-break/>pretetur, quodque logicas quaestiones iis, quae ex dissectione<text:line-break/>apparent, commiscuerit, ac praeterea quod de affectibus<text:line-break/>multos sermones habuerit, quorum quaedam nulla in re<text:line-break/>musculorum dissectionibus accommodantur. Aelianus Iane<text:line-break/>et Helops stola ea, quae apparent, persecuti fuere, quod et<text:line-break/>ego nihilo </text:span></text:span><text:span text:style-name="Default_20_Paragraph_20_Font"><text:span text:style-name="T4">t</text:span></text:span><text:span text:style-name="Default_20_Paragraph_20_Font"><text:span text:style-name="T2">ectus nunc facere decrevi. Nam de musculo-<text:line-break/>. rum motu alibi duobus commentariis tractatum a me fuit.</text:span></text:span></text:p>
      <text:p text:style-name="P4"><text:span text:style-name="Default_20_Paragraph_20_Font"><text:span text:style-name="T2">De utilitate vero simul cum reliquis omnibus in magna<text:line-break/>illa narratum est tractatione, quae de partium usu inferi-<text:line-break/>pta est. Ac praeterea quonam quis modo optime non in<text:line-break/>.musculis tantum, sied in. aliis etiam animalispartibus disse-<text:line-break/>caudis </text:span></text:span><text:span text:style-name="Default_20_Paragraph_20_Font"><text:span text:style-name="T4">t</text:span></text:span><text:span text:style-name="Default_20_Paragraph_20_Font"><text:span text:style-name="T2">e exerceat, in anatomicis exercitationibus traditur.<text:line-break/>Quare nihil quidquam privatim scribere statueram de mu-<text:line-break/>sculorum dissectione, fed ubi quaecunque omnia per disse-<text:line-break/>etionem a nobis inventa sunt, in unum volumen con-</text:span></text:span></text:p>
      <text:p text:style-name="P5"><text:span text:style-name="Default_20_Paragraph_20_Font"><text:span text:style-name="T2">gererem : tunc quoque quae a superioribus medicis in<text:line-break/>musculis dissecandis pratermifla vel non recte inventa suere,<text:line-break/>manifestare decreveram. Cum tamen nonnulli amici per-<text:line-break/>fe ipsius fefe vellent exercere, commentarios non a re<text:line-break/>quosdam habere eorum, quae me indicante inspexere,<text:line-break/>voluerunt, m eque ut hunc librum exponerem impulerunt.<text:line-break/>In quo quaecunque in musculorum apparent dissectione<text:line-break/>doceo. Nullam autem de actione demonstrationem adhi-<text:line-break/>beo , fed capita dumtaxat eorum , quae in aliis libris de-<text:line-break/>monstrata sunt, in memoriam revoco. Si quae vero Ly-<text:line-break/>ens praetermiserit vel negligenter scripserit, eorum me<text:line-break/>aliquam mentionem facere voluerunt , quandoquidem hic<text:line-break/>clarissime omnium atque optime musculos dissecuisse ere-<text:line-break/>alitur. Haec igitur funt, quae hic liber pollicetur. Sed<text:line-break/>jam ad eorum narrationem veniamus. Qui fe in mufcu-<text:line-break/>lorum dissectione exercere cupit, suffocata in aqua simia,<text:line-break/>primum ipsam excurret, quemadmodum in anatomicis ad-<text:line-break/>ministrationibus dicimus. Nam in hoc multi errarunt,</text:span></text:span></text:p>
      <text:p text:style-name="P3"><text:span text:style-name="Default_20_Paragraph_20_Font"><text:span text:style-name="T2">cuilibet hoc opus imponentes. Hi autem et alia dilaniant<text:line-break/>multa et confundunt, veluti maxime et tenuem latumque<text:line-break/>mufculum, qui sub cute colli situs est, quem si quis no-<text:line-break/>. lit musculum appellare, </text:span></text:span><text:span text:style-name="Default_20_Paragraph_20_Font"><text:span text:style-name="T4">t</text:span></text:span><text:span text:style-name="Default_20_Paragraph_20_Font"><text:span text:style-name="T2">ed musicum similem naturam sive<text:line-break/>substantiam sive quomodocunque velit vocare, id faciat<text:line-break/>licet. lncipit hic musculus in priore quidem parte ex<text:line-break/>labiorum et maxillarum, lo posteriori vero ex spinae re-<text:line-break/>gionibus, toti cuti, quae circa collum est, in orbem </text:span></text:span><text:span text:style-name="Default_20_Paragraph_20_Font"><text:span text:style-name="T4">t</text:span></text:span><text:span text:style-name="Default_20_Paragraph_20_Font"><text:span text:style-name="T2">ub-<text:line-break/>tensus, tenuis membranofusque existens , ita ut propterea<text:line-break/>lateat, ac membrana potius quam musculus esse videatur,<text:line-break/>quo usque una eum cute conspiciatur: nam si ab hac </text:span></text:span><text:span text:style-name="Default_20_Paragraph_20_Font"><text:span text:style-name="T4">t</text:span></text:span><text:span text:style-name="Default_20_Paragraph_20_Font"><text:span text:style-name="T2">e-<text:line-break/>paratur, manifestus evadit. Nullus vero ab hoc musculo<text:line-break/>detinetur articulus, quandoquidem nec in articulum etiam<text:line-break/>inferitur; verum maxillas ac cutim, quibuscum coaluit,<text:line-break/>folas movet. Ejus autem motus etiam ante dissectionem<text:line-break/>in nobis ipsis evidens est ac clerus, cum maxillas a fe<text:line-break/>ipsis mutuo ad latera citra inferioris maxillae motionem</text:span></text:span></text:p>
      <text:p text:style-name="P6"><text:span text:style-name="Default_20_Paragraph_20_Font"><text:span text:style-name="T2">orisque motionem adducere volumus. Et in iis, quibus<text:line-break/>fpafmorum insultus instat; hio musculus primus omnium<text:line-break/>intenditur. Et qui cynici vocantur fpafmi, hujus praecis<text:line-break/>pue musculi affectio sunt.- A nobis autem clarae instru-<text:line-break/>ctionis causa </text:span></text:span><text:span text:style-name="Default_20_Paragraph_20_Font"><text:span text:style-name="T4">m</text:span></text:span><text:span text:style-name="Default_20_Paragraph_20_Font"><text:span text:style-name="T2">y</text:span></text:span><text:span text:style-name="Default_20_Paragraph_20_Font"><text:span text:style-name="T4">ode</text:span></text:span><text:span text:style-name="Default_20_Paragraph_20_Font"><text:span text:style-name="T2">s </text:span></text:span><text:span text:style-name="Default_20_Paragraph_20_Font"><text:span text:style-name="T4">pla</text:span></text:span><text:span text:style-name="Default_20_Paragraph_20_Font"><text:span text:style-name="T2">ty</text:span></text:span><text:span text:style-name="Default_20_Paragraph_20_Font"><text:span text:style-name="T4">sma</text:span></text:span><text:span text:style-name="Default_20_Paragraph_20_Font"><text:span text:style-name="T2"> (musculiscrmis extensio<text:line-break/>in latum) appelletur. ltaque toti collo circumiectus est:<text:line-break/>descendit autem in anteriore parte usque ad claviculas.<text:line-break/>Ab utraque vero parte juxta scapularum spinas usque ad<text:line-break/>initium dorsi (metapbreni). Quod inter hanc insertionem<text:line-break/>et originem interjacet, membranulum existens rectum, per<text:line-break/>mediam, quae in collo est, spinam extenditur. Hocrigi-<text:line-break/>- tur corpus anatomici, cum animal male excoriarem, ig-<text:line-break/>noramus. Sed jam tempus est ut ad faciei musculos<text:line-break/>accedam.<text:tab/>. i</text:span></text:span></text:p>
      <text:p text:style-name="Normal"><text:span text:style-name="Default_20_Paragraph_20_Font"><text:span text:style-name="T2">n</text:span></text:span><text:span text:style-name="Default_20_Paragraph_20_Font"><text:span text:style-name="T4">e faciei muscul</text:span></text:span><text:span text:style-name="Default_20_Paragraph_20_Font"><text:span text:style-name="T2">is.</text:span></text:span></text:p>
      <text:p text:style-name="Normal"><text:span text:style-name="Default_20_Paragraph_20_Font"><text:span text:style-name="T2">Labiorum musculi, qui et exacte labiorum cuti per-<text:line-break/>miscentur, quatuor numero sunt, duo ex superioribus<text:line-break/>. partibus ; utrimque nimirum unus a malis obliqui disce-</text:span></text:span></text:p>
      <text:p text:style-name="P5"><text:span text:style-name="Default_20_Paragraph_20_Font"><text:span text:style-name="T2">dentes et duo ex inferioribus ah extrema maxilla, ubi est<text:line-break/>mentum ; utraque etiam nimirum parte unus, alter a dex-<text:line-break/>tra, alter a sinistra. Sane si ambo superiores tensi fue-<text:line-break/>rint, superius labium </text:span></text:span><text:span text:style-name="Default_20_Paragraph_20_Font"><text:span text:style-name="T4">t</text:span></text:span><text:span text:style-name="Default_20_Paragraph_20_Font"><text:span text:style-name="T2">urium trahitur; sin alter siclus, ad<text:line-break/>eum attrahitur labium. Ita quoque de in</text:span></text:span><text:span text:style-name="Default_20_Paragraph_20_Font"><text:span text:style-name="T4">t</text:span></text:span><text:span text:style-name="Default_20_Paragraph_20_Font"><text:span text:style-name="T2">erioribus dicen-<text:line-break/>dum. Nam si ambo extensi fuerint, deorsum trahitur la-<text:line-break/>biom; sin alter dumtaxat, ver</text:span></text:span><text:span text:style-name="Default_20_Paragraph_20_Font"><text:span text:style-name="T4">t</text:span></text:span><text:span text:style-name="Default_20_Paragraph_20_Font"><text:span text:style-name="T2">us illum attrahitur. De<text:line-break/>labiorum vero versus anteriora motu, de quo nullam<text:line-break/>omnino mentionem fecerunt anatomici, in alio dicetur<text:line-break/>libro , in quo etiam de omnibus aliis obscuris - dubiisve<text:line-break/>motibus tractabo.</text:span></text:span></text:p>
      <text:p text:style-name="Normal"><text:span text:style-name="Default_20_Paragraph_20_Font"><text:span text:style-name="T2">D</text:span></text:span><text:span text:style-name="Default_20_Paragraph_20_Font"><text:span text:style-name="T4">e</text:span></text:span><text:span text:style-name="Default_20_Paragraph_20_Font"><text:span text:style-name="T2"> m</text:span></text:span><text:span text:style-name="Default_20_Paragraph_20_Font"><text:span text:style-name="T4">uscul</text:span></text:span><text:span text:style-name="Default_20_Paragraph_20_Font"><text:span text:style-name="T2">is </text:span></text:span><text:span text:style-name="Default_20_Paragraph_20_Font"><text:span text:style-name="T4">qui ad nasi ala</text:span></text:span><text:span text:style-name="Default_20_Paragraph_20_Font"><text:span text:style-name="T2">s </text:span></text:span><text:span text:style-name="Default_20_Paragraph_20_Font"><text:span text:style-name="T4">sunt.</text:span></text:span></text:p>
      <text:p text:style-name="P4"><text:span text:style-name="Default_20_Paragraph_20_Font"><text:span text:style-name="T2">Duo funt alii usquequaque . exigui musculi, qui a<text:line-break/>malis incipientes utrimque unus, in sibi respondentem nasi<text:line-break/>alam inseruntur, ipsam aperientes. A nullo autem mu-<text:line-break/>siculo nasus contrahitur, sed cum praedicti musculi ab</text:span></text:span></text:p>
      <text:p text:style-name="P5"><text:span text:style-name="Default_20_Paragraph_20_Font"><text:span text:style-name="T2">actione cessant, mediam tunc ipsis acquirit constitutionem.<text:line-break/>Nullus vero est musculus, qui na</text:span></text:span><text:span text:style-name="Default_20_Paragraph_20_Font"><text:span text:style-name="T4">t</text:span></text:span><text:span text:style-name="Default_20_Paragraph_20_Font"><text:span text:style-name="T2">um a praedicta apertione<text:line-break/>ad majorem abducat, fed in vehementioribus inspirationi-<text:line-break/>bus alae spiritus impetum insequuntur. - Deorsum porro<text:line-break/>trahitur na</text:span></text:span><text:span text:style-name="Default_20_Paragraph_20_Font"><text:span text:style-name="T4">t</text:span></text:span><text:span text:style-name="Default_20_Paragraph_20_Font"><text:span text:style-name="T2">us, labiis propter appensionem cedens.</text:span></text:span></text:p>
      <text:p text:style-name="Normal"><text:span text:style-name="Default_20_Paragraph_20_Font"><text:span text:style-name="T2">n</text:span></text:span><text:span text:style-name="Default_20_Paragraph_20_Font"><text:span text:style-name="T4">e muscul</text:span></text:span><text:span text:style-name="Default_20_Paragraph_20_Font"><text:span text:style-name="T2">o</text:span></text:span><text:span text:style-name="Default_20_Paragraph_20_Font"><text:span text:style-name="T4">sa sponti</text:span></text:span><text:span text:style-name="Default_20_Paragraph_20_Font"><text:span text:style-name="T2">s </text:span></text:span><text:span text:style-name="Default_20_Paragraph_20_Font"><text:span text:style-name="T4">na</text:span></text:span><text:span text:style-name="Default_20_Paragraph_20_Font"><text:span text:style-name="T2">t</text:span></text:span><text:span text:style-name="Default_20_Paragraph_20_Font"><text:span text:style-name="T4">ura, quae sub cute est.</text:span></text:span></text:p>
      <text:p text:style-name="P4"><text:span text:style-name="Default_20_Paragraph_20_Font"><text:span text:style-name="T2">Et sane frontis cuti musculosa quaedam natura tenuis<text:line-break/>subtenditur , ipsique cuti coalita est, ideoque tota, quae in<text:line-break/>fronte est, cutis etiam maxilla quiescente movetur.</text:span></text:span></text:p>
      <text:p text:style-name="Normal"><text:span text:style-name="Default_20_Paragraph_20_Font"><text:span text:style-name="T2">.n</text:span></text:span><text:span text:style-name="Default_20_Paragraph_20_Font"><text:span text:style-name="T4">e oculorum muscul</text:span></text:span><text:span text:style-name="Default_20_Paragraph_20_Font"><text:span text:style-name="T2">is.</text:span></text:span></text:p>
      <text:p text:style-name="P4"><text:span text:style-name="Default_20_Paragraph_20_Font"><text:span text:style-name="T2">Musculi, qui circa oculi besiin siti sunt, sive quis<text:line-break/>unum esse dicat sive duplicem sive etiam duos vel tres<text:line-break/>coalitos, ad firmandum certe oculum conferunt, cum prae-<text:line-break/>fartim pusillum aliquod corpus recte obtutu accurate no-</text:span></text:span></text:p>
      <text:p text:style-name="P3"><text:span text:style-name="Default_20_Paragraph_20_Font"><text:span text:style-name="T2">bis sit inspiciendum. Alii autem omnes oculum moven-<text:line-break/>tes fex numero funt, quorum quatuor rectis motibus prae-<text:line-break/>sunt, reliqui duo oculum circumvertant. Sed hi a magni<text:line-break/>anguli regionibus prodeuntes in parvum pertingunt. Ex<text:line-break/>aliis quatuor unus oculum fur</text:span></text:span><text:span text:style-name="Default_20_Paragraph_20_Font"><text:span text:style-name="T4">t</text:span></text:span><text:span text:style-name="Default_20_Paragraph_20_Font"><text:span text:style-name="T2">um, alter deor</text:span></text:span><text:span text:style-name="Default_20_Paragraph_20_Font"><text:span text:style-name="T4">ta</text:span></text:span><text:span text:style-name="Default_20_Paragraph_20_Font"><text:span text:style-name="T2">m, tertius<text:line-break/>ad nasum, quartus extrorfum trahere finiet velut ad par-<text:line-break/>vum angulum. Quicunque vero non fex , fed quinque<text:line-break/>affirmant esse hos musculos (id quod etiam Lycus opina-<text:line-break/>batur) ii non in numero folum eorum, fed in actionibus<text:line-break/>quoque cognoscendis errant.</text:span></text:span></text:p>
      <text:p text:style-name="P4"><text:span text:style-name="Default_20_Paragraph_20_Font"><text:span text:style-name="T2">D</text:span></text:span><text:span text:style-name="Default_20_Paragraph_20_Font"><text:span text:style-name="T4">e musculis maxillam infer</text:span></text:span><text:span text:style-name="Default_20_Paragraph_20_Font"><text:span text:style-name="T2">i</text:span></text:span><text:span text:style-name="Default_20_Paragraph_20_Font"><text:span text:style-name="T4">orem moven</text:span></text:span><text:span text:style-name="Default_20_Paragraph_20_Font"><text:span text:style-name="T2">ti</text:span></text:span><text:span text:style-name="Default_20_Paragraph_20_Font"><text:span text:style-name="T4">bu</text:span></text:span><text:span text:style-name="Default_20_Paragraph_20_Font"><text:span text:style-name="T2">s.</text:span></text:span></text:p>
      <text:p text:style-name="P4"><text:span text:style-name="Default_20_Paragraph_20_Font"><text:span text:style-name="T2">Quatuor musculorum paria maxillam inferiorem mo-<text:line-break/>vent, ac furium quidem trahunt, qui temporales vocan-<text:line-break/>tur et qui intra os siti funt. Ad latera vero adducunt,<text:line-break/>qui in buccis funt locati ; quos masseteras ef. mansorius,</text:span></text:span></text:p>
      <text:p text:style-name="P3"><text:span text:style-name="Default_20_Paragraph_20_Font"><text:span text:style-name="T2">nomine ab utilitate imposito, appellant. Deorsum trahunt<text:line-break/>reliqui duo, fed bi angusti prolixique sunt, qui post in-<text:line-break/>suaque aures incipientes et per collum in anteriora pro-<text:line-break/>cedentes, atque deinde in idem mutuo, ut maxillae in-<text:line-break/>serantur, coeuntes, ipsam cum tenduntur aperiunt. Hi<text:line-break/>foli. luter omnes musculos ambas quidem extremitates car-.<text:line-break/>n usas habent, mediam vero exquisitum tendinem. Ex<text:line-break/>- reliquis tribus pa</text:span></text:span><text:span text:style-name="Default_20_Paragraph_20_Font"><text:span text:style-name="T4">r</text:span></text:span><text:span text:style-name="Default_20_Paragraph_20_Font"><text:span text:style-name="T2">ibus, quae robusta simul et magna sunt,<text:line-break/>temporales ab utroque latere unus, ad extremas maxillae<text:line-break/></text:span></text:span><text:span text:style-name="Default_20_Paragraph_20_Font"><text:span text:style-name="T6">κορώνας</text:span></text:span><text:span text:style-name="Default_20_Paragraph_20_Font"><text:span text:style-name="T3"> </text:span></text:span><text:span text:style-name="Default_20_Paragraph_20_Font"><text:span text:style-name="T2">perveniunt et maxillae ipsi ad processum coronor-<text:line-break/>dem validis aponeurosibus inseruntur, per quas tum ma-<text:line-break/>xillam furtum trahunt tum os claudunt, Quapropter et<text:line-break/>hos musculos interdum masseteras appellant non recen-<text:line-break/>tiores tantum, </text:span></text:span><text:span text:style-name="Default_20_Paragraph_20_Font"><text:span text:style-name="T4">t</text:span></text:span><text:span text:style-name="Default_20_Paragraph_20_Font"><text:span text:style-name="T2">ed et antiquiores medici, quemadmodum<text:line-break/>etiam Hippocrates. Prope vero eam partem, qua praedi-<text:line-break/>ctorum musculorum tendines expullulant, transversum os</text:span></text:span></text:p>
      <text:p text:style-name="P3"><text:span text:style-name="Default_20_Paragraph_20_Font"><text:span text:style-name="T2">extrinsecus impositum circumpofitumque est, quod </text:span></text:span><text:span text:style-name="Default_20_Paragraph_20_Font"><text:span text:style-name="T4">fagum<text:line-break/></text:span></text:span><text:span text:style-name="Default_20_Paragraph_20_Font"><text:span text:style-name="T2">(os xygomaticum) appellatur.</text:span></text:span></text:p>
      <text:p text:style-name="Normal"><text:span text:style-name="Default_20_Paragraph_20_Font"><text:span text:style-name="T2">D</text:span></text:span><text:span text:style-name="Default_20_Paragraph_20_Font"><text:span text:style-name="T4">e ter</text:span></text:span><text:span text:style-name="Default_20_Paragraph_20_Font"><text:span text:style-name="T2">ti</text:span></text:span><text:span text:style-name="Default_20_Paragraph_20_Font"><text:span text:style-name="T4">a sp</text:span></text:span><text:span text:style-name="Default_20_Paragraph_20_Font"><text:span text:style-name="T2">Ty</text:span></text:span><text:span text:style-name="Default_20_Paragraph_20_Font"><text:span text:style-name="T4">g</text:span></text:span><text:span text:style-name="Default_20_Paragraph_20_Font"><text:span text:style-name="T2">i</text:span></text:span><text:span text:style-name="Default_20_Paragraph_20_Font"><text:span text:style-name="T4">a c</text:span></text:span><text:span text:style-name="Default_20_Paragraph_20_Font"><text:span text:style-name="T2">l</text:span></text:span><text:span text:style-name="Default_20_Paragraph_20_Font"><text:span text:style-name="T4">auden</text:span></text:span><text:span text:style-name="Default_20_Paragraph_20_Font"><text:span text:style-name="T2">t</text:span></text:span><text:span text:style-name="Default_20_Paragraph_20_Font"><text:span text:style-name="T4">e.</text:span></text:span></text:p>
      <text:p text:style-name="P4"><text:span text:style-name="Default_20_Paragraph_20_Font"><text:span text:style-name="T2">Qui vero intra .os funt musculi, latis cavisque ma-<text:line-break/>xillae insertoris partibus incumbunt: ad palatum vero<text:line-break/>adscendunt, cavis quae inibi </text:span></text:span><text:span text:style-name="Default_20_Paragraph_20_Font"><text:span text:style-name="T4">t</text:span></text:span><text:span text:style-name="Default_20_Paragraph_20_Font"><text:span text:style-name="T2">uut ossibus, quae a processibus,<text:line-break/>quos ad alarum similitudinem circumdantur, inserti. His<text:line-break/>mufculis validus quidam tendo hoc in loco inest. Tota<text:line-break/>vero horum musculorum transversa pars cum mufculis<text:line-break/>.. temporalibus coalescit. Et- sane eandem, quam tempora-<text:line-break/>les , actionem obeunt, inferiorem nempe maxillam .in in-<text:line-break/>teriore parte </text:span></text:span><text:span text:style-name="Default_20_Paragraph_20_Font"><text:span text:style-name="T4">t</text:span></text:span><text:span text:style-name="Default_20_Paragraph_20_Font"><text:span text:style-name="T2">ur</text:span></text:span><text:span text:style-name="Default_20_Paragraph_20_Font"><text:span text:style-name="T4">i</text:span></text:span><text:span text:style-name="Default_20_Paragraph_20_Font"><text:span text:style-name="T2">um trahentes. Quidam eos partem quan-<text:line-break/>dam temporalium esse existimant, ut Marinus, nonnulli<text:line-break/>autem peculiari modo eos separant, uti Aelianus et Pelops.<text:line-break/>Lycus autem cum hos prorsus ignorasset, illos reprehendit,<text:line-break/>qui quatuor esse temporales musculos dicunt.</text:span></text:span></text:p>
      <text:p text:style-name="Normal">x</text:p>
      <text:p text:style-name="P5"><text:span text:style-name="Default_20_Paragraph_20_Font"><text:span text:style-name="T2">n</text:span></text:span><text:span text:style-name="Default_20_Paragraph_20_Font"><text:span text:style-name="T4">e m</text:span></text:span><text:span text:style-name="Default_20_Paragraph_20_Font"><text:span text:style-name="T2"> v</text:span></text:span><text:span text:style-name="Default_20_Paragraph_20_Font"><text:span text:style-name="T4">eteribus</text:span></text:span><text:span text:style-name="Default_20_Paragraph_20_Font"><text:span text:style-name="T2"> t</text:span></text:span><text:span text:style-name="Default_20_Paragraph_20_Font"><text:span text:style-name="T4">r</text:span></text:span><text:span text:style-name="Default_20_Paragraph_20_Font"><text:span text:style-name="T2">i</text:span></text:span><text:span text:style-name="Default_20_Paragraph_20_Font"><text:span text:style-name="T4">gon</text:span></text:span><text:span text:style-name="Default_20_Paragraph_20_Font"><text:span text:style-name="T2">is.</text:span></text:span></text:p>
      <text:p text:style-name="P4"><text:span text:style-name="Default_20_Paragraph_20_Font"><text:span text:style-name="T2">Reliqui autem duo musculi extrinsecus secundum in-<text:line-break/>ferieris maxillae longitudinem insident; praetervecti vero<text:line-break/>atque inferri duobus ipsorum capitibus ad malas et os<text:line-break/>jugale adscendunt, bini revera utrimque existentes, non<text:line-break/>unus. Mutuam enim in mandendo excipiunt tum actio-<text:line-break/>nem -tum ustum, alter in priorem, alter in posteriorem<text:line-break/>partem maxillam m</text:span></text:span><text:span text:style-name="Default_20_Paragraph_20_Font"><text:span text:style-name="T4">o</text:span></text:span><text:span text:style-name="Default_20_Paragraph_20_Font"><text:span text:style-name="T2">vens. Iidem etiam musculi in tem-<text:line-break/>porales intra os jugale coalescunt.</text:span></text:span></text:p>
      <text:p text:style-name="Normal"><text:span text:style-name="Default_20_Paragraph_20_Font"><text:span text:style-name="T2">.D</text:span></text:span><text:span text:style-name="Default_20_Paragraph_20_Font"><text:span text:style-name="T4">e muscul</text:span></text:span><text:span text:style-name="Default_20_Paragraph_20_Font"><text:span text:style-name="T2">is </text:span></text:span><text:span text:style-name="Default_20_Paragraph_20_Font"><text:span text:style-name="T4">qui a cap</text:span></text:span><text:span text:style-name="Default_20_Paragraph_20_Font"><text:span text:style-name="T2">i</text:span></text:span><text:span text:style-name="Default_20_Paragraph_20_Font"><text:span text:style-name="T4">te in scapula</text:span></text:span><text:span text:style-name="Default_20_Paragraph_20_Font"><text:span text:style-name="T2">s i</text:span></text:span><text:span text:style-name="Default_20_Paragraph_20_Font"><text:span text:style-name="T4">nseruntur.</text:span></text:span></text:p>
      <text:p text:style-name="P4"><text:span text:style-name="Default_20_Paragraph_20_Font"><text:span text:style-name="T2">Ablata prima omnium musculosa latitudine, quer duo<text:line-break/>musculi ex osse capitis , quod in occipite est-, utrimque<text:line-break/>unus, fe mutuo tangentes exoriri videntur, alter a dextris<text:line-break/>animalis partibus, a sinistris alter. Est autem eorum ex-<text:line-break/>ortus gracilis latusque per transver</text:span></text:span><text:span text:style-name="Default_20_Paragraph_20_Font"><text:span text:style-name="T4">t</text:span></text:span><text:span text:style-name="Default_20_Paragraph_20_Font"><text:span text:style-name="T2">am lineam ad aures<text:line-break/>procedens; ad utramque tamen aurem haud pervenit, sed</text:span></text:span></text:p>
      <text:p text:style-name="P5"><text:span text:style-name="Default_20_Paragraph_20_Font"><text:span text:style-name="T2">multo brevior esu Hinc duo musculi inchoantes magis<text:line-break/>magisque perpetuo dilatantur; ac tandem scapularum fpi-<text:line-break/>nis usque ad aeromion utrobique inseruntur, aliquid etiam<text:line-break/>clavicularum comprehendentes. Hos mufculos ante disse-<text:line-break/>orionem in gymnasticis evidenter videre possumus : ple-<text:line-break/>nissimi enim corpulentissimique sunt, ac totam cervicem<text:line-break/>occupant. Horum officium non est, ut Lycus una cum<text:line-break/>plerisque aliis dissectoribus deceptus affirmabat, neque enim<text:line-break/>caput ad scapulas detrahunt, fied ipsas ad illud trahunt.<text:line-break/>Hoc autem in anatomicis administrationibus demonstratur,<text:line-break/>rn quibus etiam de plerisque aliis motibus, qui superiores<text:line-break/>medicos latuerunt, abunde persequimur; ac methodum<text:line-break/>etiam qua singuli motus inveniri debeant, docemus. Post<text:line-break/>musculorum praedictorum exortum dissectum aliud quod-<text:line-break/>dant </text:span></text:span><text:span text:style-name="Default_20_Paragraph_20_Font"><text:span text:style-name="T4">t</text:span></text:span><text:span text:style-name="Default_20_Paragraph_20_Font"><text:span text:style-name="T2">ubjacet musculorum gracilium et longorum par gra-<text:line-break/>cile et latum in exortu, semper tamen dum progreditur,</text:span></text:span></text:p>
      <text:p text:style-name="P5"><text:span text:style-name="Default_20_Paragraph_20_Font"><text:span text:style-name="T2">teretior evadit, ac in tenuem tendinem nervi instar exacte<text:line-break/>teretem finiens ad p</text:span></text:span><text:span text:style-name="Default_20_Paragraph_20_Font"><text:span text:style-name="T4">r</text:span></text:span><text:span text:style-name="Default_20_Paragraph_20_Font"><text:span text:style-name="T2">incipium basis scapularum inseritur:<text:line-break/>qui tendo ab intrinsecis partibus propter basse provectus<text:line-break/>atque ad ejus usque dimidiam partem procedens sic jam<text:line-break/>in ipsum basis os inseritur. U</text:span></text:span><text:span text:style-name="Default_20_Paragraph_20_Font"><text:span text:style-name="T4">t</text:span></text:span><text:span text:style-name="Default_20_Paragraph_20_Font"><text:span text:style-name="T2">us autem ejus scapularum<text:line-break/>basio recta ad caput attrahere</text:span></text:span><text:span text:style-name="Default_20_Paragraph_20_Font"><text:span text:style-name="T4">s</text:span></text:span><text:span text:style-name="Default_20_Paragraph_20_Font"><text:span text:style-name="T2"> Hunc etiam tendinem<text:line-break/>Lycus ignoravit.</text:span></text:span></text:p>
      <text:p text:style-name="Normal"><text:span text:style-name="Default_20_Paragraph_20_Font"><text:span text:style-name="T2">D</text:span></text:span><text:span text:style-name="Default_20_Paragraph_20_Font"><text:span text:style-name="T4">e</text:span></text:span><text:span text:style-name="Default_20_Paragraph_20_Font"><text:span text:style-name="T2"> m</text:span></text:span><text:span text:style-name="Default_20_Paragraph_20_Font"><text:span text:style-name="T4">uscul</text:span></text:span><text:span text:style-name="Default_20_Paragraph_20_Font"><text:span text:style-name="T2">is </text:span></text:span><text:span text:style-name="Default_20_Paragraph_20_Font"><text:span text:style-name="T4">scapu</text:span></text:span><text:span text:style-name="Default_20_Paragraph_20_Font"><text:span text:style-name="T2">l</text:span></text:span><text:span text:style-name="Default_20_Paragraph_20_Font"><text:span text:style-name="T4">a</text:span></text:span><text:span text:style-name="Default_20_Paragraph_20_Font"><text:span text:style-name="T2">s </text:span></text:span><text:span text:style-name="Default_20_Paragraph_20_Font"><text:span text:style-name="T4">movent</text:span></text:span><text:span text:style-name="Default_20_Paragraph_20_Font"><text:span text:style-name="T2">i</text:span></text:span><text:span text:style-name="Default_20_Paragraph_20_Font"><text:span text:style-name="T4">bu</text:span></text:span><text:span text:style-name="Default_20_Paragraph_20_Font"><text:span text:style-name="T2">s.</text:span></text:span></text:p>
      <text:p text:style-name="P4"><text:span text:style-name="Default_20_Paragraph_20_Font"><text:span text:style-name="T2">Septem sunt musicali, qui utramque movent scapulam.<text:line-break/>Duo quidem ab occipite deorsum obliqui feruntur , de<text:line-break/>quibus superius dixi. Tertius autem a transver</text:span></text:span><text:span text:style-name="Default_20_Paragraph_20_Font"><text:span text:style-name="T4">t</text:span></text:span><text:span text:style-name="Default_20_Paragraph_20_Font"><text:span text:style-name="T2">o processu<text:line-break/>primae vertebrae exoritur: quartus ab osse guttus ambiente:<text:line-break/>et duo alii ex spina dorsi exortum habentes. Septimus a<text:line-break/>lumbo adscendens ad humeri articulationem maximus mu-<text:line-break/>sculus , cujus naturam omnem in sequentibus in ea libri<text:line-break/>parte declarabo, lu qua de musculis articulum humeri</text:span></text:span></text:p>
      <text:p text:style-name="P3"><text:span text:style-name="Default_20_Paragraph_20_Font"><text:span text:style-name="T2">moventibus tractabo. Sane musculus, qui a prima verte-<text:line-break/>bra exoritur, in extremitatem spinae scapularum, qua<text:line-break/>sublimior ipfa est, apud acromion in tertiam fere ipsius<text:line-break/>universae partem inferitur. Est autem carnosus minime-<text:line-break/>- que latus musculus hic, fcapulamque ad transversas colli</text:span></text:span></text:p>
      <text:p text:style-name="P4"><text:span text:style-name="Default_20_Paragraph_20_Font"><text:span text:style-name="T2">partus adducit. Hujus musculi non actionem folum, fed^<text:line-break/>exortum quoque ec insertionem ignoravit Lycus, incipere<text:line-break/>cum ab iis calvariae processibus, qui a columnae similitu-<text:line-break/>dine ftiloides vocantur, atque adacromium pervenire pu-</text:span></text:span></text:p>
      <text:p text:style-name="P1"><text:span text:style-name="Default_20_Paragraph_20_Font"><text:span text:style-name="T2">- tans. At qui ab osse guttur ambiente exortum habet, in<text:line-break/>eam praecipue altioris costae scapularum partem inscritur,<text:line-break/>ubi principium processus illius habetur, qui ancyroides<text:line-break/>(s. coracoides) nominatur. Angustus autem et longus est<text:line-break/>hic musculus, scapula.mque in priorem regionem cervinis<text:line-break/>versus proprium principium adducit, id quod omnium<text:line-break/>musculorum est commune. Qui vero a lumbo in humeri<text:line-break/>dearticulationem adscendit musculus , ac toti basi cavisque</text:span></text:span></text:p>
      <text:p text:style-name="P3"><text:span text:style-name="Default_20_Paragraph_20_Font"><text:span text:style-name="T2">scapulae partibus secundum humiliorem costam adhaeret,<text:line-break/>ex inferiori et priori parte totam scapulam his apprehen-<text:line-break/>- fionibus deorsum ac in priora ad </text:span></text:span><text:span text:style-name="Default_20_Paragraph_20_Font"><text:span text:style-name="T4">t</text:span></text:span><text:span text:style-name="Default_20_Paragraph_20_Font"><text:span text:style-name="T2">e ipsum trahit. Ex<text:line-break/>reliquis duobus musculis, a quibus solis scapulam moveri<text:line-break/>arbitratur Lycus, alter quidem in superficie lex omnibus<text:line-break/>thoracis vertebris exoriens in inferiorem spinae fcapula-<text:line-break/>rum partem inferitur, alter vero sub hoc ipfo situs, exori-<text:line-break/>tur quidem et ipfe ex septem thoracis vertebris et ex<text:line-break/>quinque etiam ipsius cervicis: inseritur autem in totam<text:line-break/>eam basis partem, quae cartilaginea est. Uterque igitur<text:line-break/>1pforum retro abducit scapulam, sed prior una etiam<text:line-break/>deorsum trahit, secundus Velut ad cervicem </text:span></text:span><text:span text:style-name="Default_20_Paragraph_20_Font"><text:span text:style-name="T4">t</text:span></text:span><text:span text:style-name="Default_20_Paragraph_20_Font"><text:span text:style-name="T2">urium trahite<text:line-break/>si vero ambo simul tensi suerint, retro versus spinam dorsi<text:line-break/>totam scapulam ad septem superiores thoracis vertebras,<text:line-break/>quibus etiam ipsi exporrecti sunt, abducuntur.</text:span></text:span></text:p>
      <text:p text:style-name="P5"><text:span text:style-name="Default_20_Paragraph_20_Font"><text:span text:style-name="T2">n</text:span></text:span><text:span text:style-name="Default_20_Paragraph_20_Font"><text:span text:style-name="T4">e muscu</text:span></text:span><text:span text:style-name="Default_20_Paragraph_20_Font"><text:span text:style-name="T2">l</text:span></text:span><text:span text:style-name="Default_20_Paragraph_20_Font"><text:span text:style-name="T4">is caput moven</text:span></text:span><text:span text:style-name="Default_20_Paragraph_20_Font"><text:span text:style-name="T2">t</text:span></text:span><text:span text:style-name="Default_20_Paragraph_20_Font"><text:span text:style-name="T4">ibus.</text:span></text:span></text:p>
      <text:p text:style-name="P4"><text:span text:style-name="Default_20_Paragraph_20_Font"><text:span text:style-name="T2">Motiones propriae capitis , quae quiescente cervice<text:line-break/>fiunt, brevissimae ac duplices sunt, quemadmodum dupli-<text:line-break/>ces etiam funt ejus dearticulatio</text:span></text:span><text:span text:style-name="Default_20_Paragraph_20_Font"><text:span text:style-name="T4">n</text:span></text:span><text:span text:style-name="Default_20_Paragraph_20_Font"><text:span text:style-name="T2">es ; altera qua ipsimi ad<text:line-break/>latera circumvertitur, altera qua in priora annuit et in<text:line-break/>posteriora abnuit. Ejusdem vero capitis motiones, quae<text:line-break/>una cum totius cervicis motu fiunt, longiores funt, de<text:line-break/>quibus diffusius paulo post narrabo. Nunc de sibi pro-<text:line-break/>priis mufculis agam. Post praedictum par gracilium mu-<text:line-break/>sculorum , quos et ipsius ex occipitis osse exorientes siea-<text:line-break/>pulam attollere diximus , alterum deinceps par est, exor-<text:line-break/>tum transversum simul et carnosum latumque usque ad au-<text:line-break/>res obtinens. Huic alterum quoddam coalescit, principium<text:line-break/>a regione, quae sub auribus est, sumens. Haec paria per<text:line-break/>totam cervicem ad anteriores partes oblique feruntur, at-<text:line-break/>que in primo quidem exortu mediocriter coalescunt, in<text:line-break/>subsequenti deinceps loco magis dehiscunt. ob idque</text:span></text:span></text:p>
      <text:p text:style-name="P3"><text:span text:style-name="Default_20_Paragraph_20_Font"><text:span text:style-name="T2">aliquibus fortasse duo musicali ah utroque cervicis latere,<text:line-break/>non unus esse videbuntur. Amborum fane similis est uti-<text:line-break/>litas , motus et fibrarum positio. Uno tantummodo diffe-<text:line-break/>rtint, quod prioris musculi fibrae a primo exortu carno-<text:line-break/>fae existentes, ejuscemodique ad finem usque perdurantes<text:line-break/>in claviculae os inseruntur: fecundi vero tum principium<text:line-break/>veluti ligamentum habent, tum finem veluti tendinem, qui<text:line-break/>sane ad pectoris os terminatur. Dividi vero quoquomodo<text:line-break/>et hic secundus musculus ab homine, qui subtiliter adeo<text:line-break/>rem partiri velit, in binos potest. Scinditur enim aliquo<text:line-break/>modo circa collum, ut et adhaereat, ejusque partes ap-<text:line-break/>pen</text:span></text:span><text:span text:style-name="Default_20_Paragraph_20_Font"><text:span text:style-name="T4">t</text:span></text:span><text:span text:style-name="Default_20_Paragraph_20_Font"><text:span text:style-name="T2">as tangat. Altera ergo pars, quae prior est, ossi pe-<text:line-break/>.cleris nervoso fine inseritur. altera in claviculae princi-<text:line-break/>pium carnofam insertionem facit; quae inter hune ipfum<text:line-break/>. ad pectorale os terminantem et supradictum ah occipite</text:span></text:span></text:p>
      <text:p text:style-name="P4"><text:span text:style-name="Default_20_Paragraph_20_Font"><text:span text:style-name="T2">orientem, media posita esu Hic totus musculus unus qui-<text:line-break/>dem motu et utilitate est statuendus: motus enim ipsius</text:span></text:span></text:p>
      <text:p text:style-name="P5"><text:span text:style-name="Default_20_Paragraph_20_Font"><text:span text:style-name="T2">est obliquus, utilitasque est, ut caput in anteriorem par-.<text:line-break/>tem circumagat. Non unus vero, quod non omnino ad-<text:line-break/>modum sit continuus, quodque exortus et insertiones haud<text:line-break/>similes omnes rectasque habeat. Nam ejus sunt duo ex-<text:line-break/>ortus, carnulus quidem, qui ex occipite est; nervosior vero<text:line-break/>quodammodo, qui sub aure. Insertiones item Iunt, cujus-<text:line-break/>modi nunc jam diximus: altera quae ad claviculam per-<text:line-break/>venit, carnosa, altera, quae in os pectorale inseritur, ner-<text:line-break/>vo</text:span></text:span><text:span text:style-name="Default_20_Paragraph_20_Font"><text:span text:style-name="T4">t</text:span></text:span><text:span text:style-name="Default_20_Paragraph_20_Font"><text:span text:style-name="T2">a. Sed in his non magnopere errarunt anatomici. Quod<text:line-break/>vero arbitrati ipsi fuerint , musculi illius ab occipite ena-<text:line-break/>. locutis portionem toti ipsius- claviculae longitudini inferi,<text:line-break/>non parvum profecto circa apparentia confpectuique fubjecta<text:line-break/>peccatum commifere. Id tamen non Lycus modo , fed et<text:line-break/>alii quoque celebres viri affirmarunt, quamquam Iane ne-<text:line-break/>dum totam musculus hic claviculam, fed ne dimidiam qui-<text:line-break/>dem occupat. Hujusce igitur paris musculi magni admo-<text:line-break/>dum sunt, ut etiam ante dissectionem in omnibus homini-<text:line-break/>bus, ac praesertim in gymnasticis, facile dignosci possint.</text:span></text:span></text:p>
      <text:p text:style-name="P5"><text:span text:style-name="Default_20_Paragraph_20_Font"><text:span text:style-name="T2">Qui vero retro ex occipitio enascuntur, multo his minores<text:line-break/>funt atque numero quam plures. Sunt autem duo,- ut<text:line-break/>quispiam dicat, ipsorum genera, alterum colli et capitis<text:line-break/>commune, alterum Iulius capitis. Quod ergo colli et ca-<text:line-break/>pitis est commune, in octo dividitur musculos, ab utraque<text:line-break/>nimirum spinae parte quatuor, quorum primum par latos<text:line-break/>in occipite exortus obtinens, angustior in descensu reddi-<text:line-break/>tur, Utque utriusque singillatim musculi figura ad simili-<text:line-break/>tudinem trianguli rectanguli, cujus quidem basis sit iple<text:line-break/>ex capite exortus: altera autem costa, quae ad rectum<text:line-break/>angulum accedit, sit spinae apex, id est acantha; reliqua<text:line-break/>vero tertia sit illa, quae has ambas coniungit. Ergo ex<text:line-break/>praedictis manifestum est, horum musculorum fibras obii-<text:line-break/>quas esse, a capitis lateribus ad posteriora inversas. Hi<text:line-break/>Iane musculi, ex utraque parte unus, tanquam plicae<text:line-break/>quaedam ac. laminae ipsis fuperjacent expansi. Quibus<text:line-break/>sublatis tria quidem aliquando musculorum paria. manrscste<text:line-break/>apparent, saepius tamen duo, quorum alterum, secundum</text:span></text:span></text:p>
      <text:p text:style-name="P5"><text:span text:style-name="Default_20_Paragraph_20_Font"><text:span text:style-name="T2">fp1nam extenstrm , musculos leniter latos habet, qui obli-<text:line-break/>qui ab occipitis osse ad spinae latera feruntur; alterum<text:line-break/>teretes, cum musculi illi e contrario fibras habeant, ex<text:line-break/>transversis nimirum capitis partibus, unde etiam exortum<text:line-break/>obtinent, in spinam tendentes. Quando vero tria viden-<text:line-break/>tur paria, unum propter spinam extenditur, alterum pro-<text:line-break/>pter transversus processus vertebrarum, tertium inter utram-<text:line-break/>que medium collocatum esu Saepenumero tamen omnes<text:line-break/>horum omnium exortuum musculorum fibras videre licet<text:line-break/>a posterioribus in anteriora oblique tendentes, uti tandem<text:line-break/>omnes finiant in eam vertebrarum partem, ubi transversi<text:line-break/>funi earum processus. Sane si hos musculos sustuleris, in<text:line-break/>conspectum tibi exquisite venient paria illa musculorum,<text:line-break/>quae in capitis dearticulatione habentur. Sunt autem hoc<text:line-break/>in loco utrimque quatuor exigui musculi: duo quidem,<text:line-break/>qui a capitis osse ex communi principio fecundum occi-<text:line-break/>pitis extremitatem exoriuntur, dearticulationem tangentes,<text:line-break/>quorum alter nervosior in posteriorem fecundae vertebrae</text:span></text:span></text:p>
      <text:p text:style-name="P5"><text:span text:style-name="Default_20_Paragraph_20_Font"><text:span text:style-name="T2">processum porrigitur, apud insertionem angustior redditus;<text:line-break/>alter obliquus in transversum primae vertebrae processum<text:line-break/>inferitur. Tertius vero alius ambos hos conjungit a trans-<text:line-break/>versu primae vertebrae processu in posteriorem fecundae<text:line-break/>pertingens, inseritur sane hic musculus in ipsius processus<text:line-break/>latera: quemadmodum qui prior dictus est, in ipsam pro-<text:line-break/>cessus summitatem , quam acanthum S. spinam sive apicem<text:line-break/>appellant. Huic ipsi alter parvus fubjacet musculus, ab<text:line-break/>occipitis osse in primam vertebrato insertus^ Horum no-<text:line-break/>vissime memoratorum musculorum exiguorum , numero<text:line-break/>octo existentium, actio atque munus est ipfe capitis mo-.<text:line-break/>tus circa dearticulationem solam : sicuti eorum , qui his<text:line-break/>incumbunt, actio est, ut caput una cum cervice tota m o-<text:line-break/>veant. Caput igitur solum abnuendo, recta musculi illi<text:line-break/>agunt, qui in primam et secundam vertebram recti pro-<text:line-break/>cedunt. Cum parva vero ad altera inclinatione movent<text:line-break/>ceteri quatuor, quorum duo a capite exorti leniterque<text:line-break/>obliqui descendentes, id ad latera abducunt. Reliqui vero</text:span></text:span></text:p>
      <text:p text:style-name="P5"><text:span text:style-name="Default_20_Paragraph_20_Font"><text:span text:style-name="T2">duo, dum agunt, eam obliquam extensionem, quae ex op-<text:line-break/>posi torum sibi musculorum nuper dictorum motu facta<text:line-break/>fuerat, in caput cum continuis partibus primae vertebrae<text:line-break/>ad situm fecundum naturam reducunt. Iamque comper-<text:line-break/>tum est, quod in unoquoque horum musculorum pari, si<text:line-break/>unus tantum agat musculus , motus capitis fit obliquus;<text:line-break/>sin ambo simul , motus rectus unicus efficitur. Sic fano<text:line-break/>in iis., qui his incumbunt musicalis, totam cervicem occu-<text:line-break/>pantibus, .obliqui quidem obliquum talum abnuendo .ruo-<text:line-break/>vent: recti vero rectum id faciu</text:span></text:span><text:span text:style-name="Default_20_Paragraph_20_Font"><text:span text:style-name="T4">n</text:span></text:span><text:span text:style-name="Default_20_Paragraph_20_Font"><text:span text:style-name="T2">t. Jam infis etiam<text:line-break/>musculis errarunt dissectores, qui nec numerum nec post-<text:line-break/>tionem nec actionem nec usum nec denique figuram eo-<text:line-break/>rum scripsere. Duo praeterea ex prioribus partibus funt<text:line-break/>musculi, caput una cum cervice moventes, validi sane ac<text:line-break/>longi. Progrediuntur autem hi musculi ad quintam n sime<text:line-break/>thoracis vertebrato , omnibus cervicis vertebris anteriori<text:line-break/>in parte superstrati, stomachoque, id eft gulae, fubjacti.</text:span></text:span></text:p>
      <text:p text:style-name="P5"><text:span text:style-name="Default_20_Paragraph_20_Font"><text:span text:style-name="T2">Horum exortus ex inferioribus capitis partibus est, carno-<text:line-break/>fus existens, eamque regionem occupans , quae inter capi-<text:line-break/>fis dearticulationem et inferiorem futurae lambdoidis finem<text:line-break/>continetur. Hi musculi cum toti agunt , caput cum cer-<text:line-break/>vice flectunt. Cum vero superior tantum eorum portio, .<text:line-break/>quae a capite in primam et fecundam inseritur vertebram,<text:line-break/>actione fungitur, iplum fotum caput annuendo movet.<text:line-break/>Sane haec portio peculiarem aliquando claramque .habet<text:line-break/>circumscriptionem delineationemve, quae posterioribus exi-<text:line-break/>guis illis musculis proportione respondet. Sunt praeterea<text:line-break/>ex transversis partibus circa capitis articulum alia duo<text:line-break/>paria musculorum parvorum, alterum primam vertebram<text:line-break/>capiti, alterum fecundam primae connectens. Haud feni-<text:line-break/>per autem manifesta horum musculorum actio est, ut sp</text:span></text:span><text:span text:style-name="Default_20_Paragraph_20_Font"><text:span text:style-name="T4">i</text:span></text:span><text:span text:style-name="Default_20_Paragraph_20_Font"><text:span text:style-name="T2">as .<text:line-break/>siolas primae vertebrae articulationes ad latera annuendo<text:line-break/>moveant. Ex his omnibus musculis, qui capitis dearticu-<text:line-break/>lationem in orbem circumdantes coronant, duos totos</text:span></text:span></text:p>
      <text:p text:style-name="P5"><text:span text:style-name="Default_20_Paragraph_20_Font"><text:span text:style-name="T2">Lycusnovit, caeteros vero omnes ignoravit, quemadmo-^<text:line-break/>dum etiam posteriores octo occipitis, quos cervicis ac ca-<text:line-break/>pilis communes esse asseruimus. Verum hos, quod a fpi-<text:line-break/>nalibus musculis separare nequiret : reliquos sub his ab-<text:line-break/>sconditos merito ignoravit.</text:span></text:span></text:p>
      <text:p text:style-name="Normal">n<text:span text:style-name="Default_20_Paragraph_20_Font"><text:span text:style-name="T4">e muscul</text:span></text:span>is <text:span text:style-name="Default_20_Paragraph_20_Font"><text:span text:style-name="T4">asperae arteriae.</text:span></text:span></text:p>
      <text:p text:style-name="P4"><text:span text:style-name="Default_20_Paragraph_20_Font"><text:span text:style-name="T2">Asperae arteriae quatuor sunt peculiares musculi,<text:line-break/>ipsam contrahentes et coarctantes, cum extenti fuerint, os<text:line-break/>hyoides et ipsum guttur revellentes. Ex his musculis qui<text:line-break/>rnajores funt, principium quidem ab inferiori rectae lineae<text:line-break/>ossis hyoidis termino sumunt fecundum totius arteriae lon-<text:line-break/>gitudinem protracti: insertionem vero in os pectorale fe-<text:line-break/>eundum internas. ejus partes moliuntur. Tibi quisque ali-<text:line-break/>quando bifidi videbuntur esse musculi isti duo. Alii vero<text:line-break/>duo ex transversis inferioribusque thyreoidis cartilaginis<text:line-break/>partibus exorti, in pectoris os al rpsi terminant, arteriam</text:span></text:span></text:p>
      <text:p text:style-name="P5"><text:span text:style-name="Default_20_Paragraph_20_Font"><text:span text:style-name="T2">a lateribus complectentes. Meminisse autem oportet, de<text:line-break/>simiis omnia haec dici. Nam de discrimine, quod inter -<text:line-break/>has et cetera animalia est, in anatomicis administrationi-<text:line-break/>bus dicitur.</text:span></text:span></text:p>
      <text:p text:style-name="Normal"><text:span text:style-name="Default_20_Paragraph_20_Font"><text:span text:style-name="T2">n</text:span></text:span><text:span text:style-name="Default_20_Paragraph_20_Font"><text:span text:style-name="T4">e propr</text:span></text:span><text:span text:style-name="Default_20_Paragraph_20_Font"><text:span text:style-name="T2">iis </text:span></text:span><text:span text:style-name="Default_20_Paragraph_20_Font"><text:span text:style-name="T4">gu</text:span></text:span><text:span text:style-name="Default_20_Paragraph_20_Font"><text:span text:style-name="T2">t</text:span></text:span><text:span text:style-name="Default_20_Paragraph_20_Font"><text:span text:style-name="T4">tur</text:span></text:span><text:span text:style-name="Default_20_Paragraph_20_Font"><text:span text:style-name="T2">is </text:span></text:span><text:span text:style-name="Default_20_Paragraph_20_Font"><text:span text:style-name="T4">si lar</text:span></text:span><text:span text:style-name="Default_20_Paragraph_20_Font"><text:span text:style-name="T2">y</text:span></text:span><text:span text:style-name="Default_20_Paragraph_20_Font"><text:span text:style-name="T4">ngi</text:span></text:span><text:span text:style-name="Default_20_Paragraph_20_Font"><text:span text:style-name="T2">s </text:span></text:span><text:span text:style-name="Default_20_Paragraph_20_Font"><text:span text:style-name="T4">m</text:span></text:span><text:span text:style-name="Default_20_Paragraph_20_Font"><text:span text:style-name="T2">a</text:span></text:span><text:span text:style-name="Default_20_Paragraph_20_Font"><text:span text:style-name="T4">scul</text:span></text:span><text:span text:style-name="Default_20_Paragraph_20_Font"><text:span text:style-name="T2">i</text:span></text:span><text:span text:style-name="Default_20_Paragraph_20_Font"><text:span text:style-name="T4">s.</text:span></text:span></text:p>
      <text:p text:style-name="P4"><text:span text:style-name="Default_20_Paragraph_20_Font"><text:span text:style-name="T2">Duo quidem musculi in prioribus cartilaginis fcnti-<text:line-break/>for</text:span></text:span><text:span text:style-name="Default_20_Paragraph_20_Font"><text:span text:style-name="T4">t</text:span></text:span><text:span text:style-name="Default_20_Paragraph_20_Font"><text:span text:style-name="T2">nis partibus, alter e dextris, e sinistris alter, recti </text:span></text:span><text:span text:style-name="Default_20_Paragraph_20_Font"><text:span text:style-name="T4">t</text:span></text:span><text:span text:style-name="Default_20_Paragraph_20_Font"><text:span text:style-name="T2">e-<text:line-break/>ctindum ejus longitudinem incumbunt, ab humilioribus<text:line-break/>ossis lambdoidis partibus exorti , hi ad superiora et ante-<text:line-break/>riora cartilaginem attrahunt. Duo vero alii musculi a<text:line-break/>posterioribus scutisormis cartilaginis extremitatibus utrin-<text:line-break/>que unus exorientes gulae inseruntur, ipfam perinde ac<text:line-break/>spbincteres comprehendentes: hi cartilaginem cogunt atque<text:line-break/>adstringunt. Duo idem alii bifidi primae et fecundae car-<text:line-break/>tilaginis fines coniungunt coguntque; post quos quatuor<text:line-break/>alii ex fecunda cartilagine in tertiam devenientes illi qui-</text:span></text:span></text:p>
      <text:p text:style-name="P3"><text:span text:style-name="Default_20_Paragraph_20_Font"><text:span text:style-name="T2">dem retrorfum, hi vero in latera dearticulationem dila-<text:line-break/>tant: post hos ipfos quoque duo alii sunt, haud prius<text:line-break/>apparentes, quam guttur sit apertum, qur ei quidem car-<text:line-break/>tilagini, quae fcutiformem cartilaginem perpetuo cum ary-<text:line-break/>taenoide coniungunt, reliqua vero, quae innominata dici-<text:line-break/>. tur, non perpetuo. Actionem hi musicali habent praedi-<text:line-break/>. ctis quatuor oppositam. Est praeterea circa tertiae carti-<text:line-break/>saginis basin musculus unus bifidus vel duo connati vel<text:line-break/>quomodocunque nominare volueris , qui non in omnibus,<text:line-break/>fed in .aliquibus insunt animalibus, cartilaginem cogentes,<text:line-break/>gutturque claudentes. Sane anatomici in plerisque prae-<text:line-break/>dictorum musculorum errarunt.</text:span></text:span></text:p>
      <text:p text:style-name="Normal"><text:span text:style-name="Default_20_Paragraph_20_Font"><text:span text:style-name="T2">D</text:span></text:span><text:span text:style-name="Default_20_Paragraph_20_Font"><text:span text:style-name="T4">e</text:span></text:span><text:span text:style-name="Default_20_Paragraph_20_Font"><text:span text:style-name="T2"> m</text:span></text:span><text:span text:style-name="Default_20_Paragraph_20_Font"><text:span text:style-name="T4">usculi</text:span></text:span><text:span text:style-name="Default_20_Paragraph_20_Font"><text:span text:style-name="T2">s, </text:span></text:span><text:span text:style-name="Default_20_Paragraph_20_Font"><text:span text:style-name="T4">qu</text:span></text:span><text:span text:style-name="Default_20_Paragraph_20_Font"><text:span text:style-name="T2">i </text:span></text:span><text:span text:style-name="Default_20_Paragraph_20_Font"><text:span text:style-name="T4">sunt in sum</text:span></text:span><text:span text:style-name="Default_20_Paragraph_20_Font"><text:span text:style-name="T2">m</text:span></text:span><text:span text:style-name="Default_20_Paragraph_20_Font"><text:span text:style-name="T4">a manu.</text:span></text:span></text:p>
      <text:p text:style-name="P4"><text:span text:style-name="Default_20_Paragraph_20_Font"><text:span text:style-name="T2">Duo </text:span></text:span><text:span text:style-name="Default_20_Paragraph_20_Font"><text:span text:style-name="T4">t</text:span></text:span><text:span text:style-name="Default_20_Paragraph_20_Font"><text:span text:style-name="T2">unt musculorum genera in internis summae ma-<text:line-break/>nos partibus, parvi quidem necessario omnes, inter fe</text:span></text:span></text:p>
      <text:p text:style-name="P5"><text:span text:style-name="Default_20_Paragraph_20_Font"><text:span text:style-name="T2">tamen non parum tum in aliis tum in magnitudine dif-<text:line-break/>crepantes. Quinque ergo sinis, qui oblique introrsum<text:line-break/>lursumque digitos .movent, singuli singulis distributi. Sex-<text:line-break/>.tus magnum digitum, quem etiam antichefra appellant,<text:line-break/>indici adducit. Septimus parvum digitum a reliquis lon-<text:line-break/>gissime abducit. Horum igitur musculorum, qui furium<text:line-break/>introrsumque totos digitos inclinant , quatuor quidem ab<text:line-break/>indumentis eos tendines ambientibus, qui primum tcrtium-<text:line-break/>que articulum flectere dicebantur, incipientes ; in tenuem<text:line-break/>tendinem mediocriter teretem finiunt, toti transversae </text:span></text:span><text:span text:style-name="Default_20_Paragraph_20_Font"><text:span text:style-name="T4">t</text:span></text:span><text:span text:style-name="Default_20_Paragraph_20_Font"><text:span text:style-name="T2">eu<text:line-break/>laterali parti fecundum unumquemque digitum inserti,<text:line-break/>propter quod praedicto motu eos movent. Quintus vero,<text:line-break/>qui magnum digitum longissime ab indice abducit, caput<text:line-break/>habet primo carpi ossi appensum : qui musculus postquam<text:line-break/>in tendinem aeque ac alios tenuem finierit, magno itidem<text:line-break/>digito inseritur, eandemque motionem molitur. Qui vero</text:span></text:span></text:p>
      <text:p text:style-name="P5"><text:span text:style-name="Default_20_Paragraph_20_Font"><text:span text:style-name="T2">hunc ipsum indici adducit, contrarium huic obliquo mo-<text:line-break/>tum obtinens, ex .aequo trahit digitum in </text:span></text:span><text:span text:style-name="Default_20_Paragraph_20_Font"><text:span text:style-name="T4">t</text:span></text:span><text:span text:style-name="Default_20_Paragraph_20_Font"><text:span text:style-name="T2">uum ipsius ca-<text:line-break/>put, inm eta carpo m, qui ante medium digitum est, inferi-<text:line-break/>tur. Similem autem huic motionem habet alius musculus,<text:line-break/>qui a primo carpi osse, quod positura humile est, exoriens,<text:line-break/>intimas partes parvi digiti inseritur, manu nimirum sie-<text:line-break/>cundum - naturam figurata ipsum abducens maximopere a<text:line-break/>paramese S. digito annulari. Jure igitur musculus iste et<text:line-break/>qui maximum ab indice abducit, aliis quinque musculis<text:line-break/>multo </text:span></text:span><text:span text:style-name="Default_20_Paragraph_20_Font"><text:span text:style-name="T4">t</text:span></text:span><text:span text:style-name="Default_20_Paragraph_20_Font"><text:span text:style-name="T2">unt minores, quippe quibus in brachiale appendi,<text:line-break/>quo longior motus fiat, opus sit. Quibus una cum ten-<text:line-break/>dinlbus ablatis alii musculi in postbrachiali positi in con-<text:line-break/>spectum venient, omnibus certe dissentionis professoribus<text:line-break/>mihique etiam diutius ignorati, qui a ligamento </text:span></text:span><text:span text:style-name="Default_20_Paragraph_20_Font"><text:span text:style-name="T4">o</text:span></text:span><text:span text:style-name="Default_20_Paragraph_20_Font"><text:span text:style-name="T2">ssa bra-<text:line-break/>chialis circumprehendente fecundum eam praecipue par-<text:line-break/>tem, ubi et brachiale desinit et postbrachiale incipit., ex-<text:line-break/>ortum fumentes, in primam cujuscunque digiti dearticu-</text:span></text:span></text:p>
      <text:p text:style-name="P5"><text:span text:style-name="Default_20_Paragraph_20_Font"><text:span text:style-name="T3">. </text:span></text:span><text:span text:style-name="Default_20_Paragraph_20_Font"><text:span text:style-name="T2">lationem accedunt, bini singulis dicati digitis atque utro-<text:line-break/>. bique in mediam </text:span></text:span><text:span text:style-name="Default_20_Paragraph_20_Font"><text:span text:style-name="T4">r</text:span></text:span><text:span text:style-name="Default_20_Paragraph_20_Font"><text:span text:style-name="T2">egionem inserti, ut lateris etiam aliquid<text:line-break/>complectantur: ob idque nilum cum quadam in latus in-<text:line-break/>clinatione primum uniuscujusque digiti articulum flectunt,<text:line-break/>quem etiam articulum per ligamentum .magnos tendines</text:span></text:span></text:p>
      <text:p text:style-name="P1"><text:span text:style-name="Default_20_Paragraph_20_Font"><text:span text:style-name="T2">- circumplectens flecti dicebamus. ln magi,o vero digito<text:line-break/>non similis ex toto est ipse praedictorum musculorum<text:line-break/>numerus eo, qui magnum digitum longissime ab aliis ab-<text:line-break/>ducunt: unus enim longior est, inseriturque digito prope<text:line-break/>secundam dearticulationem, non omnino manifeste illam<text:line-break/>movens , sed magis primam. Reliqui vero deinceps fecun-<text:line-break/>dam dearticulationem flectunt; alter quidem praedictum<text:line-break/>calorem tangens, sursumque vergere flexionem faciens :<text:line-break/>alter post hunc leniter in latus inclinans. omnium au-<text:line-break/>tem praedicturum undecim musculorum munus -atque ossi-</text:span></text:span></text:p>
      <text:p text:style-name="P3"><text:span text:style-name="Default_20_Paragraph_20_Font"><text:span text:style-name="T2">cium est, ut coarticulationem, quae ab unoquoque post-<text:line-break/>brachialis osse cum brachiali est, eo ufque flectant, quouf-<text:line-break/>que ea flecti apta esu Brevissimum autem hoc esu Nam<text:line-break/>quae in hoc loco sita sunt ossa, mutuo sibi ipsis sunt<text:line-break/>.coarticulala, non quemadmodum digitorum ossa, dearticu-<text:line-break/>lata</text:span></text:span><text:span text:style-name="Default_20_Paragraph_20_Font"><text:span text:style-name="T4">i</text:span></text:span><text:span text:style-name="Default_20_Paragraph_20_Font"><text:span text:style-name="T2"> Quapropter et prima magni digiti articulatio, evi-<text:line-break/>dentem certe habet motum, quae vero est ipsius postbra-<text:line-break/>chialis cum brachiali , latentem penitusque obscurum ob-<text:line-break/>linet. Sane nonnunquam in magno digito duo folium-<text:line-break/>sculi apparent, qui simili modo, quo ceterorum musculorum<text:line-break/>musculi , fe habent, illique etiam saepenumero ita inter fe<text:line-break/>funt coaliti, ut unus in unoquoque digito esse videatur.</text:span></text:span></text:p>
      <text:p text:style-name="P4"><text:span text:style-name="Default_20_Paragraph_20_Font"><text:span text:style-name="T2">D</text:span></text:span><text:span text:style-name="Default_20_Paragraph_20_Font"><text:span text:style-name="T4">e muscul</text:span></text:span><text:span text:style-name="Default_20_Paragraph_20_Font"><text:span text:style-name="T2">i</text:span></text:span><text:span text:style-name="Default_20_Paragraph_20_Font"><text:span text:style-name="T4">s qui sub clavicul</text:span></text:span><text:span text:style-name="Default_20_Paragraph_20_Font"><text:span text:style-name="T2">i</text:span></text:span><text:span text:style-name="Default_20_Paragraph_20_Font"><text:span text:style-name="T4">s posit</text:span></text:span><text:span text:style-name="Default_20_Paragraph_20_Font"><text:span text:style-name="T2">i </text:span></text:span><text:span text:style-name="Default_20_Paragraph_20_Font"><text:span text:style-name="T4">sun</text:span></text:span><text:span text:style-name="Default_20_Paragraph_20_Font"><text:span text:style-name="T2">t.</text:span></text:span></text:p>
      <text:p text:style-name="P4"><text:span text:style-name="Default_20_Paragraph_20_Font"><text:span text:style-name="T2">Sub unaquaque clavicula positus est musculus , qui<text:line-break/>clare non conspici potest prius quam clavicula ablata fuerit.<text:line-break/>Est autum latus carnosus uterque ipsorum , in ossa duo<text:line-break/>se</text:span></text:span><text:span text:style-name="Default_20_Paragraph_20_Font"><text:span text:style-name="T4">c</text:span></text:span><text:span text:style-name="Default_20_Paragraph_20_Font"><text:span text:style-name="T2">tionem fecundum naturam moliens , in ipsam nimirum</text:span></text:span></text:p>
      <text:p text:style-name="P3"><text:span text:style-name="Default_20_Paragraph_20_Font"><text:span text:style-name="T2">claviculam et primam thoracis- costam parvam, quam non-<text:line-break/>nulli subclaviculam appellant. Claviculae igitur in illis<text:line-break/>connatus est partibus, quae ad acromium adscendunt: ipsi<text:line-break/>vero primae costae coalitus est, qua ipfa cum pectoris: osse<text:line-break/>coarticulatur. De horum igitur musculorum actione du-<text:line-break/>bitant quidam anatomicorum, nonnulli vero scapulam exi-<text:line-break/>sumant * * - veluti Lycus in aliis etiam animalibus,<text:line-break/>quaecunque claviculas non habent. Nam hos musculos<text:line-break/>- cum eo scapularum processu,. qur anchoraeformis dicitur,<text:line-break/>coalescere cenfet, maxime prosectu aberrans. In homini-<text:line-break/>hus vero caeterisque animalibus claviculas habentibus cum<text:line-break/>hoc dicere non posset, tanquam ligamenti usum ipsis tri-<text:line-break/>huic Haud ita tamen fe habet rei veritas, quin potius<text:line-break/>musculi hi eandem, quam iutercostales mufeuli, habent<text:line-break/>utilitatem. Sicuti enim eorum quilibet </text:span></text:span><text:span text:style-name="Default_20_Paragraph_20_Font"><text:span text:style-name="T4">t</text:span></text:span><text:span text:style-name="Default_20_Paragraph_20_Font"><text:span text:style-name="T2">uis ipsorum fibris<text:line-break/>extrinsecis humiliorem costam ad superiorem attrahit, ita<text:line-break/>etiam hi primam costam ad claviculam attollunt.</text:span></text:span></text:p>
      <text:p text:style-name="P5"><text:span text:style-name="Default_20_Paragraph_20_Font"><text:span text:style-name="T4">He musculi</text:span></text:span><text:span text:style-name="Default_20_Paragraph_20_Font"><text:span text:style-name="T2">s </text:span></text:span><text:span text:style-name="Default_20_Paragraph_20_Font"><text:span text:style-name="T4">propr</text:span></text:span><text:span text:style-name="Default_20_Paragraph_20_Font"><text:span text:style-name="T2">iis o/sis </text:span></text:span><text:span text:style-name="Default_20_Paragraph_20_Font"><text:span text:style-name="T4">lambdoidis, quod e</text:span></text:span><text:span text:style-name="Default_20_Paragraph_20_Font"><text:span text:style-name="T2">t </text:span></text:span><text:span text:style-name="Default_20_Paragraph_20_Font"><text:span text:style-name="T4">h</text:span></text:span><text:span text:style-name="Default_20_Paragraph_20_Font"><text:span text:style-name="T2">y</text:span></text:span><text:span text:style-name="Default_20_Paragraph_20_Font"><text:span text:style-name="T4">o</text:span></text:span><text:span text:style-name="Default_20_Paragraph_20_Font"><text:span text:style-name="T2">i</text:span></text:span><text:span text:style-name="Default_20_Paragraph_20_Font"><text:span text:style-name="T4">des<text:line-break/>(si. h</text:span></text:span><text:span text:style-name="Default_20_Paragraph_20_Font"><text:span text:style-name="T2">y</text:span></text:span><text:span text:style-name="Default_20_Paragraph_20_Font"><text:span text:style-name="T4">psil</text:span></text:span><text:span text:style-name="Default_20_Paragraph_20_Font"><text:span text:style-name="T2">oi</text:span></text:span><text:span text:style-name="Default_20_Paragraph_20_Font"><text:span text:style-name="T4">de</text:span></text:span><text:span text:style-name="Default_20_Paragraph_20_Font"><text:span text:style-name="T2">s) </text:span></text:span><text:span text:style-name="Default_20_Paragraph_20_Font"><text:span text:style-name="T4">vocatur.</text:span></text:span></text:p>
      <text:p text:style-name="P4"><text:span text:style-name="Default_20_Paragraph_20_Font"><text:span text:style-name="T2">os capiti gutturis incumbens nonnulli quidem hyoi-<text:line-break/>des , nonnulli lamdoides nominant. Est autem reesa hujus<text:line-break/>t ossis linea secundum colli longitudinem extunsa, os leniter<text:line-break/>latum, quatuor vero reliquae lineae obliquae sunt et a<text:line-break/>praedicto lato osse secundum duas coniugationes exoriun-<text:line-break/>fur: a superioribus quidem partibus altera coniugatio, quae<text:line-break/>tenuium graciliumque est, veluti sirnt scriptorii extrema:<text:line-break/>ab inferioribus vero altera , quae est mediocriter latorum.<text:line-break/>Verum graciles duae costae per ligamenta teretia ac tenuia<text:line-break/>extremitatibus eorum processuum , quos ab acus et seri-<text:line-break/>ptorii et styli imagine aeulormes nominant, colliguntur.<text:line-break/>Reliquas vero duas inferiores duo vincula valide.- cum car-<text:line-break/>tilagiue arytaenoide copulant. Et fane duo etiam musculi<text:line-break/>lati os hyoides inferiori maxillae coniungunt, ex trans-<text:line-break/>versis rectae lineae ipsius ossis hyoidis partibus enati,<text:line-break/>atque in transversas et jam inferioris maxillae partes post</text:span></text:span></text:p>
      <text:p text:style-name="P3"><text:span text:style-name="Default_20_Paragraph_20_Font"><text:span text:style-name="T2">musculorum ipsi maxillae propriorum exortum inserti. Alii<text:line-break/>vero mufculi in extremam maxillam mutuo inter fe colli-<text:line-break/>gati veniunt. Horum principium est superior terminus<text:line-break/>. rectae lineae ipsius lambdoidis ossis. Alii autem duo mu-<text:line-break/>fculi a radice ossis styloidis incipiunt, atque in rectas<text:line-break/>lambdoidis ossis lineas inferno termino utrinque unus in-<text:line-break/>feruntur. Haec quidem tria musculorum paria ipsius ossis<text:line-break/>lambdoidis propriae sunt, brevibus quidem motionibus<text:line-break/>ipsum moventes. Atque una quidem a. basi processus sty-<text:line-break/>loi dis incipit, in posteriorem regionem id abducens : reti-<text:line-break/>quae duae in maxillae inferioris latera adscendunt atque<text:line-break/>ad ipsam maxillam furtum id attrahunt. Ceteri vero<text:line-break/>musculi ab osse hyoide exortum obtinentes, aliarum par-<text:line-break/>ticularum causa facti fuerunt. Hi quidem in scapulas, ut<text:line-break/>eas moverent, quemadmodum superius diximus: -alii in<text:line-break/>linguam, ut de ipsa quoque dicetur; et ultra hos reli-<text:line-break/>quus faucibus extrinsecus insidet, sive quis ipsum unicum,<text:line-break/>sed bifidum appellare velit sive duos mutuo sibi adnatos,</text:span></text:span></text:p>
      <text:p text:style-name="P5"><text:span text:style-name="Default_20_Paragraph_20_Font"><text:span text:style-name="T2">quod et mihi satius esse ridetur. Hi asperam arteriam<text:line-break/>adstringunt et os lambdoides retrahunt.</text:span></text:span></text:p>
      <text:p text:style-name="Normal"><text:span text:style-name="Default_20_Paragraph_20_Font"><text:span text:style-name="T2">D</text:span></text:span><text:span text:style-name="Default_20_Paragraph_20_Font"><text:span text:style-name="T4">e</text:span></text:span><text:span text:style-name="Default_20_Paragraph_20_Font"><text:span text:style-name="T2"> m</text:span></text:span><text:span text:style-name="Default_20_Paragraph_20_Font"><text:span text:style-name="T4">uscul</text:span></text:span><text:span text:style-name="Default_20_Paragraph_20_Font"><text:span text:style-name="T2">is </text:span></text:span><text:span text:style-name="Default_20_Paragraph_20_Font"><text:span text:style-name="T4">l</text:span></text:span><text:span text:style-name="Default_20_Paragraph_20_Font"><text:span text:style-name="T2">i</text:span></text:span><text:span text:style-name="Default_20_Paragraph_20_Font"><text:span text:style-name="T4">nguam</text:span></text:span><text:span text:style-name="Default_20_Paragraph_20_Font"><text:span text:style-name="T2"> mo</text:span></text:span><text:span text:style-name="Default_20_Paragraph_20_Font"><text:span text:style-name="T4">ventibus.</text:span></text:span></text:p>
      <text:p text:style-name="P4"><text:span text:style-name="Default_20_Paragraph_20_Font"><text:span text:style-name="T2">Sicuti siane praeceptor noster Pelops in linguae dissis-<text:line-break/>cilone scribit, musculi bubulae linguae sedecim sunt. No-<text:line-break/>bis vero, ut ab initio libri dictum est, in simiae corpore<text:line-break/>ob similitudinem, quam cum homine habet, exercitationem<text:line-break/>facere statutum est. Ex mufculis igitur linguam moven-<text:line-break/>tibus duo quidem a basibus processuum styloidum inci-<text:line-break/>plantes, angusti lougique progredientes in transver</text:span></text:span><text:span text:style-name="Default_20_Paragraph_20_Font"><text:span text:style-name="T4">t</text:span></text:span><text:span text:style-name="Default_20_Paragraph_20_Font"><text:span text:style-name="T2">as lin-<text:line-break/>guae partes, utrimque unus, inseruntur, obliquo</text:span></text:span><text:span text:style-name="Default_20_Paragraph_20_Font"><text:span text:style-name="T4">r</text:span></text:span><text:span text:style-name="Default_20_Paragraph_20_Font"><text:span text:style-name="T2">um mo-<text:line-break/>tuum praesides. Reliqui vero omnes tum ex osse caput<text:line-break/>gutturis ambiente, hyoide et lambdoide appellato, exorant-<text:line-break/>tur: tum in linguam quatuor Iane, secundum duo ninri-<text:line-break/>rum paria inferuntur, evidenterripsam moventes. Quin-<text:line-break/>tus bifidus existens , atque ex superiori rectae lineae ossis</text:span></text:span></text:p>
      <text:p text:style-name="P5"><text:span text:style-name="Default_20_Paragraph_20_Font"><text:span text:style-name="T2">h</text:span></text:span><text:span text:style-name="Default_20_Paragraph_20_Font"><text:span text:style-name="T4">g</text:span></text:span><text:span text:style-name="Default_20_Paragraph_20_Font"><text:span text:style-name="T2">oidis termino incipiens, </text:span></text:span><text:span text:style-name="Default_20_Paragraph_20_Font"><text:span text:style-name="T4">t</text:span></text:span><text:span text:style-name="Default_20_Paragraph_20_Font"><text:span text:style-name="T2">ub linguam inseritur, </text:span></text:span><text:span text:style-name="Default_20_Paragraph_20_Font"><text:span text:style-name="T4">t</text:span></text:span><text:span text:style-name="Default_20_Paragraph_20_Font"><text:span text:style-name="T2">ecum-<text:line-break/>dum illius longitudinem ad extremum usque in</text:span></text:span><text:span text:style-name="Default_20_Paragraph_20_Font"><text:span text:style-name="T4">t</text:span></text:span><text:span text:style-name="Default_20_Paragraph_20_Font"><text:span text:style-name="T2">erioris<text:line-break/>maxillae in ap</text:span></text:span><text:span text:style-name="Default_20_Paragraph_20_Font"><text:span text:style-name="T4">t</text:span></text:span><text:span text:style-name="Default_20_Paragraph_20_Font"><text:span text:style-name="T2">um mentum, quod vocant, qua maxillae<text:line-break/>ossa inter fie coalescunt, pertingens.. Hic musculus sursum<text:line-break/>ad maxillam (os byoides) retrahit, illis oppositus, qui id<text:line-break/>ipsum ad pectoris os deorsum trahunt. Nullam vero ma-<text:line-break/>nitellam in lingua motionem efficit. Sed qui evidenter<text:line-break/>ipfam movent, quatuor reliqui stmt, quorum duo ex fu-<text:line-break/>perioribus ossis hyoidis partibus, unde et praedictus (ille<text:line-break/>bifidus musculus), verum in ipsius lateribus quodammodo<text:line-break/>magis exoriuntur. Reliqui vero duo deinceps ex trans-<text:line-break/>versis humillbusque rectae lineae costis enascuntur. In-<text:line-break/>feruntur autem majores quidem in mediam linguae regio-<text:line-break/>nem perpetuo fe mutuo .tangentes, .usque ad eam omnes<text:line-break/>anterius in locum linguae pervenerint, quem </text:span></text:span><text:span text:style-name="Default_20_Paragraph_20_Font"><text:span text:style-name="T4">v</text:span></text:span><text:span text:style-name="Default_20_Paragraph_20_Font"><text:span text:style-name="T2">i</text:span></text:span><text:span text:style-name="Default_20_Paragraph_20_Font"><text:span text:style-name="T4">nctu</text:span></text:span><text:span text:style-name="Default_20_Paragraph_20_Font"><text:span text:style-name="T2">m ap- ..<text:line-break/>pellant (fraehulum linguae): minores vero in latera, inter<text:line-break/>hos et eos, qui ab utraque basi processuum acuformium<text:line-break/>si styloidum procedunt. Sane horum singulorum musea-</text:span></text:span></text:p>
      <text:p text:style-name="P5"><text:span text:style-name="Default_20_Paragraph_20_Font"><text:span text:style-name="T2">lorum motiones ipsi positui respondent, obliquorum quia<text:line-break/>dem obliquae, rectorum vero rectae, quemadmodum et<text:line-break/>transversorum transversae. Et sane clarioris doctrinae<text:line-break/>gratia, qui a processibus styloidibus prodeunti musculi,<text:line-break/>transversi seu laterales vocentur: qui vero ali obliquis<text:line-break/>ossis lamhdoidis partibus, obliqui, sicuti qui a superiori<text:line-break/>ejusdem lambdoidis offis termino enascuntur, recti.appel-<text:line-break/>lentur. Subiiciuntur vero praedictis omnibus musculis ex<text:line-break/>imis partibus illi., qui fibras transver</text:span></text:span><text:span text:style-name="Default_20_Paragraph_20_Font"><text:span text:style-name="T4">t</text:span></text:span><text:span text:style-name="Default_20_Paragraph_20_Font"><text:span text:style-name="T2">as habent, a tota<text:line-break/>lingua exorti, atque in maxillae es fere totum praeter<text:line-break/>quam .in mentum inferte Facultatem porro musculi hi<text:line-break/>omnes attollendi curvaudique linguam obtinent.</text:span></text:span></text:p>
      <text:p text:style-name="Normal"><text:span text:style-name="Default_20_Paragraph_20_Font"><text:span text:style-name="T2">D</text:span></text:span><text:span text:style-name="Default_20_Paragraph_20_Font"><text:span text:style-name="T4">e musculis fauc</text:span></text:span><text:span text:style-name="Default_20_Paragraph_20_Font"><text:span text:style-name="T2">i</text:span></text:span><text:span text:style-name="Default_20_Paragraph_20_Font"><text:span text:style-name="T4">um.</text:span></text:span></text:p>
      <text:p text:style-name="P4"><text:span text:style-name="Default_20_Paragraph_20_Font"><text:span text:style-name="T2">Locus quidam praejacet gulae gutturique communis,<text:line-break/>in quem utriusque osculum adscendit, qui quoniam angu-<text:line-break/>stus oblongusque est, isthmus appellatur. Corpus vero</text:span></text:span></text:p>
      <text:p text:style-name="P5"><text:span text:style-name="Default_20_Paragraph_20_Font"><text:span text:style-name="T2">hunc locum ambiens, fauces I. pharynx nuncupatur, in<text:line-break/>quibus faucibus musculus utrimque unus habetur, tunc<text:line-break/>munere </text:span></text:span><text:span text:style-name="Default_20_Paragraph_20_Font"><text:span text:style-name="T4">t</text:span></text:span><text:span text:style-name="Default_20_Paragraph_20_Font"><text:span text:style-name="T2">uo fungens, cum vox editur aut deglutitio fit.<text:line-break/>Horum duorum musculorum caput prope eos musculos<text:line-break/>positum est, qui ab inferioribus partibus in linguae latera<text:line-break/></text:span></text:span><text:span text:style-name="Default_20_Paragraph_20_Font"><text:span text:style-name="T4">r</text:span></text:span><text:span text:style-name="Default_20_Paragraph_20_Font"><text:span text:style-name="T2">dscenduut.</text:span></text:span></text:p>
      <text:p text:style-name="Normal"><text:span text:style-name="Default_20_Paragraph_20_Font"><text:span text:style-name="T2">D</text:span></text:span><text:span text:style-name="Default_20_Paragraph_20_Font"><text:span text:style-name="T4">e musculis cervicem</text:span></text:span><text:span text:style-name="Default_20_Paragraph_20_Font"><text:span text:style-name="T2"> m</text:span></text:span><text:span text:style-name="Default_20_Paragraph_20_Font"><text:span text:style-name="T4">oventibu</text:span></text:span><text:span text:style-name="Default_20_Paragraph_20_Font"><text:span text:style-name="T2">s)</text:span></text:span></text:p>
      <text:p text:style-name="P4"><text:span text:style-name="Default_20_Paragraph_20_Font"><text:span text:style-name="T2">Ergo cervicis capitisque commune</text:span></text:span><text:span text:style-name="Default_20_Paragraph_20_Font"><text:span text:style-name="T4">s</text:span></text:span><text:span text:style-name="Default_20_Paragraph_20_Font"><text:span text:style-name="T2"> musculi superius<text:line-break/>enarrari fuer</text:span></text:span><text:span text:style-name="Default_20_Paragraph_20_Font"><text:span text:style-name="T4">e:</text:span></text:span><text:span text:style-name="Default_20_Paragraph_20_Font"><text:span text:style-name="T2"> Tres quidem primi paris eorum, qui ab<text:line-break/>occipite prodeunt: una vero aliud emunt, qui gulae fub-<text:line-break/>jacent. Nam ut uno verbo dicam, quicunque musculi a<text:line-break/>capite exorti , toti cervici inseruntur , ambabu</text:span></text:span><text:span text:style-name="Default_20_Paragraph_20_Font"><text:span text:style-name="T4">s</text:span></text:span><text:span text:style-name="Default_20_Paragraph_20_Font"><text:span text:style-name="T2"> partibus<text:line-break/>funt communes. De propriis vero cervicis musculis in<text:line-break/>hoc capite agendum. Duo ab utraque ipsius parte </text:span></text:span><text:span text:style-name="Default_20_Paragraph_20_Font"><text:span text:style-name="T4">t</text:span></text:span><text:span text:style-name="Default_20_Paragraph_20_Font"><text:span text:style-name="T2">uus<text:line-break/>mufculi, alter posterior potius, alter prior dicendus. Sane<text:line-break/>posterior cx. transversa primae vertebrae eminentia exori-<text:line-break/>tur, eo praecipue loco, ubi ea convexissima esu Nam ex<text:line-break/>.priori potius eminentia musculus ille, de quo superius di-</text:span></text:span></text:p>
      <text:p text:style-name="P3"><text:span text:style-name="Default_20_Paragraph_20_Font"><text:span text:style-name="T2">ctum est, exoritur, qui in scapulae spinam adscendit. Po-<text:line-break/>sterior autem hic cervicis musculus , de quo nunc agere<text:line-break/>institui, ad scapulam usque devenit, eri omnibus vertebris<text:line-break/>per validae ligamenta enatus, ut plures. musculi esse vi-<text:line-break/>deantur, inferiorque ipsius terminus thoracis musculo<text:line-break/>in scapulae simis collocato exacte continuus est. Alter.<text:line-break/>vero cervicis prior musculus principium a perforato fe-<text:line-break/>eundae vertebrae processu futuit, simulque cum aliis cer-<text:line-break/>vicis musculis exoritur, postea vero illinc per axillam ad<text:line-break/>: quintam usque thoracis costam pervenit, </text:span></text:span><text:span text:style-name="Default_20_Paragraph_20_Font"><text:span text:style-name="T4">t</text:span></text:span><text:span text:style-name="Default_20_Paragraph_20_Font"><text:span text:style-name="T2">extam quando-</text:span></text:span></text:p>
      <text:p text:style-name="P4"><text:span text:style-name="Default_20_Paragraph_20_Font"><text:span text:style-name="T2">que etiam attingens </text:span></text:span><text:span text:style-name="Default_20_Paragraph_20_Font"><text:span text:style-name="T4">j</text:span></text:span><text:span text:style-name="Default_20_Paragraph_20_Font"><text:span text:style-name="T2"> ejnsque portio quaedam in primam<text:line-break/>costam claviculae succedentem inseritur. Teres autem quo-<text:line-break/>dammodo magis est hic musculus et longus. Et fane ejus<text:line-break/>actio, qua cervini inseritur, est, ut ip</text:span></text:span><text:span text:style-name="Default_20_Paragraph_20_Font"><text:span text:style-name="T4">t</text:span></text:span><text:span text:style-name="Default_20_Paragraph_20_Font"><text:span text:style-name="T2">am in priora obli-<text:line-break/>quam flectat: qua vero ad thoracis vertebras pervenit, ut<text:line-break/>illum dilatet. Quare praestiterit ut vel duos musculos</text:span></text:span></text:p>
      <text:p text:style-name="P5"><text:span text:style-name="Default_20_Paragraph_20_Font"><text:span text:style-name="T2">inter fe unitos una cum praedictis existimemus esse, vel<text:line-break/>si unus est statuendus, eum inter thoracis musculos ceu-<text:line-break/>reamur. Ille enim thoracem dilatare evidenter conspicitur,<text:line-break/>non ita tamen evidenter cervicem annuendo movere. op-<text:line-break/>positam vero ipsi motionem habet praedictus musculus, in<text:line-break/>latera et ipse ac ad posteriora magis totam cervicem fle-<text:line-break/>dens. .Quodsi ambo una tendantur, media totius cervicis<text:line-break/>flexura in latera efficitur. Si vero anteriores tantum<text:line-break/>musculi, qui utrobique funt, dexter nimirum et sinister,<text:line-break/>tendantur, totam profecto cervicem in priora annuere: sin<text:line-break/>posteriores, in posteria renuere compellunt. Quodsi omnes<text:line-break/>quatuor simul tendantur, cervix tunc in nullam vergens<text:line-break/>partem recta evadit, quemadmodum in ea etiam spasmi<text:line-break/>specie contingit, quae tetanus Graece dicitur.</text:span></text:span></text:p>
      <text:p text:style-name="P5">n<text:span text:style-name="Default_20_Paragraph_20_Font"><text:span text:style-name="T4">e musculo</text:span></text:span> i<text:span text:style-name="Default_20_Paragraph_20_Font"><text:span text:style-name="T4">n simis scapularum si</text:span></text:span>to <text:span text:style-name="Default_20_Paragraph_20_Font"><text:span text:style-name="T4">th</text:span></text:span>o<text:span text:style-name="Default_20_Paragraph_20_Font"><text:span text:style-name="T4">racem</text:span></text:span><text:span text:style-name="Default_20_Paragraph_20_Font"><text:span text:style-name="T2"> f.<text:line-break/></text:span></text:span><text:span text:style-name="Default_20_Paragraph_20_Font"><text:span text:style-name="T4">dila</text:span></text:span>t<text:span text:style-name="Default_20_Paragraph_20_Font"><text:span text:style-name="T4">an</text:span></text:span>t<text:span text:style-name="Default_20_Paragraph_20_Font"><text:span text:style-name="T4">e.</text:span></text:span></text:p>
      <text:p text:style-name="P7"><text:span text:style-name="Default_20_Paragraph_20_Font"><text:span text:style-name="T2">Musculum qui magna dilatatione thoracem dilatat, in<text:line-break/>utraque parte unum sive scapulae et thoracis communem<text:line-break/>appellare ipsum quis velit sive thoracis solius ex iis, qui<text:line-break/>secundum scapulam sunt, nihil intererit. Enascitur hic a<text:line-break/>scapulae basi, toti thoraci extensus. Haec sane ipsius pars<text:line-break/>delitefcit, ut ipsum intueri prius non possis, quam scapu-<text:line-break/>Iam ausuras. Totum vero deinceps quod sequitur, con-:<text:line-break/>[plenum est, quod nimirum thoraci ad eum ustpre muscu-<text:line-break/>Ium, qui a cervice in sextam costam descendit, inseritur.<text:line-break/>Sed et duas queque nothas costas musculus hic jam prope<text:line-break/>cartilagineos processus conscendit. Ejus autem insertio<text:line-break/>haud continua^ est, sed veluti in exiguos quosdam musca-<text:line-break/>sus singulis costis singulos partita ac discissa. Deinceps<text:line-break/>vero post universas hujus musculi priores extremitates,<text:line-break/></text:span></text:span><text:span text:style-name="Default_20_Paragraph_20_Font"><text:span text:style-name="T4">- ;<text:tab/>...<text:tab/>; li fuso. . .<text:tab/>..---.r- </text:span></text:span><text:span text:style-name="Default_20_Paragraph_20_Font"><text:span text:style-name="T2">j</text:span></text:span></text:p>
      <text:p text:style-name="P5"><text:span text:style-name="Default_20_Paragraph_20_Font"><text:span text:style-name="T2">exortus principium fu</text:span></text:span><text:span text:style-name="Default_20_Paragraph_20_Font"><text:span text:style-name="T4">t</text:span></text:span><text:span text:style-name="Default_20_Paragraph_20_Font"><text:span text:style-name="T2">uit maximus musculorum abdominis<text:line-break/>discissis et ipfe exortibus appensus.</text:span></text:span></text:p>
      <text:p text:style-name="Normal"><text:span text:style-name="Default_20_Paragraph_20_Font"><text:span text:style-name="T2">D</text:span></text:span><text:span text:style-name="Default_20_Paragraph_20_Font"><text:span text:style-name="T4">e musculi</text:span></text:span><text:span text:style-name="Default_20_Paragraph_20_Font"><text:span text:style-name="T2">s </text:span></text:span><text:span text:style-name="Default_20_Paragraph_20_Font"><text:span text:style-name="T4">humer</text:span></text:span><text:span text:style-name="Default_20_Paragraph_20_Font"><text:span text:style-name="T2">i </text:span></text:span><text:span text:style-name="Default_20_Paragraph_20_Font"><text:span text:style-name="T4">ar</text:span></text:span><text:span text:style-name="Default_20_Paragraph_20_Font"><text:span text:style-name="T2">t</text:span></text:span><text:span text:style-name="Default_20_Paragraph_20_Font"><text:span text:style-name="T4">iculum m</text:span></text:span><text:span text:style-name="Default_20_Paragraph_20_Font"><text:span text:style-name="T2">o</text:span></text:span><text:span text:style-name="Default_20_Paragraph_20_Font"><text:span text:style-name="T4">vent</text:span></text:span><text:span text:style-name="Default_20_Paragraph_20_Font"><text:span text:style-name="T2">i</text:span></text:span><text:span text:style-name="Default_20_Paragraph_20_Font"><text:span text:style-name="T4">bu</text:span></text:span><text:span text:style-name="Default_20_Paragraph_20_Font"><text:span text:style-name="T2">s.</text:span></text:span></text:p>
      <text:p text:style-name="P4"><text:span text:style-name="Default_20_Paragraph_20_Font"><text:span text:style-name="T2">Postquam musculos scapulam moventes abstuleris, post-<text:line-break/>que hos illum etiam , qui in simus scapulae partibus situs<text:line-break/>est , quem nuper sermone persecutus fui : facillime jam<text:line-break/>-musculorum omnium brachium moventium numerum de-<text:line-break/>. prehendas. Nam cum undecim in universum omnes sint,<text:line-break/>tres a pectore in brachium adscendentes, duos ab ilium<text:line-break/>regionibus et quinque ex scapula ip</text:span></text:span><text:span text:style-name="Default_20_Paragraph_20_Font"><text:span text:style-name="T4">t</text:span></text:span><text:span text:style-name="Default_20_Paragraph_20_Font"><text:span text:style-name="T2">a prodeuntes conspi-<text:line-break/>cies, sicuti undecimum post ho</text:span></text:span><text:span text:style-name="Default_20_Paragraph_20_Font"><text:span text:style-name="T4">s</text:span></text:span><text:span text:style-name="Default_20_Paragraph_20_Font"><text:span text:style-name="T2"> omnes, qui sirperhnmera-<text:line-break/>dem occupat. Sibi enim mutuo musculi hi , qua hurnera-<text:line-break/>ria vena est, connati sunt: aponeurcsesque sibi mutuo vi-<text:line-break/>cluas in brachium infra ipsius caput in priorem partem<text:line-break/>iuferuut, per rectam praecipue lineam, quae superne<text:line-break/>deorsum tendit. Atque graciliorem quidem aponeurosin<text:line-break/>producit musculus a pectoris osse prodiens: teretiorem</text:span></text:span></text:p>
      <text:p text:style-name="P5"><text:span text:style-name="Default_20_Paragraph_20_Font"><text:span text:style-name="T2">vero quodammodo carnosioremque atque ab exterioribus<text:line-break/>hujusee partibus edit musculus ab epomide exoriens. Porro<text:line-break/>exortus feu originis principium istius quidem musicali tum<text:line-break/>clavicula tum scapulae fpina est: tum etiam fupersiciariae<text:line-break/>ejusdem scapulae regiones fere omnes, quaecunque ver</text:span></text:span><text:span text:style-name="Default_20_Paragraph_20_Font"><text:span text:style-name="T4">t</text:span></text:span><text:span text:style-name="Default_20_Paragraph_20_Font"><text:span text:style-name="T2">us<text:line-break/>humiliorem ipsius costam vergunt. Alterius vero musculi<text:line-break/>principium est totum pectorale os.. Nam inde prodeuntes,<text:line-break/>alter quidem veluti scissus circa summum humerum, totum<text:line-break/>brachii caput comprehendit; alter vero- humer arrae venae<text:line-break/>exporrectus est et priorem axillae partem carnu</text:span></text:span><text:span text:style-name="Default_20_Paragraph_20_Font"><text:span text:style-name="T4">tu</text:span></text:span><text:span text:style-name="Default_20_Paragraph_20_Font"><text:span text:style-name="T2">m ipsis<text:line-break/>efficit, fereque in toto pectore carnosus musculus iste est<text:line-break/>atque ab ipfo toto pectore exoritur. Satius vero fuerit,<text:line-break/>duos ipfum musculos, non unicum statuere. Qui igitur a<text:line-break/>pectoris osse exoritur, qui et aliis, qui in ipfo pectoris<text:line-break/>osse existunt, musculis est minor, fibras omni superiori ad-<text:line-break/>ver</text:span></text:span><text:span text:style-name="Default_20_Paragraph_20_Font"><text:span text:style-name="T4">t</text:span></text:span><text:span text:style-name="Default_20_Paragraph_20_Font"><text:span text:style-name="T2">as quodammodo oppositasque habet. Nam in Inperio-<text:line-break/>rem quidem partem adscendunt ad propriam aponeurosin,<text:line-break/>deorsirm incipientes. Reliquae vero omnes exortum qui-</text:span></text:span></text:p>
      <text:p text:style-name="P5"><text:span text:style-name="Default_20_Paragraph_20_Font"><text:span text:style-name="T2">dem his superiorem ex ipfo pectoris osse habent. Ferun-<text:line-break/>tur autem in aponeurosin transversae quidem, quae a </text:span></text:span><text:span text:style-name="Default_20_Paragraph_20_Font"><text:span text:style-name="T4">t</text:span></text:span><text:span text:style-name="Default_20_Paragraph_20_Font"><text:span text:style-name="T2">ub-<text:line-break/>limibus ossis pectoris partibus enascuntur: leniter vero<text:line-break/>obliquae, quae ah humilibus ejusdem ossis partibus exoriun-<text:line-break/>tur. Ex reliquis duobus alter quidem ah extrluseca in-<text:line-break/>fimaque hujus ossis regione prodiens, fecundum plurimas<text:line-break/>quidem partes praedicto illi musculo bifido ac magno con-<text:line-break/>natus est, demumque in membraneumtendinem siniens,<text:line-break/>prioribus brachii partibus inferitur, in ipfum praecipue<text:line-break/>anterius supercilium cavitatis,^ quod a majori capite nui—<text:line-break/>fculi in brachio existentis occupatur, qui fecundum inter-<text:line-break/>nam regionem , venae quae in ipsi, conspicue apparet, ex-<text:line-break/>porrigitur. Alter vero musculus, qui antequam magnus fit<text:line-break/>dissectus non apparet, a superioribus partibus enascens,<text:line-break/>ex secundo quidem et tertio et quarto et quinto et sexto<text:line-break/>pectoris ossibus exoritur atque ad altissimam capitis bra-<text:line-break/>chii regionem, quaad ulaviculam spectat, adscendit, illinc-<text:line-break/>que ligamento illi membrancso articulum ambienti inseri-</text:span></text:span></text:p>
      <text:p text:style-name="P5"><text:span text:style-name="Default_20_Paragraph_20_Font"><text:span text:style-name="T2">tur, validiorem rane quam praedictus musculus ap.oneu-<text:line-break/>rosin obtinens. Duo vero sirnt, qui lab inferioribus par-<text:line-break/>tibus sursum feruntur; quorum alter crassissimus longrssi-<text:line-break/>musque omnium musculorum brachium moventium est,<text:line-break/>alter gracillimus quidem est, longitudine tamen ab altero<text:line-break/>haud superatur. Hic igitur a dissectoribus merito ignora-<text:line-break/>tus suit:- nam dum male cutis excoriatur, musculus hic<text:line-break/>obscuratur corrumpiturque. De magno vero musculo nul-<text:line-break/>Ius est , qui non scripserit; sied alter magis, alter minus<text:line-break/>exacte ejus naturam explicavit. Gracilis igitur a cute;<text:line-break/>qnae circa ilia nothasque costas est, adscendens, ex ipsis<text:line-break/>praecipue membranis, sub cutim existentibus, exortum ha-<text:line-break/>bet; perpetuo vero dum ad axillam adscendit, crassitudi-<text:line-break/>nem quandam acquirens, in membranorum tendinem. finit,<text:line-break/>duobus aliis, quibuscum etiam coalescit, insidens, quorum<text:line-break/>duorum musculorum alter ex humillimo pectoris musculo,<text:line-break/>alter ex altera illius musculi bifidi portione gignitur. Re-</text:span></text:span></text:p>
      <text:p text:style-name="P5"><text:span text:style-name="Default_20_Paragraph_20_Font"><text:span text:style-name="T2">liques vero musculorum ab imis regionibus fur</text:span></text:span><text:span text:style-name="Default_20_Paragraph_20_Font"><text:span text:style-name="T4">t</text:span></text:span><text:span text:style-name="Default_20_Paragraph_20_Font"><text:span text:style-name="T2">um ad<text:line-break/>humeri dearticulationem adscendentium, qui et maximus<text:line-break/>est, ab illis vertebris, quibus nothae costae dearticulantur,<text:line-break/>incipit atque spinali musculo et in</text:span></text:span><text:span text:style-name="Default_20_Paragraph_20_Font"><text:span text:style-name="T4">t</text:span></text:span><text:span text:style-name="Default_20_Paragraph_20_Font"><text:span text:style-name="T2">eriori humilioris sica-<text:line-break/>putae costae termino insertus, in priora leniter obliquus<text:line-break/>fertur, aliquo ufque musculis humiliori scapularum costae<text:line-break/>incumbentibus adnatus : et eum e directo maxillae perve-<text:line-break/>nerit, rectus ad ipsam adscendit, illicque per tendinem<text:line-break/>haud ignobilem leniter latum brachio secundum internas<text:line-break/>aponeuroseos magni musculi partes insertus musculus hic<text:line-break/>duobus coalescit musculis, ei nimirum, qui secundum axil-<text:line-break/>Iam fupersternitur et ei, qui in gibbi cubiti dearticulatio..<text:line-break/>nem pertingit, de quibus in sequentibus agetur. Qui<text:line-break/>vero ab ipfa scapula nascuntur quinque musculi , in latos<text:line-break/>tendines cum omnes finiant, in brachium et ipsi inscrun-<text:line-break/>tur * partem * ut connatus quidem praedicto mu-<text:line-break/>foulo prope aponeurosin, qui ex infima parte humilioris</text:span></text:span></text:p>
      <text:p text:style-name="P5"><text:span text:style-name="Default_20_Paragraph_20_Font"><text:span text:style-name="T2">costae incipiens, moxque ex posterioribu</text:span></text:span><text:span text:style-name="Default_20_Paragraph_20_Font"><text:span text:style-name="T4">s</text:span></text:span><text:span text:style-name="Default_20_Paragraph_20_Font"><text:span text:style-name="T2"> et internis par-<text:line-break/>tibus brachium subiens, tandem in ipsimi altiore simul<text:line-break/>et prolixiore gracilioreque insertione praedictique musculi<text:line-break/>insertioni conjuncta </text:span></text:span><text:span text:style-name="Default_20_Paragraph_20_Font"><text:span text:style-name="T4">l</text:span></text:span><text:span text:style-name="Default_20_Paragraph_20_Font"><text:span text:style-name="T2">e</text:span></text:span><text:span text:style-name="Default_20_Paragraph_20_Font"><text:span text:style-name="T4">t</text:span></text:span><text:span text:style-name="Default_20_Paragraph_20_Font"><text:span text:style-name="T2">e inserit. lpfa igitur ex internis<text:line-break/>brachii partibus existit, praedictam aponeurosin attingens.<text:line-break/>Enimvero elatior haec ipsa est in ipfum jam brachii caput<text:line-break/>ex internis partibus insertus tendo musculi simum scapo-<text:line-break/>lerum occupantis, validus latusque existens. Aponenrosis<text:line-break/>vero ejus musculi, a quo regio inter </text:span></text:span><text:span text:style-name="Default_20_Paragraph_20_Font"><text:span text:style-name="T4">A</text:span></text:span><text:span text:style-name="Default_20_Paragraph_20_Font"><text:span text:style-name="T2">pinam scapulae et<text:line-break/>ejusdem costam sublimiorem media interjacens, occupatur,<text:line-break/>in ipfum brachii capitis altissimum inseritur, non in eam<text:line-break/>certe ipsius partem, quae ver</text:span></text:span><text:span text:style-name="Default_20_Paragraph_20_Font"><text:span text:style-name="T4">t</text:span></text:span><text:span text:style-name="Default_20_Paragraph_20_Font"><text:span text:style-name="T2">us claviculam spectat, in<text:line-break/>quam alter praedictus inserebatur: sied lu eam omnem,<text:line-break/>quae extrinsecu</text:span></text:span><text:span text:style-name="Default_20_Paragraph_20_Font"><text:span text:style-name="T4">s</text:span></text:span><text:span text:style-name="Default_20_Paragraph_20_Font"><text:span text:style-name="T2"> a grandiore capite illius musculi, qui in<text:line-break/>gibbi cubiti dearticulationem devenit , divisa esu Con-<text:line-break/>junctam vero huic praedictae aponeurosin musculus ille in<text:line-break/>insertione efficiens (qui ex infernis spinae scapulae par-<text:line-break/>tibus enascitur ac totam eam regionem, quae inter ejus-</text:span></text:span></text:p>
      <text:p text:style-name="P3"><text:span text:style-name="Default_20_Paragraph_20_Font"><text:span text:style-name="T2">dem scapulae spinam et humiliorem costam media sita. est,<text:line-break/>- occupat) tendinem in. brachii caput jam quoquo modo<text:line-break/>extrorfum magis inliciti Quivero huic ipsi continuus est,<text:line-break/>musculus, qui et forsan particula ipsius esse censebitur, in<text:line-break/>- externas exacte. brachii partes tendinem mittit. Exoritur<text:line-break/>vero hic musculus a superioribus humilioris costae scapu-<text:line-break/>lae partibus a dimidia fere ipsius parte, ubi ea gibbosissima<text:line-break/>acutissimaque esu Horum omnium musculorum motiones<text:line-break/>hae sunt. Musculus epomida occupans brachium sursum<text:line-break/>per rectam praecipue lineam attollit. Ex iis vero-, qui<text:line-break/>ab utraque hujus parte siti sunt, ab ipsa nimirum scapula<text:line-break/>enati, is qui prope altiorem costam existit, attollit qui-<text:line-break/>dem; sed ad interiora inclinans. Ex illis autem, qui prope<text:line-break/>humiliorem costam collocati sunt, majer quidem et ipse<text:line-break/>attollit, verum ad exteriora; qui vero tanquam ejus -par-<text:line-break/>ricula est, oblique brachium ad exteriora abducit. Has<text:line-break/>autem motiones excipiunt intrinsecus quidem musculi a<text:line-break/>pectore adscendentes sive tres sive quatuor ipsus dicere</text:span></text:span></text:p>
      <text:p text:style-name="P3"><text:span text:style-name="Default_20_Paragraph_20_Font"><text:span text:style-name="T2">veliis; extrinsecus vero. ille, qui ab inseriore humilioris<text:line-break/>costae termino adscendit. Ex musculis autem a pectore<text:line-break/>nascentibus et ad interiora brachium admoventibus, qui<text:line-break/>.altissimus est, caput magis brachii attrahit, qui vero ma-<text:line-break/>ximus bipartitusque est, totum brachium pectori adducit.<text:line-break/>Igitur si omnes a peetore enati musculi tam superiores<text:line-break/>quam in</text:span></text:span><text:span text:style-name="Default_20_Paragraph_20_Font"><text:span text:style-name="T4">t</text:span></text:span><text:span text:style-name="Default_20_Paragraph_20_Font"><text:span text:style-name="T2">eriores ex aequo tendantur, medius efficitur<text:line-break/>motus, si alter dumtaxat agat, altior quidem altiorem,<text:line-break/>humilior vero humiliorem adductionem -efficit. Qui vero<text:line-break/>fecundum mammam situs est musculus, brachium pectori<text:line-break/>adducit deoriumque detrahit. Post hos autem qui i u </text:span></text:span><text:span text:style-name="Default_20_Paragraph_20_Font"><text:span text:style-name="T4">t</text:span></text:span><text:span text:style-name="Default_20_Paragraph_20_Font"><text:span text:style-name="T2">u-<text:line-break/>perficis est, tenuis musculus, ver</text:span></text:span><text:span text:style-name="Default_20_Paragraph_20_Font"><text:span text:style-name="T4">t</text:span></text:span><text:span text:style-name="Default_20_Paragraph_20_Font"><text:span text:style-name="T2">us ilia sensim ad latera<text:line-break/>detrahit, qui vero post hunc ap</text:span></text:span><text:span text:style-name="Default_20_Paragraph_20_Font"><text:span text:style-name="T4">t</text:span></text:span><text:span text:style-name="Default_20_Paragraph_20_Font"><text:span text:style-name="T2">um est maximus, brachium<text:line-break/>ad costas rectum extendit. Reliqui vero duo deinceps,<text:line-break/>ab ipsa scapula musculi excipiunt, ad exteriora posteriora-<text:line-break/>que membrum circumagentes: alter quidem a simis fcapu-<text:line-break/>Iae enatus, brachii caput ad posteriora circumvertens,</text:span></text:span></text:p>
      <text:p text:style-name="P3"><text:span text:style-name="Default_20_Paragraph_20_Font"><text:span text:style-name="T2">alter vero ab inferiore humilis costae termino exortus,<text:line-break/>eam praecipue partem, in qua inferi dicitur, ad exteriora<text:line-break/>abducens. Ambo vero simul agentes brachii circumdu-<text:line-break/>ctionem, quae fit in duplicatione, alliciunt.</text:span></text:span></text:p>
      <text:p text:style-name="P4"><text:span text:style-name="Default_20_Paragraph_20_Font"><text:span text:style-name="T2">n</text:span></text:span><text:span text:style-name="Default_20_Paragraph_20_Font"><text:span text:style-name="T4">e parv</text:span></text:span><text:span text:style-name="Default_20_Paragraph_20_Font"><text:span text:style-name="T2">o </text:span></text:span><text:span text:style-name="Default_20_Paragraph_20_Font"><text:span text:style-name="T4">musculo qui su humeri deart</text:span></text:span><text:span text:style-name="Default_20_Paragraph_20_Font"><text:span text:style-name="T2">i</text:span></text:span><text:span text:style-name="Default_20_Paragraph_20_Font"><text:span text:style-name="T4">cu</text:span></text:span><text:span text:style-name="Default_20_Paragraph_20_Font"><text:span text:style-name="T2">l</text:span></text:span><text:span text:style-name="Default_20_Paragraph_20_Font"><text:span text:style-name="T4">ati</text:span></text:span><text:span text:style-name="Default_20_Paragraph_20_Font"><text:span text:style-name="T2">o</text:span></text:span><text:span text:style-name="Default_20_Paragraph_20_Font"><text:span text:style-name="T4">ne situ</text:span></text:span><text:span text:style-name="Default_20_Paragraph_20_Font"><text:span text:style-name="T2">s </text:span></text:span><text:span text:style-name="Default_20_Paragraph_20_Font"><text:span text:style-name="T4">esa</text:span></text:span></text:p>
      <text:p text:style-name="P4"><text:span text:style-name="Default_20_Paragraph_20_Font"><text:span text:style-name="T2">Parvus omnino musculus in humeri dearticulatione<text:line-break/>occultatur, qui una cum minore capite musculi illius<text:line-break/>magni, qui in brachio est, exoriens sub brachii caput in<text:line-break/>media regione inseritur, qua aponeurosis illius musculi,<text:line-break/>qui a sima scapularum parte enascitur, illiusque etiam; qui<text:line-break/>toti humiliori costae adnascitur, sitae sunt. Hunc mufcu-<text:line-break/>liun quispiam tum portionem illius magni, qui in brachio<text:line-break/>est, tum vero etiam ipsum persia privatim statuere posset:<text:line-break/>nonnihil enim obliquae extensioni conducit.</text:span></text:span></text:p>
      <text:p text:style-name="P8">.<text:tab/>e <text:span text:style-name="Default_20_Paragraph_20_Font"><text:span text:style-name="T5">A<text:tab/>c<text:tab/>i -<text:tab/>.</text:span></text:span></text:p>
      <text:p text:style-name="P5">n<text:span text:style-name="Default_20_Paragraph_20_Font"><text:span text:style-name="T4">e muscul</text:span></text:span>i<text:span text:style-name="Default_20_Paragraph_20_Font"><text:span text:style-name="T4">s deart</text:span></text:span>i<text:span text:style-name="Default_20_Paragraph_20_Font"><text:span text:style-name="T4">cula</text:span></text:span>t<text:span text:style-name="Default_20_Paragraph_20_Font"><text:span text:style-name="T4">ionem , quae</text:span></text:span> i<text:span text:style-name="Default_20_Paragraph_20_Font"><text:span text:style-name="T4">n g</text:span></text:span>i<text:span text:style-name="Default_20_Paragraph_20_Font"><text:span text:style-name="T4">bb</text:span></text:span>o <text:span text:style-name="Default_20_Paragraph_20_Font"><text:span text:style-name="T4">cubui est.<text:line-break/>m</text:span></text:span>o<text:span text:style-name="Default_20_Paragraph_20_Font"><text:span text:style-name="T4">vent</text:span></text:span>i<text:span text:style-name="Default_20_Paragraph_20_Font"><text:span text:style-name="T4">bu</text:span></text:span>s.</text:p>
      <text:p text:style-name="P4"><text:span text:style-name="Default_20_Paragraph_20_Font"><text:span text:style-name="T2">DearticuIatio, quae in gibbo cubiti est, a quatuor mu-<text:line-break/>sculis, totum brachii os in orbem ambientibus movetur.<text:line-break/>Priores. fiane duo articulum non recto exquisite flexu utri-<text:line-break/>que flectunt, fed altor introrsum. alter extroriirm indi-<text:line-break/>nando. Nam alter in radii, alter in ulnae feu cubiti os<text:line-break/>inferitur, uterque simul membranoso ligamento dearticula-<text:line-break/>lienem amplectente adnatus. Si vero simul tenduntur<text:line-break/>ambo: medius flexus fit, nimirum qui ad summum hume-<text:line-break/>rum adducit. ltaque major ille musculus introrsum magis<text:line-break/>flectens evidenter etiam ante dissectionem conspicitur,<text:line-break/>totam priorem brachii partem complectens. Incipit Iane<text:line-break/>a sublimiore cervicis scapulae supercilio et a processu illo,<text:line-break/>qui ab anchorae similitudine ancyroides appellatur: super-<text:line-break/>cilio quidem per ligamentum validum ac teres , processu<text:line-break/>vero ancyroidi per aliud ligamentum tenuius simul atque</text:span></text:span></text:p>
      <text:p text:style-name="P5"><text:span text:style-name="Default_20_Paragraph_20_Font"><text:span text:style-name="T2">exquisite teres copulatus. Exoritur vero cum ipso carni-<text:line-break/>formis quaedam substantia parvo musculo similis. Ipsa<text:line-break/>autem articulum transgrediens Tuli brachii caput inseritur,<text:line-break/>hinc ligamentum progrediens, per aliud principium bra-<text:line-break/>chio inseritur supra mediam ipsam regionem, qua hujnsce<text:line-break/>musculi caput fieri incipit, quod in su ipso etiam aliud<text:line-break/>ligamentum continet. Hinc autem descendens musculus<text:line-break/>per priores partes brachii , ipsum usque ad medium bra-<text:line-break/>chii tangit: abhinc sublimis alteri musculorum, qui inibi<text:line-break/>funt, incumbens, lu dearticu lationem gibbi cubiti inseri-<text:line-break/>tur. Alter vero primum quidem prope brachii caput ex-<text:line-break/>oritur: deinceps vero per exteriores partes obliquus in<text:line-break/>priores usque ad gibbi cubiti dearticulationem pertingit<text:line-break/>et demum in ulnae ficu cubiti os inseritur insertionem<text:line-break/>moliebatur. Musculorum autem gibbi cubiti dearticulatio-<text:line-break/>nem extendentium. alterum quidem principium ab humi-<text:line-break/>lis costae scapularum dimidio, quod scilicet ver</text:span></text:span><text:span text:style-name="Default_20_Paragraph_20_Font"><text:span text:style-name="T4">t</text:span></text:span><text:span text:style-name="Default_20_Paragraph_20_Font"><text:span text:style-name="T2">us hume-</text:span></text:span></text:p>
      <text:p text:style-name="P2"><text:span text:style-name="Default_20_Paragraph_20_Font"><text:span text:style-name="T2">.rum adscendit, incipit r alterum vero post brachii caput<text:line-break/>ex posterioribus ipsius partibus exoritur, quae cum mutuo<text:line-break/>coaluerint, maximum tibi musculum ; qui in gibbum cu-<text:line-break/>hiti lato tendine inseritur, effecisse videbuntur. Sed si<text:line-break/>superioribus exortibus * secundum fibrarum rectitudinem<text:line-break/>mentem adhibueris, bifidus tibi tendo hic apparebit, qui<text:line-break/>exteriorem quidem partem a primo membrato musculo,<text:line-break/>alteram .vero a secundo obtinet. Sane ambo hi musculi<text:line-break/>gibbi cubiti .d car ticulat ion ena extendunt. Verum primus<text:line-break/>una etiam extrorituu inclinat, alter vero introrsum et<text:line-break/>ipfe leniter inclinationem facit. Muscule vero secundo<text:line-break/>nominati portio (bifidus enim musculus iste est) tota car-<text:line-break/>nea permanens, brachii ossi in orbem adnata, in posterio-<text:line-break/>rem gibbi cubiti partem inseritur, rectam quodammodo<text:line-break/>magis extensionem circa os cubiti introrsum leniter ver-<text:line-break/>gentem efficiens. In simiis porro alia etiam quaedam in.<text:line-break/>gibbi. cubiti dearticulationem reperitur insertio, quae ob-<text:line-break/>liquam inclinationem versus exteriora efficit. .Nam in</text:span></text:span></text:p>
      <text:p text:style-name="P3"><text:span text:style-name="Default_20_Paragraph_20_Font"><text:span text:style-name="T2">exteriores dear ricula tinnis partes inseritur, a transversa<text:line-break/>maximi musculorum in humero existentium divisione in-<text:line-break/>cipiens, quem a spina et costis adscendere diximus.</text:span></text:span></text:p>
      <text:p text:style-name="Normal"><text:span text:style-name="Default_20_Paragraph_20_Font"><text:span text:style-name="T2">D</text:span></text:span><text:span text:style-name="Default_20_Paragraph_20_Font"><text:span text:style-name="T4">e musculis qui in cubitu sun</text:span></text:span><text:span text:style-name="Default_20_Paragraph_20_Font"><text:span text:style-name="T2">t, </text:span></text:span><text:span text:style-name="Default_20_Paragraph_20_Font"><text:span text:style-name="T4">a quibus rad</text:span></text:span><text:span text:style-name="Default_20_Paragraph_20_Font"><text:span text:style-name="T2">i</text:span></text:span><text:span text:style-name="Default_20_Paragraph_20_Font"><text:span text:style-name="T4">us et bra-<text:line-break/>ch</text:span></text:span><text:span text:style-name="Default_20_Paragraph_20_Font"><text:span text:style-name="T2">i</text:span></text:span><text:span text:style-name="Default_20_Paragraph_20_Font"><text:span text:style-name="T4">ale d</text:span></text:span><text:span text:style-name="Default_20_Paragraph_20_Font"><text:span text:style-name="T2">i</text:span></text:span><text:span text:style-name="Default_20_Paragraph_20_Font"><text:span text:style-name="T4">g</text:span></text:span><text:span text:style-name="Default_20_Paragraph_20_Font"><text:span text:style-name="T2">it</text:span></text:span><text:span text:style-name="Default_20_Paragraph_20_Font"><text:span text:style-name="T4">ique moven</text:span></text:span><text:span text:style-name="Default_20_Paragraph_20_Font"><text:span text:style-name="T2">t</text:span></text:span><text:span text:style-name="Default_20_Paragraph_20_Font"><text:span text:style-name="T4">ur.</text:span></text:span></text:p>
      <text:p text:style-name="P4"><text:span text:style-name="Default_20_Paragraph_20_Font"><text:span text:style-name="T2">Pro diversis doctrinae modis diversus nonnunquam<text:line-break/>flatui potest musculorum circa cubitum numerus, veluti in<text:line-break/>anatomicis administrationibus ostendimus. Nam si exacte<text:line-break/>loqui velimus, decem et septem erunt; si vero tirones<text:line-break/>instituere, quindecim. Sunt autem ab internis cubiti par-<text:line-break/>tibus septem musculi collocati , qui nec plures nec pau-<text:line-break/>olores numerari possunt. In exteriore autem regione mi-<text:line-break/>ulmus quidem numerus octo est , si vero connati musculi<text:line-break/>discindantur separet, torque, maximus erit decem, medius<text:line-break/>novem. . Jam veto perspicuum est, quod figurata ita manu,<text:line-break/>ut cubiti seh ulnae os sublimatur, radii vero fuperpona-<text:line-break/>tur , quatenus aliquid intra vel extra cubitum esse dicunt</text:span></text:span></text:p>
      <text:p text:style-name="P5"><text:span text:style-name="Default_20_Paragraph_20_Font"><text:span text:style-name="T2">o anatomici, inferius nullus omnino musculus cubito sub-<text:line-break/>sternitur, superius vero unus radio incumbit, in quo om-<text:line-break/>nes errarunt. Verum nos aperte ipsum declarabimus, qui<text:line-break/>hunc exterioribus aliis novem connumeramus. Digitos<text:line-break/>enim quatuor pollice excepto musculus unus magnus ex-<text:line-break/>tendit fecundum mediam praeuipue totius cubiti regionem<text:line-break/>situs, quatuor tendines lu.unum quemque digitum singu-<text:line-break/>los producens. Duo vero musculi ab utraque hujusce<text:line-break/>mufculi parte siti </text:span></text:span><text:span text:style-name="Default_20_Paragraph_20_Font"><text:span text:style-name="T4">t</text:span></text:span><text:span text:style-name="Default_20_Paragraph_20_Font"><text:span text:style-name="T2">uus, quorum alter parvos digitos obli-<text:line-break/>que ab aliis abducit, alter tres reliquos his adducit. Si<text:line-break/>vero exacte loqui -velis, duos musculos hos esse sibi. mutuo<text:line-break/>- connatus affirmabis. Hi ergo omnes ab uno ligamento<text:line-break/>velantur apud ipfa praecipue tendinum capita exorto prope<text:line-break/>inferiorem cubiti et. .radii extremitatem. Unumquodque<text:line-break/>autem caput tendines producit, digitis, quos movent, nu-<text:line-break/>mero aequales. Alii praeterea ab utraque horum parte<text:line-break/>funi musculi, quorum alter cubito extrinsecus porrectus,<text:line-break/>in postbrachiale ficu palmam, qua verius parvum digitum</text:span></text:span></text:p>
      <text:p text:style-name="P5"><text:span text:style-name="Default_20_Paragraph_20_Font"><text:span text:style-name="T2">spectat, per unum tendinem inseritur, alter in eam post-<text:line-break/>brachialis regionem , quae ante indicem mediumque digi-<text:line-break/>tum est, per duos inseritur tendinesr tertius autem prae-<text:line-break/>ter hos per unum tendinem in primum os carpi apud<text:line-break/>magnum digitum insertionem molitur. Enimvero ab his<text:line-break/>tribus musicalis brachiale extenditur : secundum quidem<text:line-break/>parvum digitum, ubi extrema manus veluti in pronam<text:line-break/>figuram inclinatur, secundum veto magnum, ubi in lupi-.<text:line-break/>nam. Musculus autem qui inter hos medius est, mediam<text:line-break/>inter hos ambos brachialis extensionem efficit, quemadmc-<text:line-break/>dum etiam fi reliqui duo musculr una agant, mediam<text:line-break/>quoque manus constitutionem acquirit. Sane musculo qui<text:line-break/>brachiale apud magnum digitum (ut dictum est) movet,<text:line-break/>alter adnatus est musculus, ut ambo unus dici possint,<text:line-break/>qui in primum os magni digiti devenit, illudque in alte-<text:line-break/>ram partem ea movet motione, quae obliquae quinque<text:line-break/>digitorum motioni a tribus , ut diximus, musculis factae,<text:line-break/>p</text:span></text:span><text:span text:style-name="Default_20_Paragraph_20_Font"><text:span text:style-name="T4">r</text:span></text:span><text:span text:style-name="Default_20_Paragraph_20_Font"><text:span text:style-name="T2">oportione respondet. Ligamentum porro et haec ambo<text:line-break/>capita in radii sublimitate, aliaque etiam duo brachiale</text:span></text:span></text:p>
      <text:p text:style-name="P9"><text:span text:style-name="Default_20_Paragraph_20_Font"><text:span text:style-name="T2">moventia complectitur. Si vero ambo simul extendantur,<text:line-break/>extensionem in neutram partem inclinantem magnus di-<text:line-break/>: gitus suscipit. Reliqui vero e musculis cubiti extrinfecis<text:line-break/>adhuc supersunt, tum qui superioribus radii partibus osse<text:line-break/>siquos inseritur, totus carnulus : tum etlam qui superius<text:line-break/>ipsi prolixus incumbit , exacto. nec ipfe finiens teudine.<text:line-break/>Ejus siquidem extremitas carnosis permanet, lato leniter<text:line-break/>tendini membranoso mixta atque in inferiorem radii ex-<text:line-break/>tremitatem, qua ad brachiale spectat, in intrinseca ipsius<text:line-break/>parte inseritur, sicuti caput habet, quod ad brachii os<text:line-break/>pertingit. Caeterorum porro praedictorum musculorum<text:line-break/>superiora capita hoc fe habent modo. Ab extrinseco ca-<text:line-break/>pile brachii, quod et condylum nominant, tres mutuo<text:line-break/>connati exoriuntur musculi. Atque altissimus quidem qua-<text:line-break/>tuor digitos extendit, humillimus brachiale apud parvum<text:line-break/>digitum, medius vero inter hos ambos, digitos duos exi-<text:line-break/>guos extendit. Duo vero reliquorum trium digitorum<text:line-break/>musculi in quadam fui. ipsorum parte uniti atque coaliti<text:line-break/>.r<text:tab/>r</text:span></text:span></text:p>
      <text:p text:style-name="P3"><text:span text:style-name="Default_20_Paragraph_20_Font"><text:span text:style-name="T2">a toto propemodum cubito exoriuntur,. alter quidem in<text:line-break/>. duos digitus, medium et indicem, e regione, quae apud<text:line-break/>brachiale est, sese iniiciens, alter vero in magnum digi-<text:line-break/>tum exea, quae fupra hanc ipsam est, ea, inquam, quae<text:line-break/>in gibbi cubiti dearticulationem adscendit. Huic exortus<text:line-break/>.principium est illa fui ipsius portio, quae capiti subjecta<text:line-break/>-- esu Hoc ipsu principio paulo in</text:span></text:span><text:span text:style-name="Default_20_Paragraph_20_Font"><text:span text:style-name="T4">t</text:span></text:span><text:span text:style-name="Default_20_Paragraph_20_Font"><text:span text:style-name="T2">erius musculus ille ex-<text:line-break/>oritur, qui magnum digitum movet peream regionem,<text:line-break/>quae inter cubitum et radium media est, deorsum tendens.<text:line-break/>Sublimior vero hoc ipsi, (tum exortum a radio obtinens,<text:line-break/>tum totum etiam regionem, quae post exortum est, occa-<text:line-break/>pans) est, qui brachiale apud magnum digitum extendit.<text:line-break/>Qui vero ineam postbrachlalis partem, quae ante indicem<text:line-break/>mediumque digitum est, inseritur; extrinsecus quidem uni-<text:line-break/>verso radii ossi incumbit, exortum originemve a superio-<text:line-break/>ribus partibus externi condyli brachii obtinens, primo<text:line-break/>omnium dicto musculo quatuor digitos extendenti subje-<text:line-break/>.alam. Hic musculus perpetuo quidem et ipsum brachium</text:span></text:span></text:p>
      <text:p text:style-name="P3"><text:span text:style-name="Default_20_Paragraph_20_Font"><text:span text:style-name="T2">in p.imo exortu attingit , parum a condylo ad superiora<text:line-break/>adscendens: nonnunquam tamen etiam longius adscendere<text:line-break/>videtur. Neque enim ad unguem semper praedictos ex-<text:line-break/>ortus musculi hi servant, verum aliquando, rarissime ta-<text:line-break/>men, aliquid etiam vel superiorum vel catum etiam par-<text:line-break/>bum, quae ad latera sunt; sibi assumunt. Sane caput<text:line-break/>supra hos itabat musculus illi, qui ipsius radii proprius<text:line-break/>est, per totum eum desuper extensus, cujus actio est, ut<text:line-break/>fupinam manum reddat. Reliquus vero alius musculus est<text:line-break/>radii, in externa regione fitus, obliquus Iane, ac superio</text:span></text:span><text:span text:style-name="Default_20_Paragraph_20_Font"><text:span text:style-name="T4">r<text:line-break/></text:span></text:span><text:span text:style-name="Default_20_Paragraph_20_Font"><text:span text:style-name="T2">ricus ipsius partibus, .non, quemadmodum nuper dictus,<text:line-break/>inferioribus infertus. Ideoque uterque ipsorum eam radii<text:line-break/>partem , in quam inseritur , movet. Si vero ambo simul<text:line-break/>. agant, lupinam tunc constitutionem manus suscipit. .Ex:-<text:line-break/>oritur Esne hic musculus tum ex eo ligamento membra:-<text:line-break/>nolo , quod circa articulum estfutum ex cubiti extremita-<text:line-break/>tibus hoc ip</text:span></text:span><text:span text:style-name="Default_20_Paragraph_20_Font"><text:span text:style-name="T4">t</text:span></text:span><text:span text:style-name="Default_20_Paragraph_20_Font"><text:span text:style-name="T2">um ligamentum tangentibus, quas et qui<text:line-break/>-omnium exteriorum musculorum brachiale moventium hu-<text:line-break/>millimus existit, post primum exortum conscendens, .toti</text:span></text:span></text:p>
      <text:p text:style-name="P3"><text:span text:style-name="Default_20_Paragraph_20_Font"><text:span text:style-name="T2">cubito adnascitur. Emsmodi igitur positionem et naturam<text:line-break/>et motionem exteriores cubiti musculi obtinent. six iis<text:line-break/>autem, qui intra cubitum sunt,. musculis, reptent numero<text:line-break/>existentibus, . duo quidem brachiale, duo vero digitos fle-<text:line-break/>ctunt: totidem autem alii radium in pronum circumagunt;<text:line-break/>reliquus vero unus, qui omnium gracillimus est, summa<text:line-break/>sub cute porrigitur, per medium praecipue membrum a<text:line-break/>superiore ad inferiorem partem tendens atque in teretem<text:line-break/>tendinem , qua primum ipse a musculo enascitur, longe<text:line-break/>fupra brachiale finiens, ejusmodique usque ad brachia^<text:line-break/>perdurans, usque adeo postea dilatatur, ut toti interiori<text:line-break/>extremae manus cuti pilis nudatae subnascatur. Nihil<text:line-break/>vero sane, quod consideratione dignum sic, -musculus hic<text:line-break/>movet, Quamquam omnes dissectores, qui auto nos sue-<text:line-break/>Tuut, singulos ab hoc musculo digitos contrahi flectique<text:line-break/>arbitrati funt. Hic igitur musculus primus omnium disse-<text:line-break/>nandus est, quippe qur primus omnium </text:span></text:span><text:span text:style-name="Default_20_Paragraph_20_Font"><text:span text:style-name="T4">t</text:span></text:span><text:span text:style-name="Default_20_Paragraph_20_Font"><text:span text:style-name="T2">uli cute porriga-<text:line-break/>. tur. Post hunc vero tres alii deinceps sibi mutuo si-cun-<text:line-break/>dum longitudinem. siti alunt, universam i</text:span></text:span><text:span text:style-name="Default_20_Paragraph_20_Font"><text:span text:style-name="T4">n</text:span></text:span><text:span text:style-name="Default_20_Paragraph_20_Font"><text:span text:style-name="T2">ternam cubiti</text:span></text:span></text:p>
      <text:p text:style-name="P3"><text:span text:style-name="Default_20_Paragraph_20_Font"><text:span text:style-name="T2">regionem occupantes. . Ex his, qui exacte positione me-<text:line-break/>dius est, praedicto musculo fubjacet, validus faue atque<text:line-break/>in quatuor digitos distributus. - Ab utraque vero hujus<text:line-break/>sparte musculus unus est, alter in brachiale, alter in post-<text:line-break/>brachiale simplici tendine insertus, atque hi duo musculi<text:line-break/>brachiale flectunt, alter quidem cum inclinatione ad fu-<text:line-break/>pinum, nimirum qui in eam brachialis regionem, quae<text:line-break/>ante parvum digitum est, </text:span></text:span><text:span text:style-name="Default_20_Paragraph_20_Font"><text:span text:style-name="T4">t</text:span></text:span><text:span text:style-name="Default_20_Paragraph_20_Font"><text:span text:style-name="T2">ele injicit, alter vero cum de-<text:line-break/>clinatione in pronum, is scilicet, qui in eum postbrachia-<text:line-break/>lis locum, qui ante indicem est, inferitur. Ambobus vero<text:line-break/>agentibus, medius in nullamque inclinans partem flexus<text:line-break/>fit illius, quae ad brachiale est, dearticulationis. Tribus<text:line-break/>vero his musculis dissectis, alter invenitur maximus mn-<text:line-break/>scotus medio subiectus, quinque et ipfe digitos flectens,<text:line-break/>nempe per unum tendinem tum primum tertiumque qua-<text:line-break/>tuor digitorum articulum, tum secundum tertiumque ma-<text:line-break/>gni digiti os movet. Sane huiusce musculi tendinibus<text:line-break/>magnis alterius praedicti musculi tendines supervehuntur,</text:span></text:span></text:p>
      <text:p text:style-name="P3"><text:span text:style-name="Default_20_Paragraph_20_Font"><text:span text:style-name="T2">singuli singulis digitis praeterquam magno digito; veluti<text:line-break/>dictum est, inserti. . Postquam autem prope medias arti-<text:line-break/>culationes accesserint,. parvus tendo utrinque sibi </text:span></text:span><text:span text:style-name="Default_20_Paragraph_20_Font"><text:span text:style-name="T4">t</text:span></text:span><text:span text:style-name="Default_20_Paragraph_20_Font"><text:span text:style-name="T2">uhje-<text:line-break/>. cium magnum terminem comprehendens, in principium</text:span></text:span></text:p>
      <text:p text:style-name="Normal"><text:span text:style-name="Default_20_Paragraph_20_Font"><text:span text:style-name="T2">-ossium , quae in dearticulatione sunt, .in medio inferitur.<text:line-break/>Primus vero et tertius articulus a majore tendi ne flectun-<text:line-break/>tur, non eodem tamen utrique modo, quippe tertium ar.-<text:line-break/>ticulum tendo per fe ipsum flectit, primum vero per li-<text:line-break/>gamentum. Quod ergo universi tendines, qui digitos mo-<text:line-break/>vent, teretes veluti nervi exissent, probe dissectores tra-<text:line-break/>disserunt, non tamen superiora tendinum capita musculo-<text:line-break/>rumque numerum exacte scripserunt, ita, ut neque radii -<text:line-break/>motores musculos quidam ipsorum. ostenderint, inter quos<text:line-break/>etiam fuit Adlantis. De hla igitur paulo post dicetur.<text:line-break/>Ex praedictis vero quinque musculis, qui brachiale apud<text:line-break/>parvum digitum flectit, ab interiore condylo brachii in-<text:line-break/>cipit, cubitum etiam contingens; qui vero idem brachiale</text:span></text:span></text:p>
      <text:p text:style-name="P5"><text:span text:style-name="Default_20_Paragraph_20_Font"><text:span text:style-name="T2">apud magnum digitum flectit, ex superioribus partibus<text:line-break/>ipsius condyli incipit. luter ambo vero haec principia .<text:line-break/>origo exortusve illius musculi, qui in manus cutem per-<text:line-break/>venit, collocant. Huic vero ipsi .exortus duo magni tnu-<text:line-break/>sicuti subjacent, totam eam regionem, quae inter cubitum<text:line-break/>et radium media est, replentes. Horum ergo minor, qui<text:line-break/>et medius exacte situs est, ab interiore brachii capite ex-<text:line-break/>oritur, quoquo etiam modo et hic cubitum tangens. Ma-<text:line-break/>almus vero huic substernitur, mediam cubiti radiique re-<text:line-break/>gionem universam occupans, ambobus ossibus connatus:<text:line-break/>tum ipsi cubito apud partes, quae propter gibberum sunt,<text:line-break/>tum brachiali circumnaseens. Verum haec ipsius musculi<text:line-break/>pars e directo illius insertionis, quae in parvum digitum<text:line-break/>fit, sita esu Est vero et alia ipsius pars, quae idem prin-<text:line-break/>cipium cum praedicto musculo quatuor digitos movente<text:line-break/>sortitur; haec autem musculi pars indici digito e directo</text:span></text:span></text:p>
      <text:p text:style-name="Normal"><text:span text:style-name="Default_20_Paragraph_20_Font"><text:span text:style-name="T2">, praecipue esu Tertia vero pars, quae sane. maxima est,<text:line-break/>regionem, quae. luter cubitum et radium media est, occa-</text:span></text:span></text:p>
      <text:p text:style-name="P5"><text:span text:style-name="Default_20_Paragraph_20_Font"><text:span text:style-name="T2">pat. Ex obliquis vero musculis radium moventibus alter<text:line-break/>tum ex interiore condylo brachii exoritur , . capiti ejus<text:line-break/>musculi connatus, qui ex sublimioribus condyli partibus<text:line-break/>exoriens, brachiale apud magnum flectit: tum in radii os<text:line-break/>devenit,- ad mediam fere ejus regionem in superiore pa</text:span></text:span><text:span text:style-name="Default_20_Paragraph_20_Font"><text:span text:style-name="T4">r</text:span></text:span><text:span text:style-name="Default_20_Paragraph_20_Font"><text:span text:style-name="T2">te<text:line-break/>exporrectus. Sane musculus hic ipfo longe minor est,<text:line-break/>longitudineque brevissimus, transversam fere (fibrarum) in<text:line-break/>partibus brachiali vicinis positionem obtinens, atque am-<text:line-break/>.borum ossium, cubiti nimirum et radii extrema copulans,<text:line-break/>leniter obliquus, a cubito in radium inclinans; Hic mu-^<text:line-break/>senius manum in lupinum , quemadmodum ante dictus in<text:line-break/>pronum, circumagit.</text:span></text:span></text:p>
      <text:p text:style-name="Normal"><text:span text:style-name="Default_20_Paragraph_20_Font"><text:span text:style-name="T2">D</text:span></text:span><text:span text:style-name="Default_20_Paragraph_20_Font"><text:span text:style-name="T4">e muscul</text:span></text:span><text:span text:style-name="Default_20_Paragraph_20_Font"><text:span text:style-name="T2">is </text:span></text:span><text:span text:style-name="Default_20_Paragraph_20_Font"><text:span text:style-name="T4">th</text:span></text:span><text:span text:style-name="Default_20_Paragraph_20_Font"><text:span text:style-name="T2">o</text:span></text:span><text:span text:style-name="Default_20_Paragraph_20_Font"><text:span text:style-name="T4">rac</text:span></text:span><text:span text:style-name="Default_20_Paragraph_20_Font"><text:span text:style-name="T2">is.</text:span></text:span></text:p>
      <text:p text:style-name="P4"><text:span text:style-name="Default_20_Paragraph_20_Font"><text:span text:style-name="T2">Ex thoracis musculis qui intercostales appellantur,<text:line-break/>duo et viginti sunt fibras nacti longitudine .contrarias;</text:span></text:span></text:p>
      <text:p text:style-name="P5"><text:span text:style-name="Default_20_Paragraph_20_Font"><text:span text:style-name="T2">neque enim ; quemadmodum mufcnli a fpina in pectoris<text:line-break/>-os finiunt, ita etiam eorum fibrae ; fed a costa in costam<text:line-break/>oblique contraria inter fe positione exteriores et interio-<text:line-break/>res ad x literae similitudinem inseruntur. Exteriores ergo<text:line-break/>fibrae a superioribus in inferiores costarum partes proce-<text:line-break/>dentes, .thoracem dilatant, quae vero in profundo sitae<text:line-break/>sunt, nilum contrahunt. His vero contrariae sunt, quae<text:line-break/>fecundum cartilagineas costarum partes, eas inquam, quae<text:line-break/>ad pectorale os vergunt, habentur, Nam quae. in fuper-<text:line-break/>fieie funt, contrahunt;. quae in profundo, dilatant. (At<text:line-break/>in noth</text:span></text:span><text:span text:style-name="Default_20_Paragraph_20_Font"><text:span text:style-name="T4">o</text:span></text:span><text:span text:style-name="Default_20_Paragraph_20_Font"><text:span text:style-name="T2">rum costarum musculis ad extremum usque eadem<text:line-break/>est fibrarum natura: hae siquidem nusquam inflectuntur.)<text:line-break/>Altera vero exiguorum musculorum coniugatio primas C0-<text:line-break/>stas surfum trahit, quemadmodum duae aliae decimam<text:line-break/>undecimamque detrahunt. Duodecima enim costa extra<text:line-break/>septum transversum obliquo abdominis musculo minori<text:line-break/>connata est, nonnunquam tamen circumscriptionem pro-<text:line-break/>prii ac peculiaris musculi ipsam detrahentis habere con-</text:span></text:span></text:p>
      <text:p text:style-name="P5"><text:span text:style-name="Default_20_Paragraph_20_Font"><text:span text:style-name="T2">Inicitur. Aliae vero tres musculorum coniugationes, a<text:line-break/>cervice descendentes, thoracem dilatant : maxima, quae in<text:line-break/>sinus scapularum est: minor, quae ante hanc coniugatio-<text:line-break/>nem : minima , quae posterius collocatur. Superiora porro<text:line-break/>principia primae quidem memoratae coniugationis est prima<text:line-break/>cervicis vertebra, sicuti secundae secunda: tertia vero per<text:line-break/>ligamentum membranulum . ex apice tum dimidiae partis<text:line-break/>ultimae colli vertebrae tum duarum primarum dorsi ver-.<text:line-break/>tebrarum enascitur. Sane prima coniugatio ad nothas us-<text:line-break/>que costas procedit; secunda ad quintam usque, tertia vero<text:line-break/>licet tertiae costae adnascatur, valide tamen in quatuor<text:line-break/>etiam succedentes inferitur. Omnes hi musculi atque ul-<text:line-break/>tra hos etiam feptum transversum thoracem dilatant. Con-<text:line-break/>trahunt autem tum iutercostales musculi dimidiis ipsarum<text:line-break/>fibris: tum qui spinalibus musculis secundum costarum<text:line-break/>radices sunt exporrecti : tum superior rectorum musculo-<text:line-break/>rum abdominis portio: tum denique qui cosses ultimas<text:line-break/>detrahunt. Thoracis etiam contractioni conducunt non-</text:span></text:span></text:p>
      <text:p text:style-name="P10"><text:span text:style-name="Default_20_Paragraph_20_Font"><text:span text:style-name="T2">nunquam abdominis musculi. De his vero omnibus in<text:line-break/>commentariis de causis respirationis osten</text:span></text:span><text:span text:style-name="Default_20_Paragraph_20_Font"><text:span text:style-name="T4">t</text:span></text:span><text:span text:style-name="Default_20_Paragraph_20_Font"><text:span text:style-name="T2">um est, quae si<text:line-break/>quis perlegat, evidenter fere omnium memoratorum mu-<text:line-break/>fcu lorum actionem cognoscet, quam superiores dissectures<text:line-break/>ignorarunt.<text:tab/></text:span></text:span><text:span text:style-name="Default_20_Paragraph_20_Font"><text:span text:style-name="T4">c</text:span></text:span></text:p>
      <text:p text:style-name="P11"><text:span text:style-name="Default_20_Paragraph_20_Font"><text:span text:style-name="T2">D</text:span></text:span><text:span text:style-name="Default_20_Paragraph_20_Font"><text:span text:style-name="T4">e</text:span></text:span><text:span text:style-name="Default_20_Paragraph_20_Font"><text:span text:style-name="T2"> m</text:span></text:span><text:span text:style-name="Default_20_Paragraph_20_Font"><text:span text:style-name="T4">usculis sp</text:span></text:span><text:span text:style-name="Default_20_Paragraph_20_Font"><text:span text:style-name="T2">i</text:span></text:span><text:span text:style-name="Default_20_Paragraph_20_Font"><text:span text:style-name="T4">nal</text:span></text:span>i<text:span text:style-name="Default_20_Paragraph_20_Font"><text:span text:style-name="T4">bu</text:span></text:span><text:span text:style-name="Default_20_Paragraph_20_Font"><text:span text:style-name="T2">s.<text:tab/>.ec</text:span></text:span></text:p>
      <text:p text:style-name="P4"><text:span text:style-name="Default_20_Paragraph_20_Font"><text:span text:style-name="T2">Musculi spinulas a secunda quidem cervinis vertebra<text:line-break/>incipiunt : verum aut tot numero funt, quot et ipsae ver-.<text:line-break/>tebrae a fecunda incipiendo , sibi ipsis mutuo connati aut<text:line-break/>unus maximus ab utraque spinae parte e pluribus museo-<text:line-break/>lis conflatus. omnium horum musculorum fibrae leniter<text:line-break/>obliquae fiunt, quae si paululum tendantur, unamquamque<text:line-break/>ex continuis sibi vertebris ad </text:span></text:span><text:span text:style-name="Default_20_Paragraph_20_Font"><text:span text:style-name="T4">t</text:span></text:span><text:span text:style-name="Default_20_Paragraph_20_Font"><text:span text:style-name="T2">e ap</text:span></text:span><text:span text:style-name="Default_20_Paragraph_20_Font"><text:span text:style-name="T4">t</text:span></text:span><text:span text:style-name="Default_20_Paragraph_20_Font"><text:span text:style-name="T2">as inclinanti Si vero<text:line-break/>ambae, tum quae a dextris tum quae a sinistris cujusque<text:line-break/>vertebrae sunt, tendantur,. recta tunc permanens in nullam<text:line-break/>partem vergens spina in posteriora recurvatur et si per<text:line-break/>totam spinam ita fiat, cum moderata quidem tensione,</text:span></text:span></text:p>
      <text:p text:style-name="P5"><text:span text:style-name="Default_20_Paragraph_20_Font"><text:span text:style-name="T2">tota extenditur: valentius autem ipsis tensis, retrorfum<text:line-break/>recurvatur, affectionem gibbositati, quae vocatur, contra-<text:line-break/>riam acquirens.</text:span></text:span></text:p>
      <text:p text:style-name="Normal"><text:span text:style-name="Default_20_Paragraph_20_Font"><text:span text:style-name="T2">D</text:span></text:span><text:span text:style-name="Default_20_Paragraph_20_Font"><text:span text:style-name="T4">e muscul</text:span></text:span><text:span text:style-name="Default_20_Paragraph_20_Font"><text:span text:style-name="T2">is spi</text:span></text:span><text:span text:style-name="Default_20_Paragraph_20_Font"><text:span text:style-name="T4">na</text:span></text:span><text:span text:style-name="Default_20_Paragraph_20_Font"><text:span text:style-name="T2">m </text:span></text:span><text:span text:style-name="Default_20_Paragraph_20_Font"><text:span text:style-name="T4">ste</text:span></text:span><text:span text:style-name="Default_20_Paragraph_20_Font"><text:span text:style-name="T2">r</text:span></text:span><text:span text:style-name="Default_20_Paragraph_20_Font"><text:span text:style-name="T4">ten</text:span></text:span><text:span text:style-name="Default_20_Paragraph_20_Font"><text:span text:style-name="T2">t</text:span></text:span><text:span text:style-name="Default_20_Paragraph_20_Font"><text:span text:style-name="T4">ibu</text:span></text:span><text:span text:style-name="Default_20_Paragraph_20_Font"><text:span text:style-name="T2">s.</text:span></text:span></text:p>
      <text:p text:style-name="P4"><text:span text:style-name="Default_20_Paragraph_20_Font"><text:span text:style-name="T2">In superiori quidem parte universa ad quartam usque,<text:line-break/>nonnunquam ad quintam thoracis vertebra</text:span></text:span><text:span text:style-name="Default_20_Paragraph_20_Font"><text:span text:style-name="T4">t</text:span></text:span><text:span text:style-name="Default_20_Paragraph_20_Font"><text:span text:style-name="T2">o duo </text:span></text:span><text:span text:style-name="Default_20_Paragraph_20_Font"><text:span text:style-name="T4">t</text:span></text:span><text:span text:style-name="Default_20_Paragraph_20_Font"><text:span text:style-name="T2">uut<text:line-break/>musculi , quos stomacho subjici diximus , spinam flecten-<text:line-break/>tes. lu in</text:span></text:span><text:span text:style-name="Default_20_Paragraph_20_Font"><text:span text:style-name="T4">t</text:span></text:span><text:span text:style-name="Default_20_Paragraph_20_Font"><text:span text:style-name="T2">erioribus vero , quae secundum lumbos funi,<text:line-break/>tota interior lumborum regio duos maximos habet musco-<text:line-break/>los, quos omnes anatomici ipsas nominant. Sane sirpea<text:line-break/>septum transversum^ isti musculi ad decimam , aliquando<text:line-break/>vero ad undecimam thoracis vertebrarum inseruntur, eam<text:line-break/>spinae partem, quae fecundum ipsos est, flectentes. Id<text:line-break/>vero, quod inter hos et praedictos interjacet,quod certe<text:line-break/>thoracis medium est, nullum peculiarem musculum obti-<text:line-break/>nuit, Ied simul cum partibus utrinque existentibus movetur.</text:span></text:span></text:p>
      <text:p text:style-name="P5"><text:span text:style-name="Default_20_Paragraph_20_Font"><text:span text:style-name="T2">D</text:span></text:span><text:span text:style-name="Default_20_Paragraph_20_Font"><text:span text:style-name="T4">e</text:span></text:span><text:span text:style-name="Default_20_Paragraph_20_Font"><text:span text:style-name="T2"> m</text:span></text:span><text:span text:style-name="Default_20_Paragraph_20_Font"><text:span text:style-name="T4">usculis abd</text:span></text:span><text:span text:style-name="Default_20_Paragraph_20_Font"><text:span text:style-name="T2">om</text:span></text:span><text:span text:style-name="Default_20_Paragraph_20_Font"><text:span text:style-name="T4">ini</text:span></text:span><text:span text:style-name="Default_20_Paragraph_20_Font"><text:span text:style-name="T2">s.</text:span></text:span></text:p>
      <text:p text:style-name="P4"><text:span text:style-name="Default_20_Paragraph_20_Font"><text:span text:style-name="T2">Octo in abdomine fiant musculi, utrinque quatuor.<text:line-break/>- omnium quidem exteriores ac primi , qui a. thorace ob.<text:line-break/>liqui descendunt, maximi omnium, qui inibi sunt, musco-<text:line-break/>lorum. Secundi sirb his, qui ab ilibus adscendunt. Ter-<text:line-break/>tii istis contigui recti funt. Quarti, qui peritonaeo con-<text:line-break/>nati transversi simt. Verum recti toti carnosi existunt, a<text:line-break/>pectore ad . pubis usque ossa exporrecti et circa quidem<text:line-break/>umbilicum, ac paulo etiam ulterius sibi mutuo adjaecnt,<text:line-break/>feseque tangunt ; abhinc vero coalescunt ac tandem in.<text:line-break/>pubis ossa inseruntur. Eorum vertex tendo est memhra-<text:line-break/>ncsos, ad thoracis principium adscendens. Id tamen-dif-<text:line-break/></text:span></text:span><text:span text:style-name="Default_20_Paragraph_20_Font"><text:span text:style-name="T4">. t</text:span></text:span><text:span text:style-name="Default_20_Paragraph_20_Font"><text:span text:style-name="T2">ectores ob id jure latuit., quod, qui in pectore simt au-<text:line-break/>scuti, sibi ipsi incumbunt. Nam fi auferantur, memora.-<text:line-break/>nofus hic tendo evidenter tum cum summo pectorali osse,<text:line-break/>tum cum transversis etiam ejusdem ossis partibus univer-<text:line-break/>sis, qua ipsum cartilagineis costarum partibus. ecarticula-</text:span></text:span></text:p>
      <text:p text:style-name="P5"><text:span text:style-name="Default_20_Paragraph_20_Font"><text:span text:style-name="T2">tur, coalescere conspicitur, ad primam usque costam, cui<text:line-break/>appensus est, adscendens. In hac eadem costa est et aliud<text:line-break/>praedicti musculi carnosum caput, quod tendinem in hunc<text:line-break/>ipfum iniicit. Exortum autem cum parui illius musculi<text:line-break/>in claviculis existentis insertione coniunctum habet. Et<text:line-break/>Iane infra quoque ad hypochondrium intercurrens di vi-<text:line-break/>densve linea in. ipso albicans inspicitur; postquam totum<text:line-break/>illud;quod superius est ad claviculam usque, alius mufcu-<text:line-break/>lus statui potest , - costarum coarticulationes contrahens.<text:line-break/>Qui vero a thorace ad abdomen deseruntur musculi duo,<text:line-break/>incipiunt quidem plerumque a sexta costa, enascuntur<text:line-break/>vero- et ex omnibus succedentibus costis, ex distantibus<text:line-break/>nimirum principiis singulas propagines secundum unam-<text:line-break/>quamque costam prope eam regionem, qua os in cartila-<text:line-break/>gruem degenerat, sortiti, in in</text:span></text:span><text:span text:style-name="Default_20_Paragraph_20_Font"><text:span text:style-name="T4">t</text:span></text:span><text:span text:style-name="Default_20_Paragraph_20_Font"><text:span text:style-name="T2">erioribus partibus auterio-<text:line-break/>ris mulculi thoracis et ejus , qui in scapularum simis<text:line-break/>collocutur</text:span></text:span><text:span text:style-name="Default_20_Paragraph_20_Font"><text:span text:style-name="T4">i</text:span></text:span><text:span text:style-name="Default_20_Paragraph_20_Font"><text:span text:style-name="T2"> Dum autem ipsi attenuantur, tum per inania<text:line-break/>Ioca S, ilia deferuntur, tum ilium ossibus infiguntur, in</text:span></text:span></text:p>
      <text:p text:style-name="P5"><text:span text:style-name="Default_20_Paragraph_20_Font"><text:span text:style-name="T2">membranofos tendines terminati, per hos ipsus autem ten-<text:line-break/>dines pubis ossibus inguinlbusque inseruntur. In hoc vero<text:line-break/>loco perforati sunt, ac per id foramen tum musculus ille,<text:line-break/>qui ad utrumque testiculum descendit, cui cremasteris<text:line-break/>nomen est inditum, tum etiam una cum hoc musculo<text:line-break/>seminale vas, vena inquam et arteria et peritonaei pro-<text:line-break/>pago quaedam pertranseunt. Quidquid vero horum mu-<text:line-break/>scu lorum ad abdomen ad praedictos musculos rectos ad-.<text:line-break/>frendit, paulatim expanditur, hincque in membranulum<text:line-break/>tendinem cessans exterioribus ipsis musicalis inseritur: ut<text:line-break/>peculiare operculum ipsorum tale este videatur, quale plu-<text:line-break/>rimis ipsorum membranae esse consueverunt. Tertia vero<text:line-break/>coniugatio obliquorum musculorum contrarias praedictis<text:line-break/>fibras obtinet, .ex inferioribus nimirum partibus oblique<text:line-break/>adscendentes, carnoso igitur exortu ex ilium ossibus inci-<text:line-break/>piunt, ac ad rectos progrediuntur musculos, illicque<text:line-break/>cessant, transversis musculis in adscensu (se</text:span></text:span><text:span text:style-name="Default_20_Paragraph_20_Font"><text:span text:style-name="T4">t</text:span></text:span><text:span text:style-name="Default_20_Paragraph_20_Font"><text:span text:style-name="T2">e inserentes,<text:line-break/>nostraque quatuor nothis) apud ipsos praecipue cartilagi-</text:span></text:span></text:p>
      <text:p text:style-name="P5"><text:span text:style-name="Default_20_Paragraph_20_Font"><text:span text:style-name="T2">neos eorum processus. Sane et quaedam h</text:span></text:span><text:span text:style-name="Default_20_Paragraph_20_Font"><text:span text:style-name="T4">e</text:span></text:span><text:span text:style-name="Default_20_Paragraph_20_Font"><text:span text:style-name="T2">rum musculo- -<text:line-break/>ruat membrano</text:span></text:span><text:span text:style-name="Default_20_Paragraph_20_Font"><text:span text:style-name="T4">t</text:span></text:span><text:span text:style-name="Default_20_Paragraph_20_Font"><text:span text:style-name="T2">a ac tenuis propago rectis abdominis mu-<text:line-break/>siculis infigitur, obliquorum extrinsecorum descendentium,<text:line-break/>qui maximi sunt, processui fubjecta. lnserior vero ipso-<text:line-break/>tum aponeurosis subactorum transversorum aponeurosi<text:line-break/>unita, in pubis ossa, in interioribus jam quodammodo<text:line-break/>eorum partibus inseritur: aeque ac praedictorum musco-<text:line-break/>lorum aponeurosis perforata. . Intra memoratos obliquos<text:line-break/>musculos transversi musculi habentur (quae est quarta ac<text:line-break/>ultima musculorum abdominalium coniugatio) , qui a no-<text:line-break/>tharum costarum sinibus in internis partibus ipsarum at-<text:line-break/>que a transverso processu vertebrarum lumborum enati,<text:line-break/>ac deinceps membranosu ligamento copulati apud rectam<text:line-break/>tandem spinam ossis ilium in transversam aponeurosin .<text:line-break/>membranulam ac tenuem peritonaeo insertam -finiunt. At-<text:line-break/>que id, quod ex hae aponeurosi et peritonaeo conflatur,<text:line-break/>multos medicos latet, peritonaeum id esse opinantes.<text:line-break/>Quin et in vocatis gastrorhaphiis tanquam membranam</text:span></text:span></text:p>
      <text:p text:style-name="P5"><text:span text:style-name="Default_20_Paragraph_20_Font"><text:span text:style-name="T2">rp</text:span></text:span><text:span text:style-name="Default_20_Paragraph_20_Font"><text:span text:style-name="T4">t</text:span></text:span><text:span text:style-name="Default_20_Paragraph_20_Font"><text:span text:style-name="T2">um consuunt, modumque in </text:span></text:span><text:span text:style-name="Default_20_Paragraph_20_Font"><text:span text:style-name="T4">t</text:span></text:span><text:span text:style-name="Default_20_Paragraph_20_Font"><text:span text:style-name="T2">uis commentariis scriben-<text:line-break/>tes, quo futura abdominis fieri debeat, tanquam de mem-<text:line-break/>brana disserunt. Itaque aponeurosis ipfa in inferioribus<text:line-break/>partibus peritonaeum relinquit, ipfumque solum nudum<text:line-break/>ibi apparet. Aponeurosis vero ab extrinfecis partibus<text:line-break/>rectos camososque mufculos circumambiens extremitati<text:line-break/>superpositorum mufculorum.unita, ossibus tandem pubis<text:line-break/>inferitur. Ho</text:span></text:span><text:span text:style-name="Default_20_Paragraph_20_Font"><text:span text:style-name="T4">r</text:span></text:span><text:span text:style-name="Default_20_Paragraph_20_Font"><text:span text:style-name="T2">um octo musculorum usus simul et motus<text:line-break/>in libris de utilitate partium abunde dicti funi. Dicetur<text:line-break/>tamen et nunc eorum summa. ltaque ad exspirationes et<text:line-break/>ad vocatas spiritus cohibitiones atque ad acutas magnas-<text:line-break/>que voces, tum ad vomitus ventrisque dejectiones con</text:span></text:span><text:span text:style-name="Default_20_Paragraph_20_Font"><text:span text:style-name="T4">t</text:span></text:span><text:span text:style-name="Default_20_Paragraph_20_Font"><text:span text:style-name="T2">e-<text:line-break/>runt. Eorum insuper insertor portio, praecipueque illo-<text:line-break/>rum, qui vesicae incumbunt, mingendi actioni conducit.</text:span></text:span></text:p>
      <text:p text:style-name="Normal"><text:span text:style-name="Default_20_Paragraph_20_Font"><text:span text:style-name="T2">n</text:span></text:span><text:span text:style-name="Default_20_Paragraph_20_Font"><text:span text:style-name="T4">e</text:span></text:span><text:span text:style-name="Default_20_Paragraph_20_Font"><text:span text:style-name="T2"> m</text:span></text:span><text:span text:style-name="Default_20_Paragraph_20_Font"><text:span text:style-name="T4">uscul</text:span></text:span><text:span text:style-name="Default_20_Paragraph_20_Font"><text:span text:style-name="T2">is </text:span></text:span><text:span text:style-name="Default_20_Paragraph_20_Font"><text:span text:style-name="T4">in teste</text:span></text:span><text:span text:style-name="Default_20_Paragraph_20_Font"><text:span text:style-name="T2">s </text:span></text:span><text:span text:style-name="Default_20_Paragraph_20_Font"><text:span text:style-name="T4">descendent</text:span></text:span><text:span text:style-name="Default_20_Paragraph_20_Font"><text:span text:style-name="T2">i</text:span></text:span><text:span text:style-name="Default_20_Paragraph_20_Font"><text:span text:style-name="T4">bus.</text:span></text:span></text:p>
      <text:p text:style-name="P4"><text:span text:style-name="Default_20_Paragraph_20_Font"><text:span text:style-name="T2">Duo graciles musculi in utrumque testem. perveniunt:<text:line-break/>quorum alter a pubis, alter ab ilium osse per membrano-</text:span></text:span></text:p>
      <text:p text:style-name="P5"><text:span text:style-name="Default_20_Paragraph_20_Font"><text:span text:style-name="T2">rutu ligamentum tenue exoritur. Illic vero per meatum,<text:line-break/>qui ad testem devenit, deferuntur, postea dilatati, ery-<text:line-break/>throidem membranam complectuntur. Ipforum officium<text:line-break/>munusque est, tessera sursum attollere, unde nonnulli ipsos<text:line-break/>cremasteres appellant..</text:span></text:span></text:p>
      <text:p text:style-name="Normal"><text:span text:style-name="Default_20_Paragraph_20_Font"><text:span text:style-name="T2">D</text:span></text:span><text:span text:style-name="Default_20_Paragraph_20_Font"><text:span text:style-name="T4">e</text:span></text:span><text:span text:style-name="Default_20_Paragraph_20_Font"><text:span text:style-name="T2"> m</text:span></text:span><text:span text:style-name="Default_20_Paragraph_20_Font"><text:span text:style-name="T4">usculo qu</text:span></text:span><text:span text:style-name="Default_20_Paragraph_20_Font"><text:span text:style-name="T2">i i</text:span></text:span><text:span text:style-name="Default_20_Paragraph_20_Font"><text:span text:style-name="T4">n. c</text:span></text:span><text:span text:style-name="Default_20_Paragraph_20_Font"><text:span text:style-name="T2">o</text:span></text:span><text:span text:style-name="Default_20_Paragraph_20_Font"><text:span text:style-name="T4">llo vesicae esu</text:span></text:span></text:p>
      <text:p text:style-name="P4"><text:span text:style-name="Default_20_Paragraph_20_Font"><text:span text:style-name="T2">Carnosus musculus in orbem cireumjectus est vesicae<text:line-break/>collo: maxima vero ipsius pars inferius sirbjecta esu Mu-<text:line-break/>femus hic vesicae osculum, quo nihil involuntarie effluat,<text:line-break/>claudit, simulque urinam, quae per ipsum fertur, propellit.</text:span></text:span></text:p>
      <text:p text:style-name="Normal"><text:span text:style-name="Default_20_Paragraph_20_Font"><text:span text:style-name="T4">sile musculi</text:span></text:span><text:span text:style-name="Default_20_Paragraph_20_Font"><text:span text:style-name="T2">s </text:span></text:span><text:span text:style-name="Default_20_Paragraph_20_Font"><text:span text:style-name="T4">pudendi.</text:span></text:span></text:p>
      <text:p text:style-name="P4"><text:span text:style-name="Default_20_Paragraph_20_Font"><text:span text:style-name="T2">Duos quidem valde -obliquos exiguosque musculos<text:line-break/>pudendum habet, in ejus originem refertos, duos item<text:line-break/>alios connatus aut unum bifidum carnulum , inferne qui-</text:span></text:span></text:p>
      <text:p text:style-name="P12"><text:span text:style-name="Default_20_Paragraph_20_Font"><text:span text:style-name="T2">dem ipsi subjectos magis, nihilo femus tamen in orbem<text:line-break/>id ipsum complectentes. Horum igitur capita in nullum<text:line-break/>os maniscsto perveniunt. Reliquorum vero duorum sic<text:line-break/>dicta lu ossa pubis. Sane praedicti omnes quatuor mu-<text:line-break/>fculi pudendo tum rigiditatem, dum ipsum tenditur, tum<text:line-break/>motiones., dum ad latera vel ad superiora quatitur, prae-<text:line-break/>bere possunt.<text:tab/>-</text:span></text:span></text:p>
      <text:p text:style-name="Normal"><text:span text:style-name="Default_20_Paragraph_20_Font"><text:span text:style-name="T2">D</text:span></text:span><text:span text:style-name="Default_20_Paragraph_20_Font"><text:span text:style-name="T4">e muscul</text:span></text:span><text:span text:style-name="Default_20_Paragraph_20_Font"><text:span text:style-name="T2">is </text:span></text:span><text:span text:style-name="Default_20_Paragraph_20_Font"><text:span text:style-name="T4">sudi</text:span></text:span><text:span text:style-name="Default_20_Paragraph_20_Font"><text:span text:style-name="T2">s.</text:span></text:span></text:p>
      <text:p text:style-name="P4"><text:span text:style-name="Default_20_Paragraph_20_Font"><text:span text:style-name="T2">Extrema </text:span></text:span><text:span text:style-name="Default_20_Paragraph_20_Font"><text:span text:style-name="T4">t</text:span></text:span><text:span text:style-name="Default_20_Paragraph_20_Font"><text:span text:style-name="T2">edis ora musculum cuti commixtum obtinet,<text:line-break/>ut vel cuticulofum musculum dicas vel carnosum cutim,<text:line-break/>hocque praecipue invenire licet in prioribus partibus.<text:line-break/>Alius vero musculus exacte teres, transversus,, sudi eir-<text:line-break/>cumjectus est, qui si tendatur, ipsam claudit, atque in<text:line-break/>medio quidem fui ipsius corpore os coecyga vocatum tan-<text:line-break/>git, ab utraque vero parte in pudendi originem terminat.<text:line-break/>Reliqui duo musculi membranosi existentes , exoriuntur</text:span></text:span></text:p>
      <text:p text:style-name="P3"><text:span text:style-name="Default_20_Paragraph_20_Font"><text:span text:style-name="T2">quidem ex internis partibus tum ossium pubis, tum lati<text:line-break/>vocati ossis, inseruntur vero utrinque unus, obliqui fur-<text:line-break/></text:span></text:span><text:span text:style-name="Default_20_Paragraph_20_Font"><text:span text:style-name="T4">. t</text:span></text:span><text:span text:style-name="Default_20_Paragraph_20_Font"><text:span text:style-name="T2">um siedem attollentes, simulque etiam pudendi originem<text:line-break/>iidem musculi trahunt.</text:span></text:span></text:p>
      <text:p text:style-name="P4"><text:span text:style-name="Default_20_Paragraph_20_Font"><text:span text:style-name="T2">n</text:span></text:span><text:span text:style-name="Default_20_Paragraph_20_Font"><text:span text:style-name="T4">e</text:span></text:span><text:span text:style-name="Default_20_Paragraph_20_Font"><text:span text:style-name="T2"> m</text:span></text:span><text:span text:style-name="Default_20_Paragraph_20_Font"><text:span text:style-name="T4">usculi</text:span></text:span><text:span text:style-name="Default_20_Paragraph_20_Font"><text:span text:style-name="T2">s </text:span></text:span><text:span text:style-name="Default_20_Paragraph_20_Font"><text:span text:style-name="T4">coxend</text:span></text:span><text:span text:style-name="Default_20_Paragraph_20_Font"><text:span text:style-name="T2">i</text:span></text:span><text:span text:style-name="Default_20_Paragraph_20_Font"><text:span text:style-name="T4">cis dear</text:span></text:span><text:span text:style-name="Default_20_Paragraph_20_Font"><text:span text:style-name="T2">tic</text:span></text:span><text:span text:style-name="Default_20_Paragraph_20_Font"><text:span text:style-name="T4">ulat</text:span></text:span><text:span text:style-name="Default_20_Paragraph_20_Font"><text:span text:style-name="T2">i</text:span></text:span><text:span text:style-name="Default_20_Paragraph_20_Font"><text:span text:style-name="T4">onem movent</text:span></text:span><text:span text:style-name="Default_20_Paragraph_20_Font"><text:span text:style-name="T2">i</text:span></text:span><text:span text:style-name="Default_20_Paragraph_20_Font"><text:span text:style-name="T4">bu</text:span></text:span><text:span text:style-name="Default_20_Paragraph_20_Font"><text:span text:style-name="T2">s.</text:span></text:span></text:p>
      <text:p text:style-name="P4"><text:span text:style-name="Default_20_Paragraph_20_Font"><text:span text:style-name="T2">Decem quidem funi musculi, qui coxendicis dearti-<text:line-break/>colatronem movent, in quibus n</text:span></text:span><text:span text:style-name="Default_20_Paragraph_20_Font"><text:span text:style-name="T4">o</text:span></text:span><text:span text:style-name="Default_20_Paragraph_20_Font"><text:span text:style-name="T2">n parum oberrarunt tum.<text:line-break/>alii dissectores viri, tum Lycus ipsis, Quinti discipulus,<text:line-break/>qui ipsus quinque esse opinatus est, intrinsecus quidem<text:line-break/>tres, extrinsecus vero duos, ex quinque autem aliis tres<text:line-break/>quidem omisit, duos vero permutavit, quippe qui actio-<text:line-break/>nem ipsorum ignorabat, positionemque solum considerabat.<text:line-break/>Nam una cum aliis. omnibus musculis dearticulationem<text:line-break/>genu moventibus femori incumbunt. Non ita tamen </text:span></text:span><text:span text:style-name="Default_20_Paragraph_20_Font"><text:span text:style-name="T4">t</text:span></text:span><text:span text:style-name="Default_20_Paragraph_20_Font"><text:span text:style-name="T2">e<text:line-break/>habet rei veritas, ut Lycus arbitratur, fed ut nos dice-<text:line-break/>mus. Alter quidem sutorum , qui et omnium, qui illic<text:line-break/>funt, musculorum maximus est, introrsum retroriumque</text:span></text:span></text:p>
      <text:p text:style-name="P5"><text:span text:style-name="Default_20_Paragraph_20_Font"><text:span text:style-name="T2">femur adducit. Alter vero introrsum quidem nonnihil<text:line-break/>etiam tibiam, maximopere vero totum femur movet, ita<text:line-break/>ut reliqui tibiam solam moventes octo sint. Si quis vero<text:line-break/>aperte intueri musculos coxendicis dearticulationem . mo-<text:line-break/>ventes voluerit, illi opus erit ut qui circa femur sunt,<text:line-break/>universos, a quibus tibia movetur, prius an</text:span></text:span><text:span text:style-name="Default_20_Paragraph_20_Font"><text:span text:style-name="T4">t</text:span></text:span><text:span text:style-name="Default_20_Paragraph_20_Font"><text:span text:style-name="T2">e</text:span></text:span><text:span text:style-name="Default_20_Paragraph_20_Font"><text:span text:style-name="T4">e</text:span></text:span><text:span text:style-name="Default_20_Paragraph_20_Font"><text:span text:style-name="T2">at. Sed<text:line-break/>qui positionis ordo ad eos prius, qui in coxendice funt,<text:line-break/>nos ducit, hinc etiam nos sermonem inchoabimus. Ipsius<text:line-break/>pfoae, quae haud exiguus musculus est, ab undecima tho-<text:line-break/>racis costa incipiens, interior quidem portio per validum<text:line-break/>ligamentum interiori coxendicis parti inseritur, eo prae-<text:line-break/>cipue in loco, ubi os quidem pubis vocatum incipit, os<text:line-break/>vero ilium definit, exterior autem in principium ossis<text:line-break/>ilium inseritur. Reliquum vero ipsius pfoae universum<text:line-break/>juxta internas ossis ilium partes progrediens, den</text:span></text:span><text:span text:style-name="Default_20_Paragraph_20_Font"><text:span text:style-name="T4">t</text:span></text:span><text:span text:style-name="Default_20_Paragraph_20_Font"><text:span text:style-name="T2">um<text:line-break/>quendam ex illo osse exortum carnosum suscipit, postea<text:line-break/>cum ambo unicus evadit, per validum tendinem leniter<text:line-break/>latum parvo femoris trochanteri inseritur. totam ipsius.</text:span></text:span></text:p>
      <text:p text:style-name="P5"><text:span text:style-name="Default_20_Paragraph_20_Font"><text:span text:style-name="T2">rotunditatem occupans. Musculus hic flectit simul et in-<text:line-break/>trorinm magis totum femur invertit. Huic etiam prae-<text:line-break/>dicto parvo trocbanteri alter quidam exiguus musculus<text:line-break/>colore lividus inseritur, ab ossis coxendicis basi incipiens,<text:line-break/>prope eam clunium simiae regionem, quae nuda externis-<text:line-break/>que conspicitur. Hujus musculi tendo praedictis existens<text:line-break/>similis, totam inferiorem partem parvi trochanteris com-<text:line-break/>prehendit, nonnihil etiam internae ejusdem occupans.<text:line-break/>Musculus hic humilis adductionis est auctor, qui conspici<text:line-break/>prius non potest, quam maximus ille omnium musculorum<text:line-break/>qui in femore </text:span></text:span><text:span text:style-name="Default_20_Paragraph_20_Font"><text:span text:style-name="T4">t</text:span></text:span><text:span text:style-name="Default_20_Paragraph_20_Font"><text:span text:style-name="T2">uus auferatur, qui toti pubis ossi insidens,<text:line-break/>ac nonnihil etiam coxendicis ex transversis simul imisque<text:line-break/>partibus ad nudam usque excarnemque regionem com-<text:line-break/>prehendens, in totum femur carnosis nilum ansis ample-<text:line-break/>utens inseritur. Atque eis quidem fibris, quae ex imis<text:line-break/>partibus apud nudam nimirum excarnemque regionem ex-<text:line-break/>oriuntur, proximeque ad genu dearticulationem perveniunt,<text:line-break/>relrorfum magis scmur abducit, est alterum femur simul</text:span></text:span></text:p>
      <text:p text:style-name="P5"><text:span text:style-name="Default_20_Paragraph_20_Font"><text:span text:style-name="T2">leniter adducens; iis vero, quae altiores </text:span></text:span><text:span text:style-name="Default_20_Paragraph_20_Font"><text:span text:style-name="T4">t</text:span></text:span><text:span text:style-name="Default_20_Paragraph_20_Font"><text:span text:style-name="T2">uus, adducit<text:line-break/>solum, sicuti illis, quae altissime funt, superneque inchoan-<text:line-break/>tes, in primas femoris partes inseruntur, adducit, simul-<text:line-break/>que etiam ipfum furium attollit. Hoc ergo musculo dif-<text:line-break/>fecto, tum praedictus musculus lividus evidenter, tum<text:line-break/>aliae etiam musculorum circumscriptiones haud evidenter<text:line-break/>apparent, aliquando quidem duorum, nonnunquam vero<text:line-break/>trium, quos si quis inter musculos numerare voluerit,<text:line-break/>plures quam decem esse musculos coxendicis dearticu-<text:line-break/>lationem moventes affirmabit, Ex potioribus vero natium<text:line-break/>partibus primus quidem est, qui in superficie collocatus<text:line-break/>est musculus, positione usuque musculo epomida occupanti<text:line-break/>proportione respondens. Exacte enim femur extendit, lu<text:line-break/>posteriora trahens. Ex superioribus vero ipsius exortibus<text:line-break/>duo carnosi et unus membranosus existunt. Ex carnosis<text:line-break/>major a recta ossis ilium fpina incipit, minor a . duobus<text:line-break/>ossibus , ifchio et coccyge vocatis , medium vero horum<text:line-break/>quod altum est, membranofum tutum existit. Hic muscu-</text:span></text:span></text:p>
      <text:p text:style-name="P5"><text:span text:style-name="Default_20_Paragraph_20_Font"><text:span text:style-name="T2">lus posseriorem capitis femoris partem comprehendit, pa-<text:line-break/>rumque etiam ab ipsis progrediens, atque in latum tendi-<text:line-break/>.nem declivem finiens posterioribus femoris partibus infio-<text:line-break/>ritur, exquisite hoc in loco inhaerescens coalefcensque<text:line-break/>exortus illius musculi latam et carnofam aponeurofiu ha-<text:line-break/>hentis, qui in externas tibiae partes inferius, genu de-<text:line-break/>articulationem ad exteriora invertit. Sane nec praedictam<text:line-break/>musculi coxendicis insertionem intueri poteris, nisi hunc<text:line-break/>prius musculum dissecuerit. Est autem et ejusdem altera<text:line-break/>quaedam carnosis apophysis, quae ad femur inter duos an-<text:line-break/>tenores musculos descendens, ipsisque etiam aliquo modo<text:line-break/>fe</text:span></text:span><text:span text:style-name="Default_20_Paragraph_20_Font"><text:span text:style-name="T4">t</text:span></text:span><text:span text:style-name="Default_20_Paragraph_20_Font"><text:span text:style-name="T2">e inferens, per membranulum tendinem ex omnibus<text:line-break/>inferioribus illius partibus enatum anteriores musculos<text:line-break/>ufque ad genu circumprehendit. Secundus vero fub prae-<text:line-break/>dicto mufculo in superficie collocato alter musculus est<text:line-break/>admodum crassas carnofnsque ex omnibus fere extrinfecis<text:line-break/>partibus ossis pubis et ilium enatus, simulque etiam mu-<text:line-break/>scuto ex inferioribus ossis lati partibus exorto ufque ad</text:span></text:span></text:p>
      <text:p text:style-name="P3"><text:span text:style-name="Default_20_Paragraph_20_Font"><text:span text:style-name="T2">coccygem infe</text:span></text:span><text:span text:style-name="Default_20_Paragraph_20_Font"><text:span text:style-name="T4">s</text:span></text:span><text:span text:style-name="Default_20_Paragraph_20_Font"><text:span text:style-name="T2">tus , ac prope quidem ilium os praedicto.<text:line-break/>musculo fubjacet. Superior vero ipsius portio,. quae ad<text:line-break/>lumbum furium extenditur, fusi cute sua est, cui praedi-<text:line-break/>ctum illud membranofum illius musculi principium cin—<text:line-break/>cumnatum est:. Hic musculus in tendinem validum ter-<text:line-break/>minans toti vertici magni trochanteris inferitur, tutum<text:line-break/>ipsum femur simul extendens et ad exteriorem ejus regio-<text:line-break/>nem caput ipsius trahens. Huic musculo alius colore<text:line-break/>lividus musculus subnascitur, ex internis lati ossis partibus<text:line-break/>exoriens, aponeurosinque praedictae magni musculi apo-<text:line-break/>neurosi connatam gignens, quamquam illa in priora capi-<text:line-break/>- tis trochanteris adscendit:; haec post ipfum caput est, ad<text:line-break/>verticem usque trochanteris adscendens, ac nonnihil in-<text:line-break/>ternae regionis simul occupans. Hic musculus fur</text:span></text:span><text:span text:style-name="Default_20_Paragraph_20_Font"><text:span text:style-name="T4">t</text:span></text:span><text:span text:style-name="Default_20_Paragraph_20_Font"><text:span text:style-name="T2">um<text:line-break/>simul et extrorfum femoris caput trahit. Alius praeterea<text:line-break/>mufculus parvus crassusque est, qui ex externis infernis-</text:span></text:span></text:p>
      <text:p text:style-name="P5"><text:span text:style-name="Default_20_Paragraph_20_Font"><text:span text:style-name="T2">que ilium et coxendicis ossis partibus exoriens praedicto<text:line-break/>magno musculo subnascitur, in validum et ipsis tendinem<text:line-break/>latum finiens, internis partibus primi processus magni<text:line-break/>troch an teris usque ad natem insertus. Hic musculus sim-<text:line-break/></text:span></text:span><text:span text:style-name="Default_20_Paragraph_20_Font"><text:span text:style-name="T4">t</text:span></text:span><text:span text:style-name="Default_20_Paragraph_20_Font"><text:span text:style-name="T2">um simul et extrorfum femoris caput trahit. Duo adhuc<text:line-break/>ex iis, qui femur movent, supersunt musculi, in poste-<text:line-break/>riorem magni trochanteris cavitatem, robustis ac leniter<text:line-break/>latis tendinibus inserti. Exoriuntur sime ex totis pubis<text:line-break/>ossibus alter intrinsecus, extrinsecus alter, atque ejus<text:line-break/>quidem, qui intrinsecus exoritur, insertio in trochanterem<text:line-break/>sublimior est; ejus autem, qui extrinsecus, continua existit.<text:line-break/>Hi mufculi naturale etism foramen ossis pubis occupant,<text:line-break/>in media ipsorum regione membranulum ligamentum exi-<text:line-break/>flentes, ac. in posterioribus quidem partibus in idem mutuo<text:line-break/>coeunt, coxendicis ossi carnosis ansis in orbem adnati.<text:line-break/>Musculi hi femoris caput circumagunt, ad interna quidem<text:line-break/>simul et priora primus musculus, ad externa vero et po—</text:span></text:span></text:p>
      <text:p text:style-name="P5"><text:span text:style-name="Default_20_Paragraph_20_Font"><text:span text:style-name="T2">steriora alter. Decimus veru. ultra memoratos musculus<text:line-break/>ab internis femoris partibus locatus, quem quispiam for-<text:line-break/>lassis et tibiam movere affirmabit, evidentissime certato-<text:line-break/>tum femur introrsum adducit. Verum paulo mox qualis-<text:line-break/>nam hic musculus sit, in musculorum genu dearticulatio-<text:line-break/>nem moventium enarratione, quandoquidem inter eorum<text:line-break/>numerum reponitur, declarabimus.</text:span></text:span></text:p>
      <text:p text:style-name="Normal"><text:span text:style-name="Default_20_Paragraph_20_Font"><text:span text:style-name="T2">n</text:span></text:span><text:span text:style-name="Default_20_Paragraph_20_Font"><text:span text:style-name="T4">e musculi</text:span></text:span><text:span text:style-name="Default_20_Paragraph_20_Font"><text:span text:style-name="T2">s .</text:span></text:span><text:span text:style-name="Default_20_Paragraph_20_Font"><text:span text:style-name="T4">genu deart</text:span></text:span><text:span text:style-name="Default_20_Paragraph_20_Font"><text:span text:style-name="T2">i</text:span></text:span><text:span text:style-name="Default_20_Paragraph_20_Font"><text:span text:style-name="T4">cu</text:span></text:span><text:span text:style-name="Default_20_Paragraph_20_Font"><text:span text:style-name="T2">l</text:span></text:span><text:span text:style-name="Default_20_Paragraph_20_Font"><text:span text:style-name="T4">at</text:span></text:span><text:span text:style-name="Default_20_Paragraph_20_Font"><text:span text:style-name="T2">i</text:span></text:span><text:span text:style-name="Default_20_Paragraph_20_Font"><text:span text:style-name="T4">onem moven</text:span></text:span><text:span text:style-name="Default_20_Paragraph_20_Font"><text:span text:style-name="T2">ti</text:span></text:span><text:span text:style-name="Default_20_Paragraph_20_Font"><text:span text:style-name="T4">bu</text:span></text:span><text:span text:style-name="Default_20_Paragraph_20_Font"><text:span text:style-name="T2">s.</text:span></text:span></text:p>
      <text:p text:style-name="P4"><text:span text:style-name="Default_20_Paragraph_20_Font"><text:span text:style-name="T2">.Novem musculi fuut, qui dearticulationem, quae in<text:line-break/>genu est, movent, non decem , quemadmodum Lycus una.<text:line-break/>cum plerisque aliis dissertori bus existimabat , unum mu-<text:line-break/>sculum ignorans totum, de quo postremo dicturus sum:<text:line-break/>nimirum tum ab eo deceptus musculo, qui ad internum<text:line-break/>femoris condylum ad genu descendit, a maximo etiam<text:line-break/>illo femoris musculo, qui totam internam regionem simul-<text:line-break/>que posterioris non parum occupati Verum hic non fo-<text:line-break/>luna non inseritur tibiae ossi (cum tamen omnino inseri</text:span></text:span></text:p>
      <text:p text:style-name="P5"><text:span text:style-name="Default_20_Paragraph_20_Font"><text:span text:style-name="T2">deberet, si ipsam moturus esset), fed ne ipsis etiam, quae<text:line-break/>in dearticulatione </text:span></text:span><text:span text:style-name="Default_20_Paragraph_20_Font"><text:span text:style-name="T4">t</text:span></text:span><text:span text:style-name="Default_20_Paragraph_20_Font"><text:span text:style-name="T2">uus, ligamentis, quemadmodum non-<text:line-break/>nulli ex iis musculis facere solent, qui obscurum queu-<text:line-break/>dam motum efficiunt. Vehementes enim motiones uni--<text:line-break/>ve</text:span></text:span><text:span text:style-name="Default_20_Paragraph_20_Font"><text:span text:style-name="T4">st</text:span></text:span><text:span text:style-name="Default_20_Paragraph_20_Font"><text:span text:style-name="T2">ae, musculis dearticulationem praetergressis, succeden-<text:line-break/>ti que membro insertis perficiuntur; parvae vero ubi mu-<text:line-break/>scuti in ligamenta infiguntur. Sed qui luter omnes fe-<text:line-break/>moris musculos maximus est, nequaquam genu dearticula-<text:line-break/>tioni inferitur, quamvis proxime ad ip</text:span></text:span><text:span text:style-name="Default_20_Paragraph_20_Font"><text:span text:style-name="T4">t</text:span></text:span><text:span text:style-name="Default_20_Paragraph_20_Font"><text:span text:style-name="T2">am accedat. Quodsi<text:line-break/>quis quoquo modo ab hoc musculo dearticulationis liga-<text:line-break/>menta attingi dicat nec ita prosectu aequum sit suspicari<text:line-break/>illius dumtaxat dearticulationis ipsum esse proprium, sed<text:line-break/>certe ambarum communem, superioris inquam, quae in<text:line-break/>coxendice et praesentiis istius , quae in genu esu Nam<text:line-break/>coxendicis dearticulationem evidenter, vehementerque mo-<text:line-break/>vet, quippe qui exortum ex toto pubis osse et insertio-<text:line-break/>nem in totum femur molitus est. Motio vero, quae in<text:line-break/>genu est, si fano ulla est, obfcura</text:span></text:span><text:span text:style-name="Default_20_Paragraph_20_Font"><text:span text:style-name="T4">l</text:span></text:span><text:span text:style-name="Default_20_Paragraph_20_Font"><text:span text:style-name="T2">certe omnino est, quan-</text:span></text:span></text:p>
      <text:p text:style-name="P3"><text:span text:style-name="Default_20_Paragraph_20_Font"><text:span text:style-name="T2">doquidem a minimis ansis peragitur. Verum . haec de ma-<text:line-break/>ximo musculo femoris sufficiant. Ex aliis autem musculis<text:line-break/>primus in superficie est angustissimus longissimusque , ex .<text:line-break/>media ac recta ossis ilium spina enatus, atque per iute-<text:line-break/>riora femoris est genu delatus , illincque in dictum anti-<text:line-break/>cnemion non multo post dearticulationem insertus. Hic<text:line-break/>igitur musculus ad interiora simul tiniam flectit et sursum<text:line-break/>ipsam altam quoquo modo attollit atque ad eam figuram<text:line-break/>totum erus agit, in qua praecipue constituitur, cum nos<text:line-break/>subigentes ipsum super alterius femur attollimus, Proxi-<text:line-break/>mus vero huic infe</text:span></text:span><text:span text:style-name="Default_20_Paragraph_20_Font"><text:span text:style-name="T4">c</text:span></text:span><text:span text:style-name="Default_20_Paragraph_20_Font"><text:span text:style-name="T2">tionem in tibiae os non per extremi-<text:line-break/>talem camelam, quemadmodum prior, fed per tendinem<text:line-break/>leniter latum molitur atque incipit quidem ab ossibus<text:line-break/></text:span></text:span><text:span text:style-name="Default_20_Paragraph_20_Font"><text:span text:style-name="T4">r</text:span></text:span><text:span text:style-name="Default_20_Paragraph_20_Font"><text:span text:style-name="T2"> pubis: inferitur vero in ipsum maxime anticnemlon. In-<text:line-break/>tror</text:span></text:span><text:span text:style-name="Default_20_Paragraph_20_Font"><text:span text:style-name="T4">t</text:span></text:span><text:span text:style-name="Default_20_Paragraph_20_Font"><text:span text:style-name="T2">um igitur et hic tibiam invertit, in rectum etiam<text:line-break/>ipsam attollendo. Qui vero plerumque quidem ab iute-<text:line-break/>rioribus partibus, nonnunquam vero paulo infra praedictum<text:line-break/>musculum illi continuus existens, per tendinem similiter</text:span></text:span></text:p>
      <text:p text:style-name="P3"><text:span text:style-name="Default_20_Paragraph_20_Font"><text:span text:style-name="T2">in auticnemion inseritur, flectit simul atque ad exteriora<text:line-break/>invertit tibiam oblique, quemadmodum et ipsa obliquus<text:line-break/>locatur. Nam ex infernis externisque ossis coxendicis<text:line-break/>partibus enatus ac deinde per posteriores femoris partes<text:line-break/>oblique exporrectus, moxque totam genu dearticulationem<text:line-break/>- praetergressus, in interiora tandem invertitur, obliquusque<text:line-break/>in eam tibiae partem , quae excarnis visitur, quam sane<text:line-break/>auticnemion appellant, inseritur. Huic musculo. continen-<text:line-break/>tern exortum obtinent tres alii musculi. Alter quidem<text:line-break/>ab .exterioribus partibus validus admodum, qui sane et per<text:line-break/>externas femoris partes extrinsecus delatus, infra genu in<text:line-break/>externas tibiae partes extrinsecus delatus, infra genu in<text:line-break/>externas tibiae partes latu graeilique fine carnosi, inseri-<text:line-break/>tur , extrorsum ipfam invertens . reliqui vero duo fupe-<text:line-break/>riorem quidem originem ex internis regionibus , quae nu-<text:line-break/>per dietis duabus proximae sunt, moliuntur, ita, ut qua-<text:line-break/>tuor exortus mutuo sibi congredientes ac proximi sint,<text:line-break/>qui ex prioribus partibus basis ossis coxendicis exoriuntur.</text:span></text:span></text:p>
      <text:p text:style-name="P3"><text:span text:style-name="Default_20_Paragraph_20_Font"><text:span text:style-name="T2">Deveniunt autem alter quidem praedictis duobus proximus,<text:line-break/>qui sane maxima ex parte colore lividus invenitur, in<text:line-break/>internam tibiae regionem haud multo post dearticulationem<text:line-break/>inseritur ufque ad externum condylum, unde et musco-<text:line-break/>lorum in posteriori carnosa tibiae parte (gastrocnemia)<text:line-break/>.collocatorum alter enascitur, quocum etiam musculus , de<text:line-break/>quo nunc edissero, inseritur, tibiamque per illum nonnihil<text:line-break/>ad internas partes simul trahit, praecipueque cum prae-<text:line-break/>durati ipsi fuerint. Hic musculus introrsum simul et pa-<text:line-break/>rumper iextrorfum agit femur. Hunc ipfum musculum<text:line-break/>superius inter coxendicis articulum moventes decimum<text:line-break/>nominavi, doctrinamque ac institutionem de universa ejus<text:line-break/>natura tradere hucusque distuli inter musculos genu de-<text:line-break/>articulationem moventes, * de quo superius abunde per-<text:line-break/>tractavi. Reliqui vero tres femoris musculi anteriores<text:line-break/>genu dearticulationem extendunt. Duo quidem in super-<text:line-break/></text:span></text:span><text:span text:style-name="Default_20_Paragraph_20_Font"><text:span text:style-name="T5">a - - r.</text:span></text:span></text:p>
      <text:p text:style-name="P3"><text:span text:style-name="Default_20_Paragraph_20_Font"><text:span text:style-name="T2">fiere siti, validi, in robustum ac latum finiunt tendinem,<text:line-break/>qui insertus in orhemque adnatus universo patellae offi<text:line-break/>usque ad tibiam progreditur, prioribus ejus partibus scse<text:line-break/>inserens, Qui vero subtus oblitefcit, in patellae princi-<text:line-break/>pium inseritur, ligamentisque, quae circa dearticulationem<text:line-break/>funt, inhaerescit atque in extremitate quidem non sicut<text:line-break/>praedicti; nervosus existit, sed in prioribus partibus, in .<text:line-break/>interioribus vero carnosus, duplex enim esu Atque ego<text:line-break/>. hunc non unicum musculum , fed duos potius posuissem,<text:line-break/>nisi mihi ab antiquorum doctrina discrepare, ubi magna<text:line-break/>me non cogeret necessitas. praecavisse^. Anteriorum vero<text:line-break/>horum musculorum principia quatuor numero sunt, atque<text:line-break/>aliud ex acclivi adscendenteque spina ossis ilium infra<text:line-break/>eum musculum angustum, qui primus omnium dictus est,<text:line-break/>exoritur; aliud ab externis femoris partibus fecundum<text:line-break/>ipsam praecipue . natem. Hoc igitur caput maximum ex<text:line-break/>anterioribus musculum gignit, qui universam exteriorem</text:span></text:span></text:p>
      <text:p text:style-name="P3"><text:span text:style-name="Default_20_Paragraph_20_Font"><text:span text:style-name="T2">femoris regionemoccupat. Quod vero nunc prius dictum<text:line-break/>est., mufculum licet hoc infio quoquomodo minorem , aliis<text:line-break/>tamen magnitudine grandiorem gignit, quippe qui totam<text:line-break/>priorem femoris regionem , nonnihilque etiam interioris<text:line-break/>occupat. In idem vero duo hi musicali coeunt, unamque<text:line-break/>aponeurosin efficiunt atque (ut ante dictum est) in pa-<text:line-break/>testae os deveniunt. . Musculus .vero ille bifidus duplexve<text:line-break/>ipsis fubjectus, qui femori in orbem adnascitur, alterum<text:line-break/>quidem caput obtinet, quod primum magni trochanteris<text:line-break/>processum cervicemque capitis femoris regionem infra nu—<text:line-break/>per dictum enascitur, atque boe ipsimi exacte rectum per<text:line-break/>priores femoris partes ad patellam ufque devenit, totum<text:line-break/>carnofum- permanens. Alterum vero, quod superne luci-<text:line-break/>. pit, extremitatem -membranofam esuriens in internum fe-<text:line-break/>moris caput definiti Quamobrem hi multo magis duo<text:line-break/>musculi cenientur quam illi, qui unum efficiunt. Prae-<text:line-break/>dicti ergo omnes musculi defuper per femur descendentes</text:span></text:span></text:p>
      <text:p text:style-name="P13"><text:span text:style-name="Default_20_Paragraph_20_Font"><text:span text:style-name="T4">t<text:tab/>...sol,</text:span></text:span></text:p>
      <text:p text:style-name="P4"><text:span text:style-name="Default_20_Paragraph_20_Font"><text:span text:style-name="T2">genuque dearticulatlonem moventes, ut ego quidem exi-<text:line-break/>stimo, rectius utique novem dicerentur. At ne in mini-<text:line-break/>mis rebus ab antiquis anatomicis discrepare videamur,<text:line-break/>octo dicantur. Parvus vero quidam alius musculus </text:span></text:span><text:span text:style-name="Default_20_Paragraph_20_Font"><text:span text:style-name="T4">t</text:span></text:span><text:span text:style-name="Default_20_Paragraph_20_Font"><text:span text:style-name="T2">usi<text:line-break/>dearticulatione delitescit in ipfo poplite, ligamentum ha-<text:line-break/>bens capite validum -ac teres, quod prope externum scmo-<text:line-break/>fris consulum enascitur. alevenit hic </text:span></text:span><text:span text:style-name="Default_20_Paragraph_20_Font"><text:span text:style-name="T4">a</text:span></text:span><text:span text:style-name="Default_20_Paragraph_20_Font"><text:span text:style-name="T2">miculus in tibiae<text:line-break/>os, obliquus quodammodo magis per posteriores partes<text:line-break/>dearticu lationi supervectus, ad ipsam flectendam natus.</text:span></text:span></text:p>
      <text:p text:style-name="P1"><text:span text:style-name="Default_20_Paragraph_20_Font"><text:span text:style-name="T2">n</text:span></text:span><text:span text:style-name="Default_20_Paragraph_20_Font"><text:span text:style-name="T4">e muscu</text:span></text:span><text:span text:style-name="Default_20_Paragraph_20_Font"><text:span text:style-name="T2">l</text:span></text:span><text:span text:style-name="Default_20_Paragraph_20_Font"><text:span text:style-name="T4">i</text:span></text:span><text:span text:style-name="Default_20_Paragraph_20_Font"><text:span text:style-name="T2">s </text:span></text:span><text:span text:style-name="Default_20_Paragraph_20_Font"><text:span text:style-name="T4">qui in tibia sunt , a qu</text:span></text:span><text:span text:style-name="Default_20_Paragraph_20_Font"><text:span text:style-name="T2">i</text:span></text:span><text:span text:style-name="Default_20_Paragraph_20_Font"><text:span text:style-name="T4">bus</text:span></text:span><text:span text:style-name="Default_20_Paragraph_20_Font"><text:span text:style-name="T2"> t</text:span></text:span><text:span text:style-name="Default_20_Paragraph_20_Font"><text:span text:style-name="T4">um to</text:span></text:span><text:span text:style-name="Default_20_Paragraph_20_Font"><text:span text:style-name="T2">t</text:span></text:span><text:span text:style-name="Default_20_Paragraph_20_Font"><text:span text:style-name="T4">us pes,<text:line-break/>tu</text:span></text:span><text:span text:style-name="Default_20_Paragraph_20_Font"><text:span text:style-name="T2">m </text:span></text:span><text:span text:style-name="Default_20_Paragraph_20_Font"><text:span text:style-name="T4">d</text:span></text:span><text:span text:style-name="Default_20_Paragraph_20_Font"><text:span text:style-name="T2">i</text:span></text:span><text:span text:style-name="Default_20_Paragraph_20_Font"><text:span text:style-name="T4">g</text:span></text:span><text:span text:style-name="Default_20_Paragraph_20_Font"><text:span text:style-name="T2">it</text:span></text:span><text:span text:style-name="Default_20_Paragraph_20_Font"><text:span text:style-name="T4">i moventur.</text:span></text:span></text:p>
      <text:p text:style-name="P4"><text:span text:style-name="Default_20_Paragraph_20_Font"><text:span text:style-name="T2">Quatuordecim musculi tibiae in orbem circumjecti.<text:line-break/>sunt, septem ex posterioribus partibus et septem alii ex<text:line-break/>prioribus. Cur autem qui talia magis accurate perpen-<text:line-break/>dunt, octo ipsos esse existimarint, in administrationibus<text:line-break/>anatomicis dicitur.. lgitur ex iis, qui in posteriore parte<text:line-break/>siti </text:span></text:span><text:span text:style-name="Default_20_Paragraph_20_Font"><text:span text:style-name="T4">t</text:span></text:span><text:span text:style-name="Default_20_Paragraph_20_Font"><text:span text:style-name="T2">unt musculi, tres in calcanei os finiunt, tres alii tum</text:span></text:span></text:p>
      <text:p text:style-name="P3"><text:span text:style-name="Default_20_Paragraph_20_Font"><text:span text:style-name="T2">digitos tum totius pedis dearticulationem flectunt. Septi-<text:line-break/>mus in tendinem finiens, fub nuda excarneque tota pedis<text:line-break/>parte in latitudinem expansus inseritur. Eorum igitur,<text:line-break/>qui in calcaneum inferuntur, duo a posterioribus partibus<text:line-break/>capitum femoris illic existentium exoriuntur, tertius vero.<text:line-break/>ipsis Iubjectus ex fibulae osse in ipfo vertice .exortum ha-<text:line-break/>bet. Hic mufculus ad finem ufque carnosus perdurat, in<text:line-break/>calcanei os in posteriore parte descendens. Duo vero post-<text:line-break/>quam in .unum pervenerint ac vocatum gastrocnemion<text:line-break/>. praetergressi suerint., tendinem validum gignentes, calca-</text:span></text:span></text:p>
      <text:p text:style-name="P4"><text:span text:style-name="Default_20_Paragraph_20_Font"><text:span text:style-name="T2">ner fini inferuntur, proxime praedictae insertioni carnosae<text:line-break/>musculi illius, qui ex fura exoritur, Alius vero quartus.<text:line-break/>musculus eundem verticem, quem alter praedictorum mu- .<text:line-break/>scutorum; is nimirum.; qui ab externo femoris condylo<text:line-break/>exoritur, obtinet, verum in tibiae ventre ab ipfo mani-<text:line-break/>feste separatur et jam in latissimum tendinem finiens pri-<text:line-break/>tuum quidem ossi calcanei deorsum dilatatus, postea (ut</text:span></text:span></text:p>
      <text:p text:style-name="P3"><text:span text:style-name="Default_20_Paragraph_20_Font"><text:span text:style-name="T2">dixi) toti pedi substernitur, Hujus utilitas est, ut solidum<text:line-break/>et tensum durumque, ac pilis etiam nudum facileque fen-<text:line-break/>tiens pedis plantam efficiat. Eorum vero, qui in calca-<text:line-break/>neum infiguntur,- officium ac usus est, ut simul cum osse<text:line-break/>totum pedem retrorsum abducant. Horum quatuor mu-<text:line-break/>fculorum duo quidem crassitie sere </text:span></text:span><text:span text:style-name="Default_20_Paragraph_20_Font"><text:span text:style-name="T4">t</text:span></text:span><text:span text:style-name="Default_20_Paragraph_20_Font"><text:span text:style-name="T2">unt aequales, e qui-<text:line-break/>bus coeuntibus tendo in calca</text:span></text:span><text:span text:style-name="Default_20_Paragraph_20_Font"><text:span text:style-name="T4">n</text:span></text:span><text:span text:style-name="Default_20_Paragraph_20_Font"><text:span text:style-name="T2">eum insertus gigni diceha-<text:line-break/>tur. Qui vero sublimiorem carnique similem insertionem<text:line-break/>. in calcaneum sortitus est, dimidia fere est pars utriusque</text:span></text:span></text:p>
      <text:p text:style-name="P4"><text:span text:style-name="Default_20_Paragraph_20_Font"><text:span text:style-name="T2">horum, colore lividus existens. Qui autem teudinem pedi -<text:line-break/>fubinhaerentem gignit, tertia quodammodo est ipforum<text:line-break/>pars. Reliquorum vero posteriorum trium musculorum<text:line-break/>alter quidem fu</text:span></text:span><text:span text:style-name="Default_20_Paragraph_20_Font"><text:span text:style-name="T4">s</text:span></text:span><text:span text:style-name="Default_20_Paragraph_20_Font"><text:span text:style-name="T2">ae ossi adnatus ex (sublimioribusj ipsius<text:line-break/>partibus, qui et major est, lu validum quodammodo ten-<text:line-break/>dinem terminans, inter calcanei os et tibiae finem ad<text:line-break/>inferna pedis praetergreditur. Huic autem hoc in loco<text:line-break/>alter tendo adjacet, simnlqne ad inferna pedis praeter-<text:line-break/>greditur, a musculo ex tibia exorto genitus. Hi igitur</text:span></text:span></text:p>
      <text:p text:style-name="P5"><text:span text:style-name="Default_20_Paragraph_20_Font"><text:span text:style-name="T2">duo tendines in digitos pedis inferuntur; primus quidem<text:line-break/>in medium et annularem ; fecundus in parvum et eum,<text:line-break/>qui veluti index esu Magnus enim digitus solus omnium<text:line-break/>.ab utrisque propaginem assumit, non quod duo tendines<text:line-break/>in ipsnm infigantur, fed quia unus ex utrisque genitus<text:line-break/>siti Nonnunquam vero medio etiam in digito hoc usti<text:line-break/>venit. Alius vero quispiam tendo ex alio musculo, per<text:line-break/>medium praedictorum descendente, exortum habens, post.-<text:line-break/>quam proxime ad calcaneum pervenerit, secedit solus ad<text:line-break/>anteriora quodam rn loco leniter cavo, deorsum i</text:span></text:span><text:span text:style-name="Default_20_Paragraph_20_Font"><text:span text:style-name="T4">n</text:span></text:span><text:span text:style-name="Default_20_Paragraph_20_Font"><text:span text:style-name="T2"> tiniae<text:line-break/>insertione innixus, postea inde inversus rursus ad in</text:span></text:span><text:span text:style-name="Default_20_Paragraph_20_Font"><text:span text:style-name="T4">t</text:span></text:span><text:span text:style-name="Default_20_Paragraph_20_Font"><text:span text:style-name="T2">erna<text:line-break/>pedis , in ipfo praecipue tarsu inferitur , dilatatus versus<text:line-break/>magni digiti partes magis retrorfumque et extr</text:span></text:span><text:span text:style-name="Default_20_Paragraph_20_Font"><text:span text:style-name="T4">a</text:span></text:span><text:span text:style-name="Default_20_Paragraph_20_Font"><text:span text:style-name="T2">rium le-<text:line-break/>niter pedem invertens. Quemadmodum qui in calcaneum<text:line-break/>infiguntur,. retrorsum simulque extr</text:span></text:span><text:span text:style-name="Default_20_Paragraph_20_Font"><text:span text:style-name="T4">a</text:span></text:span><text:span text:style-name="Default_20_Paragraph_20_Font"><text:span text:style-name="T2">rium pedem abduce-<text:line-break/>bant... Videreturque musculus iste praedicti illius musculi<text:line-break/>portio esse,- quem in parvum digitum et eum, qui veluti</text:span></text:span></text:p>
      <text:p text:style-name="P5"><text:span text:style-name="Default_20_Paragraph_20_Font"><text:span text:style-name="T2">index est, inferi sitiri. Non parva praedicti tendinis por-<text:line-break/>tio in praedictam magni digiti phalangem inferitur, obii-<text:line-break/>que ipfum leniterque extendens. Superiores vero exortus<text:line-break/>hoc fe habent modo. Ejus , qui ad duos medios digitos<text:line-break/>pervenit, exortus e purae osse est, fecundum totam ipsius<text:line-break/>longitudinem ex superioribus partibus a vertice summo<text:line-break/>ufque ad imum finem principiumque tertii musculi ex iis,<text:line-break/>qui in calcaneum inseruntur, huic in posteriore ac inte-<text:line-break/>riore magis parte adjacet superjacetque : hic enim in po-<text:line-break/>sic</text:span></text:span><text:span text:style-name="Default_20_Paragraph_20_Font"><text:span text:style-name="T4">c</text:span></text:span><text:span text:style-name="Default_20_Paragraph_20_Font"><text:span text:style-name="T2">ioribus magis ipsius cruris regionibus exortum habet.<text:line-break/>Alter vero musculus, qui parvum hunc digitum et eum,<text:line-break/>qui veluti index est, flectit, ex posterioribus tibiae parti-<text:line-break/>bus infra caput principium futuit- Musculus hic crassitu-<text:line-break/>dine fere dimidia illum , qui medios digitos flectit, fupe-<text:line-break/>rat. Tertius vero musculus, qui hujus ipsius pars esse<text:line-break/>existimatur, quique in tarium pedis infigitur,. viderique<text:line-break/>non prius potest, quam hi dissecantur, regionem,. quae<text:line-break/>inter tibiam et fu</text:span></text:span><text:span text:style-name="Default_20_Paragraph_20_Font"><text:span text:style-name="T4">s</text:span></text:span><text:span text:style-name="Default_20_Paragraph_20_Font"><text:span text:style-name="T2">am media interjacet, occupat, ambobus</text:span></text:span></text:p>
      <text:p text:style-name="P5">t</text:p>
      <text:p text:style-name="P4"><text:span text:style-name="Default_20_Paragraph_20_Font"><text:span text:style-name="T2">ossibus superne deor</text:span></text:span><text:span text:style-name="Default_20_Paragraph_20_Font"><text:span text:style-name="T4">t</text:span></text:span><text:span text:style-name="Default_20_Paragraph_20_Font"><text:span text:style-name="T2">am fecundum longitudinem adactus,<text:line-break/>Hujus vertex in tibiae capite est, qua ipsis Purae coujun-<text:line-break/>gitur et qui enascitur tendo, conspicuus ante talos evadit.<text:line-break/>Quo in loco (tendines hi) per ligamentum transversum<text:line-break/>validum, quod calcaneum tibiae ligat, constringuntur.<text:line-break/>Posteriores igitur mufculi tibiae hoc modo fe habent.<text:line-break/>Priores vero, quantum sane ex primis exortibus cognosci<text:line-break/>potest, jure tres esse a nonnullis anatomicis judicatr fue-<text:line-break/>runt. Satius vero fuerit, ipsius feptem constituere, quem-<text:line-break/>admodum in anatomicis administrationibus demonstratur.<text:line-break/>Qui igitur totum pedem extendit atque in tonsum infe-<text:line-break/>ritur, qui et omnium anteriorum musculorum maximus<text:line-break/>. est, ab exterioribus tibiae partibus ab ipso sane capite<text:line-break/>incipit acj toti ipsi tibiae per longitudinem circumnasci-<text:line-break/>tur. Qui autem ipsi adjacet, parsque ipsius esse judicatur,<text:line-break/>eundem exortum in superiore parte facit, reliqua vero<text:line-break/>universa parte super praedictum musculum extrinsecus<text:line-break/>incumbit, neutiquam tibiam piam attingens. Hio musea-</text:span></text:span></text:p>
      <text:p text:style-name="P5"><text:span text:style-name="Default_20_Paragraph_20_Font"><text:span text:style-name="T2">lus in primum os magni digiti inseritur, ipsum oblique<text:line-break/>leniter </text:span></text:span><text:span text:style-name="Default_20_Paragraph_20_Font"><text:span text:style-name="T4">t</text:span></text:span><text:span text:style-name="Default_20_Paragraph_20_Font"><text:span text:style-name="T2">urium trahens. Post hos deinceps aponeurosis est<text:line-break/>in totum magnum digitum, a qua extenditur, secundum<text:line-break/>longitudinem inferta. Hujusce aponeurcseos musculus gra-<text:line-break/>cilis admodum existens exortum ex media inter tibiam<text:line-break/>et </text:span></text:span><text:span text:style-name="Default_20_Paragraph_20_Font"><text:span text:style-name="T4">t</text:span></text:span><text:span text:style-name="Default_20_Paragraph_20_Font"><text:span text:style-name="T2">uram regione molitur, ambo haec ossa comprehendens.<text:line-break/>Cumque prope magnum digitum suerit, ligamentum quod-<text:line-break/>dam praetergreditur, quod eam utilitatem habet, quam in<text:line-break/>cruribus circuli, per quos aurigae habenas trajiciunt. Pof-<text:line-break/>sietque hos tres musculos quispiam unum censere. Qui<text:line-break/>vero post ipsimi est, qui digitos extendit, a surae capite,<text:line-break/>qua ipsa tibiae coniungitur, incipit, totique ipsi adnasci-<text:line-break/>tur, caeteris omnibus prolixior, ac in anteriorum musco-.<text:line-break/>torum medio collocatus. Porro superior primusque hujus<text:line-break/>musculi exortus ligamentum est ex exterioribus tibiae<text:line-break/>partibus enatum apud ipsum exquisite caput. Post hos<text:line-break/>vero alii tres musculi funt, ex surae osse exortum haben-.<text:line-break/>tesy unus magnum pedis digitum flectens, alter gracilis.</text:span></text:span></text:p>
      <text:p text:style-name="P5"><text:span text:style-name="Default_20_Paragraph_20_Font"><text:span text:style-name="T2">parvum extrorsmn abducens: tertius totum pedem fur</text:span></text:span><text:span text:style-name="Default_20_Paragraph_20_Font"><text:span text:style-name="T4">t</text:span></text:span><text:span text:style-name="Default_20_Paragraph_20_Font"><text:span text:style-name="T2">um<text:line-break/>tendens. Horum primus ex ipso </text:span></text:span><text:span text:style-name="Default_20_Paragraph_20_Font"><text:span text:style-name="T4">t</text:span></text:span><text:span text:style-name="Default_20_Paragraph_20_Font"><text:span text:style-name="T2">utae principio exortum<text:line-break/>habet, summa fub cute tensus; illi</text:span></text:span><text:span text:style-name="Default_20_Paragraph_20_Font"><text:span text:style-name="T4">n</text:span></text:span><text:span text:style-name="Default_20_Paragraph_20_Font"><text:span text:style-name="T2">c vero ad eam pestis<text:line-break/>regionem, quae ante parvum digitum est, pervenit: ex<text:line-break/>exterioribus partibus astragalum amplexatus, quo etiam in<text:line-break/>loco in teretem tendinem finiens per inferna pedis in<text:line-break/>primum magni digiti articulum pervenit. Ubi autem<text:line-break/>hujusce musculi exortum cessat, ibi fecundi ex memoratis<text:line-break/>musculis caput est nec longe post principium musculus<text:line-break/>iste in tendinem teretem desinit, totus gracilis existens.<text:line-break/>Post hunc vero fere jam proximum est ipsius futue me-<text:line-break/>dium, unde tertius musculus pedem refimans exoritur,<text:line-break/>Devenit vero et hic ad externas partes; quae propter mal-<text:line-break/>leolum et talum funt, in unum finiens tendinem, qui po-<text:line-break/>stea in os parvo digito praepositum inseritur. Bifidus au-<text:line-break/>tem ip</text:span></text:span><text:span text:style-name="Default_20_Paragraph_20_Font"><text:span text:style-name="T4">l</text:span></text:span><text:span text:style-name="Default_20_Paragraph_20_Font"><text:span text:style-name="T2">e in exortu evadit, inaequalibus fere portionibus,<text:line-break/>per mediumque ipsius transit ille, qui parvum digitum</text:span></text:span></text:p>
      <text:p text:style-name="P3"><text:span text:style-name="Default_20_Paragraph_20_Font"><text:span text:style-name="T2">extrorsum abducit. Tres hi musculi u</text:span></text:span><text:span text:style-name="Default_20_Paragraph_20_Font"><text:span text:style-name="T4">n</text:span></text:span><text:span text:style-name="Default_20_Paragraph_20_Font"><text:span text:style-name="T2">us esse ob primi<text:line-break/>exortus communitatem a nonnullis judicati fuerunt. Ho-<text:line-break/>rum feptem musculorum maximus idemque cr</text:span></text:span><text:span text:style-name="Default_20_Paragraph_20_Font"><text:span text:style-name="T7">assissim</text:span></text:span><text:span text:style-name="Default_20_Paragraph_20_Font"><text:span text:style-name="T2">us est,<text:line-break/>qui primus omnium memoratus fuit. Mutuo vero inter<text:line-break/>fe </text:span></text:span><text:span text:style-name="Default_20_Paragraph_20_Font"><text:span text:style-name="T4">t</text:span></text:span><text:span text:style-name="Default_20_Paragraph_20_Font"><text:span text:style-name="T2">unt aequales fecundus et quintus, ambo in principium<text:line-break/>primi ossis magni digiti descendentes; fecundus quidem<text:line-break/>ex superioribus iuterioribusque pedis regionibus; quintus<text:line-break/>autem ex infernis partibus. Post praedictos tum medius<text:line-break/>omnium, qui digitos extendit, tum postremus numeratus,<text:line-break/>. qui totam dearticulationem movet, crassitudine fere sunt<text:line-break/>aequales, longitudine vero haud aequales, fed qui digitos<text:line-break/>extendit, longior existit. Reliqui vero duo musculi, tum<text:line-break/>parvus tertiusque numeratus, qui in magnum totum digi-<text:line-break/>tum superne , tum </text:span></text:span><text:span text:style-name="Default_20_Paragraph_20_Font"><text:span text:style-name="T4">t</text:span></text:span><text:span text:style-name="Default_20_Paragraph_20_Font"><text:span text:style-name="T2">extus , qui in parvum extrinsecus de-<text:line-break/>scendit; crassitudine nec ipsi luter </text:span></text:span><text:span text:style-name="Default_20_Paragraph_20_Font"><text:span text:style-name="T4">t</text:span></text:span><text:span text:style-name="Default_20_Paragraph_20_Font"><text:span text:style-name="T2">e aequales </text:span></text:span><text:span text:style-name="Default_20_Paragraph_20_Font"><text:span text:style-name="T4">t</text:span></text:span><text:span text:style-name="Default_20_Paragraph_20_Font"><text:span text:style-name="T2">unt, </text:span></text:span><text:span text:style-name="Default_20_Paragraph_20_Font"><text:span text:style-name="T4">t</text:span></text:span><text:span text:style-name="Default_20_Paragraph_20_Font"><text:span text:style-name="T2">ed<text:line-break/>qui in magnum digitum devenit, tripla vel quadrupla est<text:line-break/>crassitudine. Gracilis enim admodum est, qui in parvum<text:line-break/>.digitum devenit: longitudine autem mutuo inter </text:span></text:span><text:span text:style-name="Default_20_Paragraph_20_Font"><text:span text:style-name="T4">t</text:span></text:span><text:span text:style-name="Default_20_Paragraph_20_Font"><text:span text:style-name="T2">e quo-<text:line-break/>dammodo aequales </text:span></text:span><text:span text:style-name="Default_20_Paragraph_20_Font"><text:span text:style-name="T4">t</text:span></text:span><text:span text:style-name="Default_20_Paragraph_20_Font"><text:span text:style-name="T2">unt. Itaque in omnibus his musculis</text:span></text:span></text:p>
      <text:p text:style-name="P5"><text:span text:style-name="Default_20_Paragraph_20_Font"><text:span text:style-name="T2">quamvis aliquid dissectores praetermiserint, mentitique ac<text:line-break/>hallucinati suerint, ne unum tamen omnino ipsorum ne-<text:line-break/>glexerunt. Eum vero musculum,.qui in poplite est, haud<text:line-break/></text:span></text:span><text:span text:style-name="Default_20_Paragraph_20_Font"><text:span text:style-name="T4">t</text:span></text:span><text:span text:style-name="Default_20_Paragraph_20_Font"><text:span text:style-name="T2">cio, cur omnes praeterierint, longitudine quidem brevem,<text:line-break/>haud tamen imbecillum et praecipue circa ejus caput,<text:line-break/>quod est ligamentum quoddam robustissimum ab externo<text:line-break/>femoris condylo enatum, hune vero occultat tum dearti-<text:line-break/>cuiati</text:span></text:span><text:span text:style-name="Default_20_Paragraph_20_Font"><text:span text:style-name="T4">a</text:span></text:span><text:span text:style-name="Default_20_Paragraph_20_Font"><text:span text:style-name="T2"> ipfa, tum ligamentum, quod extrinsecus ex femore<text:line-break/>in tibiam porrigitur. Est autem leniter quoddammodo<text:line-break/>obliquus musculus hic, ideoque et tibiae flexionem non<text:line-break/>exacte rectam , fed sensim ad exteriora inclinantem efficit.<text:line-break/>Quintus decimus ex iis, qui in tibia sunt, musculus hic<text:line-break/>a nobis numeretur, bie inquam, qui inter eos, qui dear-<text:line-break/>trculationem genu movent, postremo dictus fuit.</text:span></text:span></text:p>
      <text:p text:style-name="P14"><text:span text:style-name="Default_20_Paragraph_20_Font"><text:span text:style-name="T2">.<text:tab/>D</text:span></text:span><text:span text:style-name="Default_20_Paragraph_20_Font"><text:span text:style-name="T4">e musculi</text:span></text:span><text:span text:style-name="Default_20_Paragraph_20_Font"><text:span text:style-name="T2">s </text:span></text:span><text:span text:style-name="Default_20_Paragraph_20_Font"><text:span text:style-name="T4">qui in p</text:span></text:span><text:span text:style-name="Default_20_Paragraph_20_Font"><text:span text:style-name="T2">e</text:span></text:span><text:span text:style-name="Default_20_Paragraph_20_Font"><text:span text:style-name="T4">de su</text:span></text:span><text:span text:style-name="Default_20_Paragraph_20_Font"><text:span text:style-name="T2">m.</text:span></text:span></text:p>
      <text:p text:style-name="P4"><text:span text:style-name="Default_20_Paragraph_20_Font"><text:span text:style-name="T2">Non , quemadmodum in summa manu, duo tantum<text:line-break/>musculorum genera, utrumque in intrinseca ejus regione</text:span></text:span></text:p>
      <text:p text:style-name="P5"><text:span text:style-name="Default_20_Paragraph_20_Font"><text:span text:style-name="T2">collocatum , inerant , ita etiam in pede fe habet. Sed<text:line-break/>certe, qui totos digitos obliquo motu movent, numero<text:line-break/>feptein existentes, similem positionem obtinent, ac hi prae-<text:line-break/>terea, qui uniuscujusque digiti primum movent articulum,<text:line-break/>eandem proportionem habenti Duo autem alia ultra haec<text:line-break/>in pede funt musculorum genera, alterum superne tersis<text:line-break/>incumbens, alterum similiter inferne subjectum. Qui igi-<text:line-break/>tur superne incumbunt, digitos </text:span></text:span><text:span text:style-name="Default_20_Paragraph_20_Font"><text:span text:style-name="T4">o</text:span></text:span><text:span text:style-name="Default_20_Paragraph_20_Font"><text:span text:style-name="T2">bliquo motu agunt, cujus-<text:line-break/>modi sane motu mufculi, qui a cubito descendebant, di-<text:line-break/>gitos manus movebant. Qui vero inferne subjiciuntur,<text:line-break/>fecundum articulum cujusque digiti flectunt.</text:span></text:span></text:p>
      <text:p text:style-name="Normal"><text:span text:style-name="Default_20_Paragraph_20_Font"><text:span text:style-name="T4">Quae pr</text:span></text:span><text:span text:style-name="Default_20_Paragraph_20_Font"><text:span text:style-name="T2">i</text:span></text:span><text:span text:style-name="Default_20_Paragraph_20_Font"><text:span text:style-name="T4">u</text:span></text:span><text:span text:style-name="Default_20_Paragraph_20_Font"><text:span text:style-name="T2">s </text:span></text:span><text:span text:style-name="Default_20_Paragraph_20_Font"><text:span text:style-name="T4">de musculi</text:span></text:span><text:span text:style-name="Default_20_Paragraph_20_Font"><text:span text:style-name="T2">s </text:span></text:span><text:span text:style-name="Default_20_Paragraph_20_Font"><text:span text:style-name="T4">pedis in lucem ed</text:span></text:span><text:span text:style-name="Default_20_Paragraph_20_Font"><text:span text:style-name="T2">i</text:span></text:span><text:span text:style-name="Default_20_Paragraph_20_Font"><text:span text:style-name="T4">ta si</text:span></text:span><text:span text:style-name="Default_20_Paragraph_20_Font"><text:span text:style-name="T2">ti</text:span></text:span><text:span text:style-name="Default_20_Paragraph_20_Font"><text:span text:style-name="T4">erant.</text:span></text:span></text:p>
      <text:p text:style-name="P4"><text:span text:style-name="Default_20_Paragraph_20_Font"><text:span text:style-name="T2">Quoniam amici mei judicarunt de musculis pedis com-<text:line-break/>pendiosius, quam pro aliorum proportione, hoc in libro a<text:line-break/>nobis declaratum fuisse, idcirco ea, quae in secundo ana-<text:line-break/>tonicarum administrationum libro dicta fuerunt, in hunc<text:line-break/>librum legenda transtuli. Quae ita ad verbum fe habent.<text:line-break/>In pede quatuor sunt musculorum genera , non quemad-<text:line-break/>modum in manu duo; tria fere in interioribus pedis par-</text:span></text:span></text:p>
      <text:p text:style-name="P5"><text:span text:style-name="Default_20_Paragraph_20_Font"><text:span text:style-name="T2">tibus, unum vero in superioribus, tarfo exporrectum. Hi<text:line-break/></text:span></text:span><text:span text:style-name="Default_20_Paragraph_20_Font"><text:span text:style-name="T4">t</text:span></text:span><text:span text:style-name="Default_20_Paragraph_20_Font"><text:span text:style-name="T2">ane musculi quinque obliquis digitorum motibus praesunt,<text:line-break/>proportione respondentes feptem illis musculis, qui in<text:line-break/>externa manus regione habentur. Qui vero sirb pede siti<text:line-break/>sunt </text:span></text:span><text:span text:style-name="Default_20_Paragraph_20_Font"><text:span text:style-name="T4">t</text:span></text:span><text:span text:style-name="Default_20_Paragraph_20_Font"><text:span text:style-name="T2">eptem et hi cum septenis, qui in manu sunt, pro-<text:line-break/>portione similes sunt, singulos digitos obliquo motu mo-<text:line-break/>ventus, quorum duo quemadmodum in manu a primis bra-<text:line-break/>chialis ossibus exoriebantur, ita et ipsi in pede a primis<text:line-break/>tersi ossibus exorientes, extrinsecus digitos longissime ab<text:line-break/>aliis abducunt. (Reliqui autem quinque paulo post dicen-<text:line-break/>tur.) Alii autem ex infernis regionibus funt musculi exi-<text:line-break/>gui, qui ex tendinibus digitos flectentibus, priusquam illi<text:line-break/>(tendines) singulatim scindantur, exoriuntur. Horum mu-<text:line-break/>fculorum munus est, medium cujusque digiti articulum fle-<text:line-break/>ctere. Scissis enim jam tendinibus alii quoque minores<text:line-break/>musculi innascuntur musculis iis, qui iutus in manu ob-<text:line-break/>Iiqunm unicuique digito motum suppeditant, proportione<text:line-break/>respondentes. Quatuor sane et hi numero sunt, quemad-<text:line-break/>modum etiam illi. Accedentibus vero tum duobus illis</text:span></text:span></text:p>
      <text:p text:style-name="P5"><text:span text:style-name="Default_20_Paragraph_20_Font"><text:span text:style-name="T2">praedictis, qui extremos digitos ab aliis longissime abdu-<text:line-break/>cunt, tum uno etiam illo, qui magnum digitum ei, qui<text:line-break/>velut index est, adducit, totus eorum numerus septenarius<text:line-break/>evadit. Tertium autem aliud est musculorum genus, qui<text:line-break/>subter. pestem ipsis ossibus inferuntur eis , qui in manu<text:line-break/>penitus ab anatomicis ignorati suerunt, proportione refpon-<text:line-break/>dentes, quos prosectu contueri poteris, si tendiues omnes,<text:line-break/>sicut illic , excideris. Horum Iane positio omnis, numerus<text:line-break/>atque utilitas pro illorum sunt ratione, quos in manu esse<text:line-break/>praediximus. Duo enim ante primam singulorum digitorum<text:line-break/>dearticulationem collocati mediocriter illos flectunt. Atque<text:line-break/>si simul ipsi agunt, cum nulla in latus inclinatione flectit;<text:line-break/>nonnunquam tamen sibi invicem adeo continui reperiuu-<text:line-break/>tur, ut unus esse in unoquoque digito videatur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b</dc:title>
    <dc:subject>Galien</dc:subject>
    <meta:keyword>https:/archive.org/details/BIUSante_45674x18b</meta:keyword>
    <meta:initial-creator>Galien;Kühn, Karl Gottlob (éd.)</meta:initial-creator>
    <meta:creation-date>2023-01-16T14:38:00Z</meta:creation-date>
    <dc:date>2023-01-16T15:39:33.412000000</dc:date>
    <meta:editing-cycles>3</meta:editing-cycles>
    <meta:editing-duration>PT1M8S</meta:editing-duration>
    <meta:document-statistic meta:table-count="0" meta:image-count="0" meta:object-count="0" meta:page-count="101" meta:paragraph-count="182" meta:word-count="13693" meta:character-count="94639" meta:non-whitespace-character-count="81129"/>
    <meta:template xlink:type="simple" xlink:actuate="onRequest" xlink:title="" xlink:href="Normal.dotm"/>
  </office:meta>
</office:document-meta>
</file>